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0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uniform 10" table:style-name="ta1">
        <table:shapes>
          <draw:frame draw:z-index="0" draw:style-name="gr1" svg:width="13.8535in" svg:height="3.5413in" svg:x="5.7343in" svg:y="0.2839in">
            <draw:object draw:notify-on-update-of-ranges="'uniform 10'.A1:'uniform 10'.A1 'uniform 10'.A2:'uniform 10'.A101 'uniform 10'.B1:'uniform 10'.B1 'uniform 10'.B2:'uniform 10'.B1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3.5429in" svg:height="3.5429in" svg:x="5.6437in" svg:y="4.1276in">
            <draw:object draw:notify-on-update-of-ranges="'uniform 10'.A1:'uniform 10'.A1 'uniform 10'.A2:'uniform 10'.A101 'uniform 10'.C1:'uniform 10'.C1 'uniform 10'.C2:'uniform 10'.C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0 steps</text:p>
          </table:table-cell>
          <table:table-cell table:number-columns-repeated="2"/>
          <table:table-cell office:value-type="string">
            <text:p>Uniform 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2.33333">
            <text:p>2.33333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1">
            <text:p>21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6">
            <text:p>26</text:p>
          </table:table-cell>
          <table:table-cell office:value-type="float" office:value="3.71429">
            <text:p>3.71429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35">
            <text:p>35</text:p>
          </table:table-cell>
          <table:table-cell office:value-type="float" office:value="3.88889">
            <text:p>3.88889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9">
            <text:p>39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43">
            <text:p>43</text:p>
          </table:table-cell>
          <table:table-cell office:value-type="float" office:value="3.90909">
            <text:p>3.90909</text:p>
          </table:table-cell>
          <table:table-cell table:number-columns-repeated="3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9">
            <text:p>49</text:p>
          </table:table-cell>
          <table:table-cell office:value-type="float" office:value="4.08333">
            <text:p>4.08333</text:p>
          </table:table-cell>
          <table:table-cell table:number-columns-repeated="3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7">
            <text:p>57</text:p>
          </table:table-cell>
          <table:table-cell office:value-type="float" office:value="4.07143">
            <text:p>4.07143</text:p>
          </table:table-cell>
          <table:table-cell table:number-columns-repeated="3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67">
            <text:p>67</text:p>
          </table:table-cell>
          <table:table-cell office:value-type="float" office:value="4.1875">
            <text:p>4.1875</text:p>
          </table:table-cell>
          <table:table-cell table:number-columns-repeated="3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74">
            <text:p>74</text:p>
          </table:table-cell>
          <table:table-cell office:value-type="float" office:value="4.11111">
            <text:p>4.11111</text:p>
          </table:table-cell>
          <table:table-cell table:number-columns-repeated="3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9">
            <text:p>79</text:p>
          </table:table-cell>
          <table:table-cell office:value-type="float" office:value="4.15789">
            <text:p>4.15789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84">
            <text:p>84</text:p>
          </table:table-cell>
          <table:table-cell office:value-type="float" office:value="4.2">
            <text:p>4.2</text:p>
          </table:table-cell>
          <table:table-cell table:number-columns-repeated="3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90">
            <text:p>90</text:p>
          </table:table-cell>
          <table:table-cell office:value-type="float" office:value="4.28571">
            <text:p>4.28571</text:p>
          </table:table-cell>
          <table:table-cell table:number-columns-repeated="3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94">
            <text:p>94</text:p>
          </table:table-cell>
          <table:table-cell office:value-type="float" office:value="4.27273">
            <text:p>4.27273</text:p>
          </table:table-cell>
          <table:table-cell table:number-columns-repeated="3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01">
            <text:p>101</text:p>
          </table:table-cell>
          <table:table-cell office:value-type="float" office:value="4.3913">
            <text:p>4.3913</text:p>
          </table:table-cell>
          <table:table-cell table:number-columns-repeated="3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07">
            <text:p>107</text:p>
          </table:table-cell>
          <table:table-cell office:value-type="float" office:value="4.45833">
            <text:p>4.45833</text:p>
          </table:table-cell>
          <table:table-cell table:number-columns-repeated="3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10">
            <text:p>110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15">
            <text:p>115</text:p>
          </table:table-cell>
          <table:table-cell office:value-type="float" office:value="4.42308">
            <text:p>4.42308</text:p>
          </table:table-cell>
          <table:table-cell table:number-columns-repeated="3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19">
            <text:p>119</text:p>
          </table:table-cell>
          <table:table-cell office:value-type="float" office:value="4.40741">
            <text:p>4.40741</text:p>
          </table:table-cell>
          <table:table-cell table:number-columns-repeated="3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23">
            <text:p>123</text:p>
          </table:table-cell>
          <table:table-cell office:value-type="float" office:value="4.39286">
            <text:p>4.39286</text:p>
          </table:table-cell>
          <table:table-cell table:number-columns-repeated="3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29">
            <text:p>129</text:p>
          </table:table-cell>
          <table:table-cell office:value-type="float" office:value="4.44828">
            <text:p>4.44828</text:p>
          </table:table-cell>
          <table:table-cell table:number-columns-repeated="3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31">
            <text:p>131</text:p>
          </table:table-cell>
          <table:table-cell office:value-type="float" office:value="4.36667">
            <text:p>4.36667</text:p>
          </table:table-cell>
          <table:table-cell table:number-columns-repeated="3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36">
            <text:p>136</text:p>
          </table:table-cell>
          <table:table-cell office:value-type="float" office:value="4.3871">
            <text:p>4.3871</text:p>
          </table:table-cell>
          <table:table-cell table:number-columns-repeated="3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42">
            <text:p>142</text:p>
          </table:table-cell>
          <table:table-cell office:value-type="float" office:value="4.4375">
            <text:p>4.4375</text:p>
          </table:table-cell>
          <table:table-cell table:number-columns-repeated="3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46">
            <text:p>146</text:p>
          </table:table-cell>
          <table:table-cell office:value-type="float" office:value="4.42424">
            <text:p>4.42424</text:p>
          </table:table-cell>
          <table:table-cell table:number-columns-repeated="3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52">
            <text:p>152</text:p>
          </table:table-cell>
          <table:table-cell office:value-type="float" office:value="4.47059">
            <text:p>4.47059</text:p>
          </table:table-cell>
          <table:table-cell table:number-columns-repeated="3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56">
            <text:p>156</text:p>
          </table:table-cell>
          <table:table-cell office:value-type="float" office:value="4.45714">
            <text:p>4.45714</text:p>
          </table:table-cell>
          <table:table-cell table:number-columns-repeated="3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60">
            <text:p>160</text:p>
          </table:table-cell>
          <table:table-cell office:value-type="float" office:value="4.44444">
            <text:p>4.44444</text:p>
          </table:table-cell>
          <table:table-cell table:number-columns-repeated="3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65">
            <text:p>165</text:p>
          </table:table-cell>
          <table:table-cell office:value-type="float" office:value="4.45946">
            <text:p>4.45946</text:p>
          </table:table-cell>
          <table:table-cell table:number-columns-repeated="3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70">
            <text:p>170</text:p>
          </table:table-cell>
          <table:table-cell office:value-type="float" office:value="4.47368">
            <text:p>4.47368</text:p>
          </table:table-cell>
          <table:table-cell table:number-columns-repeated="3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75">
            <text:p>175</text:p>
          </table:table-cell>
          <table:table-cell office:value-type="float" office:value="4.48718">
            <text:p>4.48718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80">
            <text:p>180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86">
            <text:p>186</text:p>
          </table:table-cell>
          <table:table-cell office:value-type="float" office:value="4.53659">
            <text:p>4.53659</text:p>
          </table:table-cell>
          <table:table-cell table:number-columns-repeated="3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90">
            <text:p>190</text:p>
          </table:table-cell>
          <table:table-cell office:value-type="float" office:value="4.52381">
            <text:p>4.52381</text:p>
          </table:table-cell>
          <table:table-cell table:number-columns-repeated="3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6">
            <text:p>196</text:p>
          </table:table-cell>
          <table:table-cell office:value-type="float" office:value="4.55814">
            <text:p>4.55814</text:p>
          </table:table-cell>
          <table:table-cell table:number-columns-repeated="3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200">
            <text:p>200</text:p>
          </table:table-cell>
          <table:table-cell office:value-type="float" office:value="4.54545">
            <text:p>4.54545</text:p>
          </table:table-cell>
          <table:table-cell table:number-columns-repeated="3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03">
            <text:p>203</text:p>
          </table:table-cell>
          <table:table-cell office:value-type="float" office:value="4.51111">
            <text:p>4.51111</text:p>
          </table:table-cell>
          <table:table-cell table:number-columns-repeated="3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08">
            <text:p>208</text:p>
          </table:table-cell>
          <table:table-cell office:value-type="float" office:value="4.52174">
            <text:p>4.52174</text:p>
          </table:table-cell>
          <table:table-cell table:number-columns-repeated="3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11">
            <text:p>211</text:p>
          </table:table-cell>
          <table:table-cell office:value-type="float" office:value="4.48936">
            <text:p>4.48936</text:p>
          </table:table-cell>
          <table:table-cell table:number-columns-repeated="3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6">
            <text:p>216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0">
            <text:p>220</text:p>
          </table:table-cell>
          <table:table-cell office:value-type="float" office:value="4.4898">
            <text:p>4.4898</text:p>
          </table:table-cell>
          <table:table-cell table:number-columns-repeated="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4">
            <text:p>224</text:p>
          </table:table-cell>
          <table:table-cell office:value-type="float" office:value="4.48">
            <text:p>4.48</text:p>
          </table:table-cell>
          <table:table-cell table:number-columns-repeated="3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29">
            <text:p>229</text:p>
          </table:table-cell>
          <table:table-cell office:value-type="float" office:value="4.4902">
            <text:p>4.4902</text:p>
          </table:table-cell>
          <table:table-cell table:number-columns-repeated="3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32">
            <text:p>232</text:p>
          </table:table-cell>
          <table:table-cell office:value-type="float" office:value="4.46154">
            <text:p>4.46154</text:p>
          </table:table-cell>
          <table:table-cell table:number-columns-repeated="3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33">
            <text:p>233</text:p>
          </table:table-cell>
          <table:table-cell office:value-type="float" office:value="4.39623">
            <text:p>4.39623</text:p>
          </table:table-cell>
          <table:table-cell table:number-columns-repeated="3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2">
            <text:p>242</text:p>
          </table:table-cell>
          <table:table-cell office:value-type="float" office:value="4.48148">
            <text:p>4.48148</text:p>
          </table:table-cell>
          <table:table-cell table:number-columns-repeated="3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5">
            <text:p>245</text:p>
          </table:table-cell>
          <table:table-cell office:value-type="float" office:value="4.45455">
            <text:p>4.45455</text:p>
          </table:table-cell>
          <table:table-cell table:number-columns-repeated="3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2">
            <text:p>252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7">
            <text:p>257</text:p>
          </table:table-cell>
          <table:table-cell office:value-type="float" office:value="4.50877">
            <text:p>4.50877</text:p>
          </table:table-cell>
          <table:table-cell table:number-columns-repeated="3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6">
            <text:p>266</text:p>
          </table:table-cell>
          <table:table-cell office:value-type="float" office:value="4.50847">
            <text:p>4.50847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71">
            <text:p>271</text:p>
          </table:table-cell>
          <table:table-cell office:value-type="float" office:value="4.51667">
            <text:p>4.51667</text:p>
          </table:table-cell>
          <table:table-cell table:number-columns-repeated="3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5">
            <text:p>275</text:p>
          </table:table-cell>
          <table:table-cell office:value-type="float" office:value="4.5082">
            <text:p>4.5082</text:p>
          </table:table-cell>
          <table:table-cell table:number-columns-repeated="3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79">
            <text:p>279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5">
            <text:p>285</text:p>
          </table:table-cell>
          <table:table-cell office:value-type="float" office:value="4.52381">
            <text:p>4.52381</text:p>
          </table:table-cell>
          <table:table-cell table:number-columns-repeated="3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89">
            <text:p>289</text:p>
          </table:table-cell>
          <table:table-cell office:value-type="float" office:value="4.51562">
            <text:p>4.51562</text:p>
          </table:table-cell>
          <table:table-cell table:number-columns-repeated="3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92">
            <text:p>292</text:p>
          </table:table-cell>
          <table:table-cell office:value-type="float" office:value="4.49231">
            <text:p>4.49231</text:p>
          </table:table-cell>
          <table:table-cell table:number-columns-repeated="3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99">
            <text:p>299</text:p>
          </table:table-cell>
          <table:table-cell office:value-type="float" office:value="4.5303">
            <text:p>4.5303</text:p>
          </table:table-cell>
          <table:table-cell table:number-columns-repeated="3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2">
            <text:p>302</text:p>
          </table:table-cell>
          <table:table-cell office:value-type="float" office:value="4.50746">
            <text:p>4.50746</text:p>
          </table:table-cell>
          <table:table-cell table:number-columns-repeated="3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08">
            <text:p>308</text:p>
          </table:table-cell>
          <table:table-cell office:value-type="float" office:value="4.52941">
            <text:p>4.52941</text:p>
          </table:table-cell>
          <table:table-cell table:number-columns-repeated="3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5">
            <text:p>315</text:p>
          </table:table-cell>
          <table:table-cell office:value-type="float" office:value="4.56522">
            <text:p>4.56522</text:p>
          </table:table-cell>
          <table:table-cell table:number-columns-repeated="3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18">
            <text:p>318</text:p>
          </table:table-cell>
          <table:table-cell office:value-type="float" office:value="4.54286">
            <text:p>4.54286</text:p>
          </table:table-cell>
          <table:table-cell table:number-columns-repeated="3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3">
            <text:p>323</text:p>
          </table:table-cell>
          <table:table-cell office:value-type="float" office:value="4.5493">
            <text:p>4.5493</text:p>
          </table:table-cell>
          <table:table-cell table:number-columns-repeated="3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7">
            <text:p>327</text:p>
          </table:table-cell>
          <table:table-cell office:value-type="float" office:value="4.54167">
            <text:p>4.54167</text:p>
          </table:table-cell>
          <table:table-cell table:number-columns-repeated="3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5">
            <text:p>335</text:p>
          </table:table-cell>
          <table:table-cell office:value-type="float" office:value="4.58904">
            <text:p>4.58904</text:p>
          </table:table-cell>
          <table:table-cell table:number-columns-repeated="3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39">
            <text:p>339</text:p>
          </table:table-cell>
          <table:table-cell office:value-type="float" office:value="4.58108">
            <text:p>4.58108</text:p>
          </table:table-cell>
          <table:table-cell table:number-columns-repeated="3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1">
            <text:p>341</text:p>
          </table:table-cell>
          <table:table-cell office:value-type="float" office:value="4.54667">
            <text:p>4.54667</text:p>
          </table:table-cell>
          <table:table-cell table:number-columns-repeated="3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5">
            <text:p>345</text:p>
          </table:table-cell>
          <table:table-cell office:value-type="float" office:value="4.53947">
            <text:p>4.53947</text:p>
          </table:table-cell>
          <table:table-cell table:number-columns-repeated="3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49">
            <text:p>349</text:p>
          </table:table-cell>
          <table:table-cell office:value-type="float" office:value="4.53247">
            <text:p>4.53247</text:p>
          </table:table-cell>
          <table:table-cell table:number-columns-repeated="3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54">
            <text:p>354</text:p>
          </table:table-cell>
          <table:table-cell office:value-type="float" office:value="4.53846">
            <text:p>4.53846</text:p>
          </table:table-cell>
          <table:table-cell table:number-columns-repeated="3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57">
            <text:p>357</text:p>
          </table:table-cell>
          <table:table-cell office:value-type="float" office:value="4.51899">
            <text:p>4.51899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63">
            <text:p>363</text:p>
          </table:table-cell>
          <table:table-cell office:value-type="float" office:value="4.5375">
            <text:p>4.5375</text:p>
          </table:table-cell>
          <table:table-cell table:number-columns-repeated="3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66">
            <text:p>366</text:p>
          </table:table-cell>
          <table:table-cell office:value-type="float" office:value="4.51852">
            <text:p>4.51852</text:p>
          </table:table-cell>
          <table:table-cell table:number-columns-repeated="3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3">
            <text:p>373</text:p>
          </table:table-cell>
          <table:table-cell office:value-type="float" office:value="4.54878">
            <text:p>4.54878</text:p>
          </table:table-cell>
          <table:table-cell table:number-columns-repeated="3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74">
            <text:p>374</text:p>
          </table:table-cell>
          <table:table-cell office:value-type="float" office:value="4.50602">
            <text:p>4.50602</text:p>
          </table:table-cell>
          <table:table-cell table:number-columns-repeated="3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79">
            <text:p>379</text:p>
          </table:table-cell>
          <table:table-cell office:value-type="float" office:value="4.5119">
            <text:p>4.5119</text:p>
          </table:table-cell>
          <table:table-cell table:number-columns-repeated="3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83">
            <text:p>383</text:p>
          </table:table-cell>
          <table:table-cell office:value-type="float" office:value="4.50588">
            <text:p>4.50588</text:p>
          </table:table-cell>
          <table:table-cell table:number-columns-repeated="3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88">
            <text:p>388</text:p>
          </table:table-cell>
          <table:table-cell office:value-type="float" office:value="4.51163">
            <text:p>4.51163</text:p>
          </table:table-cell>
          <table:table-cell table:number-columns-repeated="3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94">
            <text:p>394</text:p>
          </table:table-cell>
          <table:table-cell office:value-type="float" office:value="4.52874">
            <text:p>4.52874</text:p>
          </table:table-cell>
          <table:table-cell table:number-columns-repeated="3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95">
            <text:p>395</text:p>
          </table:table-cell>
          <table:table-cell office:value-type="float" office:value="4.48864">
            <text:p>4.48864</text:p>
          </table:table-cell>
          <table:table-cell table:number-columns-repeated="3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01">
            <text:p>401</text:p>
          </table:table-cell>
          <table:table-cell office:value-type="float" office:value="4.50562">
            <text:p>4.50562</text:p>
          </table:table-cell>
          <table:table-cell table:number-columns-repeated="3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03">
            <text:p>403</text:p>
          </table:table-cell>
          <table:table-cell office:value-type="float" office:value="4.47778">
            <text:p>4.47778</text:p>
          </table:table-cell>
          <table:table-cell table:number-columns-repeated="3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08">
            <text:p>408</text:p>
          </table:table-cell>
          <table:table-cell office:value-type="float" office:value="4.48352">
            <text:p>4.48352</text:p>
          </table:table-cell>
          <table:table-cell table:number-columns-repeated="3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12">
            <text:p>412</text:p>
          </table:table-cell>
          <table:table-cell office:value-type="float" office:value="4.47826">
            <text:p>4.47826</text:p>
          </table:table-cell>
          <table:table-cell table:number-columns-repeated="3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18">
            <text:p>418</text:p>
          </table:table-cell>
          <table:table-cell office:value-type="float" office:value="4.49462">
            <text:p>4.49462</text:p>
          </table:table-cell>
          <table:table-cell table:number-columns-repeated="3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20">
            <text:p>420</text:p>
          </table:table-cell>
          <table:table-cell office:value-type="float" office:value="4.46809">
            <text:p>4.46809</text:p>
          </table:table-cell>
          <table:table-cell table:number-columns-repeated="3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28">
            <text:p>428</text:p>
          </table:table-cell>
          <table:table-cell office:value-type="float" office:value="4.50526">
            <text:p>4.50526</text:p>
          </table:table-cell>
          <table:table-cell table:number-columns-repeated="3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31">
            <text:p>431</text:p>
          </table:table-cell>
          <table:table-cell office:value-type="float" office:value="4.48958">
            <text:p>4.48958</text:p>
          </table:table-cell>
          <table:table-cell table:number-columns-repeated="3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34">
            <text:p>434</text:p>
          </table:table-cell>
          <table:table-cell office:value-type="float" office:value="4.47423">
            <text:p>4.47423</text:p>
          </table:table-cell>
          <table:table-cell table:number-columns-repeated="3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38">
            <text:p>438</text:p>
          </table:table-cell>
          <table:table-cell office:value-type="float" office:value="4.46939">
            <text:p>4.46939</text:p>
          </table:table-cell>
          <table:table-cell table:number-columns-repeated="3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45">
            <text:p>445</text:p>
          </table:table-cell>
          <table:table-cell office:value-type="float" office:value="4.49495">
            <text:p>4.49495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51">
            <text:p>451</text:p>
          </table:table-cell>
          <table:table-cell office:value-type="float" office:value="4.51">
            <text:p>4.51</text:p>
          </table:table-cell>
          <table:table-cell table:number-columns-repeated="3"/>
        </table:table-row>
        <table:table-row table:style-name="ro2" table:number-rows-repeated="10484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atched 10" table:style-name="ta1">
        <table:shapes>
          <draw:frame draw:z-index="0" draw:style-name="gr1" svg:width="11.9858in" svg:height="3.5429in" svg:x="3.8626in" svg:y="0.4701in">
            <draw:object draw:notify-on-update-of-ranges="'patched 10'.A2:'patched 10'.A101 'patched 10'.B1:'patched 10'.B1 'patched 10'.B2:'patched 10'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6618in" svg:height="3.5429in" svg:x="4.1972in" svg:y="4.9551in">
            <draw:object draw:notify-on-update-of-ranges="'patched 10'.A2:'patched 10'.A101 'patched 10'.C1:'patched 10'.C1 'patched 10'.C2:'patched 10'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  <table:table-cell/>
          <table:table-cell office:value-type="string">
            <text:p>Patched 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8">
            <text:p>8</text:p>
          </table:table-cell>
          <table:table-cell office:value-type="float" office:value="2.66667">
            <text:p>2.66667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office:value-type="float" office:value="2.4">
            <text:p>2.4</text:p>
          </table:table-cell>
          <table:table-cell table:number-columns-repeated="2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6">
            <text:p>16</text:p>
          </table:table-cell>
          <table:table-cell office:value-type="float" office:value="2.66667">
            <text:p>2.66667</text:p>
          </table:table-cell>
          <table:table-cell table:number-columns-repeated="2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8">
            <text:p>18</text:p>
          </table:table-cell>
          <table:table-cell office:value-type="float" office:value="2.57143">
            <text:p>2.57143</text:p>
          </table:table-cell>
          <table:table-cell table:number-columns-repeated="2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2.875">
            <text:p>2.875</text:p>
          </table:table-cell>
          <table:table-cell table:number-columns-repeated="2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6">
            <text:p>26</text:p>
          </table:table-cell>
          <table:table-cell office:value-type="float" office:value="2.88889">
            <text:p>2.88889</text:p>
          </table:table-cell>
          <table:table-cell table:number-columns-repeated="2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  <table:table-cell table:number-columns-repeated="2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2">
            <text:p>42</text:p>
          </table:table-cell>
          <table:table-cell office:value-type="float" office:value="3.23077">
            <text:p>3.23077</text:p>
          </table:table-cell>
          <table:table-cell table:number-columns-repeated="2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46">
            <text:p>46</text:p>
          </table:table-cell>
          <table:table-cell office:value-type="float" office:value="3.28571">
            <text:p>3.28571</text:p>
          </table:table-cell>
          <table:table-cell table:number-columns-repeated="2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49">
            <text:p>49</text:p>
          </table:table-cell>
          <table:table-cell office:value-type="float" office:value="3.26667">
            <text:p>3.26667</text:p>
          </table:table-cell>
          <table:table-cell table:number-columns-repeated="2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5">
            <text:p>55</text:p>
          </table:table-cell>
          <table:table-cell office:value-type="float" office:value="3.4375">
            <text:p>3.4375</text:p>
          </table:table-cell>
          <table:table-cell table:number-columns-repeated="2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59">
            <text:p>59</text:p>
          </table:table-cell>
          <table:table-cell office:value-type="float" office:value="3.47059">
            <text:p>3.47059</text:p>
          </table:table-cell>
          <table:table-cell table:number-columns-repeated="2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4">
            <text:p>64</text:p>
          </table:table-cell>
          <table:table-cell office:value-type="float" office:value="3.55556">
            <text:p>3.55556</text:p>
          </table:table-cell>
          <table:table-cell table:number-columns-repeated="2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68">
            <text:p>68</text:p>
          </table:table-cell>
          <table:table-cell office:value-type="float" office:value="3.57895">
            <text:p>3.57895</text:p>
          </table:table-cell>
          <table:table-cell table:number-columns-repeated="2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office:value-type="float" office:value="3.65">
            <text:p>3.65</text:p>
          </table:table-cell>
          <table:table-cell table:number-columns-repeated="2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78">
            <text:p>78</text:p>
          </table:table-cell>
          <table:table-cell office:value-type="float" office:value="3.71429">
            <text:p>3.71429</text:p>
          </table:table-cell>
          <table:table-cell table:number-columns-repeated="2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2">
            <text:p>82</text:p>
          </table:table-cell>
          <table:table-cell office:value-type="float" office:value="3.72727">
            <text:p>3.72727</text:p>
          </table:table-cell>
          <table:table-cell table:number-columns-repeated="2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7">
            <text:p>87</text:p>
          </table:table-cell>
          <table:table-cell office:value-type="float" office:value="3.78261">
            <text:p>3.78261</text:p>
          </table:table-cell>
          <table:table-cell table:number-columns-repeated="2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1">
            <text:p>91</text:p>
          </table:table-cell>
          <table:table-cell office:value-type="float" office:value="3.79167">
            <text:p>3.79167</text:p>
          </table:table-cell>
          <table:table-cell table:number-columns-repeated="2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6">
            <text:p>96</text:p>
          </table:table-cell>
          <table:table-cell office:value-type="float" office:value="3.84">
            <text:p>3.84</text:p>
          </table:table-cell>
          <table:table-cell table:number-columns-repeated="2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1">
            <text:p>101</text:p>
          </table:table-cell>
          <table:table-cell office:value-type="float" office:value="3.88462">
            <text:p>3.88462</text:p>
          </table:table-cell>
          <table:table-cell table:number-columns-repeated="2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9">
            <text:p>109</text:p>
          </table:table-cell>
          <table:table-cell office:value-type="float" office:value="4.03704">
            <text:p>4.03704</text:p>
          </table:table-cell>
          <table:table-cell table:number-columns-repeated="2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11">
            <text:p>111</text:p>
          </table:table-cell>
          <table:table-cell office:value-type="float" office:value="3.96429">
            <text:p>3.96429</text:p>
          </table:table-cell>
          <table:table-cell table:number-columns-repeated="2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8">
            <text:p>118</text:p>
          </table:table-cell>
          <table:table-cell office:value-type="float" office:value="4.06897">
            <text:p>4.06897</text:p>
          </table:table-cell>
          <table:table-cell table:number-columns-repeated="2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24">
            <text:p>124</text:p>
          </table:table-cell>
          <table:table-cell office:value-type="float" office:value="4.13333">
            <text:p>4.13333</text:p>
          </table:table-cell>
          <table:table-cell table:number-columns-repeated="2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28">
            <text:p>128</text:p>
          </table:table-cell>
          <table:table-cell office:value-type="float" office:value="4.12903">
            <text:p>4.12903</text:p>
          </table:table-cell>
          <table:table-cell table:number-columns-repeated="2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34">
            <text:p>134</text:p>
          </table:table-cell>
          <table:table-cell office:value-type="float" office:value="4.1875">
            <text:p>4.1875</text:p>
          </table:table-cell>
          <table:table-cell table:number-columns-repeated="2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38">
            <text:p>138</text:p>
          </table:table-cell>
          <table:table-cell office:value-type="float" office:value="4.18182">
            <text:p>4.18182</text:p>
          </table:table-cell>
          <table:table-cell table:number-columns-repeated="2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43">
            <text:p>143</text:p>
          </table:table-cell>
          <table:table-cell office:value-type="float" office:value="4.20588">
            <text:p>4.20588</text:p>
          </table:table-cell>
          <table:table-cell table:number-columns-repeated="2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48">
            <text:p>148</text:p>
          </table:table-cell>
          <table:table-cell office:value-type="float" office:value="4.22857">
            <text:p>4.22857</text:p>
          </table:table-cell>
          <table:table-cell table:number-columns-repeated="2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52">
            <text:p>152</text:p>
          </table:table-cell>
          <table:table-cell office:value-type="float" office:value="4.22222">
            <text:p>4.22222</text:p>
          </table:table-cell>
          <table:table-cell table:number-columns-repeated="2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57">
            <text:p>157</text:p>
          </table:table-cell>
          <table:table-cell office:value-type="float" office:value="4.24324">
            <text:p>4.24324</text:p>
          </table:table-cell>
          <table:table-cell table:number-columns-repeated="2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62">
            <text:p>162</text:p>
          </table:table-cell>
          <table:table-cell office:value-type="float" office:value="4.26316">
            <text:p>4.26316</text:p>
          </table:table-cell>
          <table:table-cell table:number-columns-repeated="2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67">
            <text:p>167</text:p>
          </table:table-cell>
          <table:table-cell office:value-type="float" office:value="4.28205">
            <text:p>4.28205</text:p>
          </table:table-cell>
          <table:table-cell table:number-columns-repeated="2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69">
            <text:p>169</text:p>
          </table:table-cell>
          <table:table-cell office:value-type="float" office:value="4.225">
            <text:p>4.225</text:p>
          </table:table-cell>
          <table:table-cell table:number-columns-repeated="2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76">
            <text:p>176</text:p>
          </table:table-cell>
          <table:table-cell office:value-type="float" office:value="4.29268">
            <text:p>4.29268</text:p>
          </table:table-cell>
          <table:table-cell table:number-columns-repeated="2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77">
            <text:p>177</text:p>
          </table:table-cell>
          <table:table-cell office:value-type="float" office:value="4.21429">
            <text:p>4.21429</text:p>
          </table:table-cell>
          <table:table-cell table:number-columns-repeated="2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84">
            <text:p>184</text:p>
          </table:table-cell>
          <table:table-cell office:value-type="float" office:value="4.27907">
            <text:p>4.27907</text:p>
          </table:table-cell>
          <table:table-cell table:number-columns-repeated="2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91">
            <text:p>191</text:p>
          </table:table-cell>
          <table:table-cell office:value-type="float" office:value="4.34091">
            <text:p>4.34091</text:p>
          </table:table-cell>
          <table:table-cell table:number-columns-repeated="2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96">
            <text:p>196</text:p>
          </table:table-cell>
          <table:table-cell office:value-type="float" office:value="4.35556">
            <text:p>4.35556</text:p>
          </table:table-cell>
          <table:table-cell table:number-columns-repeated="2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99">
            <text:p>199</text:p>
          </table:table-cell>
          <table:table-cell office:value-type="float" office:value="4.32609">
            <text:p>4.32609</text:p>
          </table:table-cell>
          <table:table-cell table:number-columns-repeated="2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04">
            <text:p>204</text:p>
          </table:table-cell>
          <table:table-cell office:value-type="float" office:value="4.34043">
            <text:p>4.34043</text:p>
          </table:table-cell>
          <table:table-cell table:number-columns-repeated="2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0">
            <text:p>210</text:p>
          </table:table-cell>
          <table:table-cell office:value-type="float" office:value="4.375">
            <text:p>4.375</text:p>
          </table:table-cell>
          <table:table-cell table:number-columns-repeated="2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14">
            <text:p>214</text:p>
          </table:table-cell>
          <table:table-cell office:value-type="float" office:value="4.36735">
            <text:p>4.36735</text:p>
          </table:table-cell>
          <table:table-cell table:number-columns-repeated="2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0">
            <text:p>220</text:p>
          </table:table-cell>
          <table:table-cell office:value-type="float" office:value="4.4">
            <text:p>4.4</text:p>
          </table:table-cell>
          <table:table-cell table:number-columns-repeated="2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23">
            <text:p>223</text:p>
          </table:table-cell>
          <table:table-cell office:value-type="float" office:value="4.37255">
            <text:p>4.37255</text:p>
          </table:table-cell>
          <table:table-cell table:number-columns-repeated="2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29">
            <text:p>229</text:p>
          </table:table-cell>
          <table:table-cell office:value-type="float" office:value="4.40385">
            <text:p>4.40385</text:p>
          </table:table-cell>
          <table:table-cell table:number-columns-repeated="2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34">
            <text:p>234</text:p>
          </table:table-cell>
          <table:table-cell office:value-type="float" office:value="4.41509">
            <text:p>4.41509</text:p>
          </table:table-cell>
          <table:table-cell table:number-columns-repeated="2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0">
            <text:p>240</text:p>
          </table:table-cell>
          <table:table-cell office:value-type="float" office:value="4.44444">
            <text:p>4.44444</text:p>
          </table:table-cell>
          <table:table-cell table:number-columns-repeated="2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5">
            <text:p>245</text:p>
          </table:table-cell>
          <table:table-cell office:value-type="float" office:value="4.45455">
            <text:p>4.45455</text:p>
          </table:table-cell>
          <table:table-cell table:number-columns-repeated="2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1">
            <text:p>251</text:p>
          </table:table-cell>
          <table:table-cell office:value-type="float" office:value="4.48214">
            <text:p>4.48214</text:p>
          </table:table-cell>
          <table:table-cell table:number-columns-repeated="2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8">
            <text:p>258</text:p>
          </table:table-cell>
          <table:table-cell office:value-type="float" office:value="4.52632">
            <text:p>4.52632</text:p>
          </table:table-cell>
          <table:table-cell table:number-columns-repeated="2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  <table:table-cell table:number-columns-repeated="2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6">
            <text:p>266</text:p>
          </table:table-cell>
          <table:table-cell office:value-type="float" office:value="4.50847">
            <text:p>4.50847</text:p>
          </table:table-cell>
          <table:table-cell table:number-columns-repeated="2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74">
            <text:p>274</text:p>
          </table:table-cell>
          <table:table-cell office:value-type="float" office:value="4.56667">
            <text:p>4.56667</text:p>
          </table:table-cell>
          <table:table-cell table:number-columns-repeated="2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8">
            <text:p>278</text:p>
          </table:table-cell>
          <table:table-cell office:value-type="float" office:value="4.55738">
            <text:p>4.55738</text:p>
          </table:table-cell>
          <table:table-cell table:number-columns-repeated="2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85">
            <text:p>285</text:p>
          </table:table-cell>
          <table:table-cell office:value-type="float" office:value="4.59677">
            <text:p>4.59677</text:p>
          </table:table-cell>
          <table:table-cell table:number-columns-repeated="2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8">
            <text:p>288</text:p>
          </table:table-cell>
          <table:table-cell office:value-type="float" office:value="4.57143">
            <text:p>4.57143</text:p>
          </table:table-cell>
          <table:table-cell table:number-columns-repeated="2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92">
            <text:p>292</text:p>
          </table:table-cell>
          <table:table-cell office:value-type="float" office:value="4.5625">
            <text:p>4.5625</text:p>
          </table:table-cell>
          <table:table-cell table:number-columns-repeated="2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98">
            <text:p>298</text:p>
          </table:table-cell>
          <table:table-cell office:value-type="float" office:value="4.58462">
            <text:p>4.58462</text:p>
          </table:table-cell>
          <table:table-cell table:number-columns-repeated="2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302">
            <text:p>302</text:p>
          </table:table-cell>
          <table:table-cell office:value-type="float" office:value="4.57576">
            <text:p>4.57576</text:p>
          </table:table-cell>
          <table:table-cell table:number-columns-repeated="2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5">
            <text:p>305</text:p>
          </table:table-cell>
          <table:table-cell office:value-type="float" office:value="4.55224">
            <text:p>4.55224</text:p>
          </table:table-cell>
          <table:table-cell table:number-columns-repeated="2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11">
            <text:p>311</text:p>
          </table:table-cell>
          <table:table-cell office:value-type="float" office:value="4.57353">
            <text:p>4.57353</text:p>
          </table:table-cell>
          <table:table-cell table:number-columns-repeated="2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5">
            <text:p>315</text:p>
          </table:table-cell>
          <table:table-cell office:value-type="float" office:value="4.56522">
            <text:p>4.56522</text:p>
          </table:table-cell>
          <table:table-cell table:number-columns-repeated="2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20">
            <text:p>320</text:p>
          </table:table-cell>
          <table:table-cell office:value-type="float" office:value="4.57143">
            <text:p>4.57143</text:p>
          </table:table-cell>
          <table:table-cell table:number-columns-repeated="2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0">
            <text:p>320</text:p>
          </table:table-cell>
          <table:table-cell office:value-type="float" office:value="4.50704">
            <text:p>4.50704</text:p>
          </table:table-cell>
          <table:table-cell table:number-columns-repeated="2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8">
            <text:p>328</text:p>
          </table:table-cell>
          <table:table-cell office:value-type="float" office:value="4.55556">
            <text:p>4.55556</text:p>
          </table:table-cell>
          <table:table-cell table:number-columns-repeated="2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0">
            <text:p>330</text:p>
          </table:table-cell>
          <table:table-cell office:value-type="float" office:value="4.52055">
            <text:p>4.52055</text:p>
          </table:table-cell>
          <table:table-cell table:number-columns-repeated="2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35">
            <text:p>335</text:p>
          </table:table-cell>
          <table:table-cell office:value-type="float" office:value="4.52703">
            <text:p>4.52703</text:p>
          </table:table-cell>
          <table:table-cell table:number-columns-repeated="2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2">
            <text:p>342</text:p>
          </table:table-cell>
          <table:table-cell office:value-type="float" office:value="4.56">
            <text:p>4.56</text:p>
          </table:table-cell>
          <table:table-cell table:number-columns-repeated="2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6">
            <text:p>346</text:p>
          </table:table-cell>
          <table:table-cell office:value-type="float" office:value="4.55263">
            <text:p>4.55263</text:p>
          </table:table-cell>
          <table:table-cell table:number-columns-repeated="2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51">
            <text:p>351</text:p>
          </table:table-cell>
          <table:table-cell office:value-type="float" office:value="4.55844">
            <text:p>4.55844</text:p>
          </table:table-cell>
          <table:table-cell table:number-columns-repeated="2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56">
            <text:p>356</text:p>
          </table:table-cell>
          <table:table-cell office:value-type="float" office:value="4.5641">
            <text:p>4.5641</text:p>
          </table:table-cell>
          <table:table-cell table:number-columns-repeated="2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58">
            <text:p>358</text:p>
          </table:table-cell>
          <table:table-cell office:value-type="float" office:value="4.53165">
            <text:p>4.53165</text:p>
          </table:table-cell>
          <table:table-cell table:number-columns-repeated="2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62">
            <text:p>362</text:p>
          </table:table-cell>
          <table:table-cell office:value-type="float" office:value="4.525">
            <text:p>4.525</text:p>
          </table:table-cell>
          <table:table-cell table:number-columns-repeated="2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65">
            <text:p>365</text:p>
          </table:table-cell>
          <table:table-cell office:value-type="float" office:value="4.50617">
            <text:p>4.50617</text:p>
          </table:table-cell>
          <table:table-cell table:number-columns-repeated="2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0">
            <text:p>370</text:p>
          </table:table-cell>
          <table:table-cell office:value-type="float" office:value="4.5122">
            <text:p>4.5122</text:p>
          </table:table-cell>
          <table:table-cell table:number-columns-repeated="2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76">
            <text:p>376</text:p>
          </table:table-cell>
          <table:table-cell office:value-type="float" office:value="4.53012">
            <text:p>4.53012</text:p>
          </table:table-cell>
          <table:table-cell table:number-columns-repeated="2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79">
            <text:p>379</text:p>
          </table:table-cell>
          <table:table-cell office:value-type="float" office:value="4.5119">
            <text:p>4.5119</text:p>
          </table:table-cell>
          <table:table-cell table:number-columns-repeated="2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82">
            <text:p>382</text:p>
          </table:table-cell>
          <table:table-cell office:value-type="float" office:value="4.49412">
            <text:p>4.49412</text:p>
          </table:table-cell>
          <table:table-cell table:number-columns-repeated="2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87">
            <text:p>387</text:p>
          </table:table-cell>
          <table:table-cell office:value-type="float" office:value="4.5">
            <text:p>4.5</text:p>
          </table:table-cell>
          <table:table-cell table:number-columns-repeated="2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92">
            <text:p>392</text:p>
          </table:table-cell>
          <table:table-cell office:value-type="float" office:value="4.50575">
            <text:p>4.50575</text:p>
          </table:table-cell>
          <table:table-cell table:number-columns-repeated="2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94">
            <text:p>394</text:p>
          </table:table-cell>
          <table:table-cell office:value-type="float" office:value="4.47727">
            <text:p>4.47727</text:p>
          </table:table-cell>
          <table:table-cell table:number-columns-repeated="2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00">
            <text:p>400</text:p>
          </table:table-cell>
          <table:table-cell office:value-type="float" office:value="4.49438">
            <text:p>4.49438</text:p>
          </table:table-cell>
          <table:table-cell table:number-columns-repeated="2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05">
            <text:p>405</text:p>
          </table:table-cell>
          <table:table-cell office:value-type="float" office:value="4.5">
            <text:p>4.5</text:p>
          </table:table-cell>
          <table:table-cell table:number-columns-repeated="2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09">
            <text:p>409</text:p>
          </table:table-cell>
          <table:table-cell office:value-type="float" office:value="4.49451">
            <text:p>4.49451</text:p>
          </table:table-cell>
          <table:table-cell table:number-columns-repeated="2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16">
            <text:p>416</text:p>
          </table:table-cell>
          <table:table-cell office:value-type="float" office:value="4.52174">
            <text:p>4.52174</text:p>
          </table:table-cell>
          <table:table-cell table:number-columns-repeated="2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19">
            <text:p>419</text:p>
          </table:table-cell>
          <table:table-cell office:value-type="float" office:value="4.50538">
            <text:p>4.50538</text:p>
          </table:table-cell>
          <table:table-cell table:number-columns-repeated="2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24">
            <text:p>424</text:p>
          </table:table-cell>
          <table:table-cell office:value-type="float" office:value="4.51064">
            <text:p>4.51064</text:p>
          </table:table-cell>
          <table:table-cell table:number-columns-repeated="2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29">
            <text:p>429</text:p>
          </table:table-cell>
          <table:table-cell office:value-type="float" office:value="4.51579">
            <text:p>4.51579</text:p>
          </table:table-cell>
          <table:table-cell table:number-columns-repeated="2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35">
            <text:p>435</text:p>
          </table:table-cell>
          <table:table-cell office:value-type="float" office:value="4.53125">
            <text:p>4.53125</text:p>
          </table:table-cell>
          <table:table-cell table:number-columns-repeated="2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39">
            <text:p>439</text:p>
          </table:table-cell>
          <table:table-cell office:value-type="float" office:value="4.52577">
            <text:p>4.52577</text:p>
          </table:table-cell>
          <table:table-cell table:number-columns-repeated="2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45">
            <text:p>445</text:p>
          </table:table-cell>
          <table:table-cell office:value-type="float" office:value="4.54082">
            <text:p>4.54082</text:p>
          </table:table-cell>
          <table:table-cell table:number-columns-repeated="2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48">
            <text:p>448</text:p>
          </table:table-cell>
          <table:table-cell office:value-type="float" office:value="4.52525">
            <text:p>4.52525</text:p>
          </table:table-cell>
          <table:table-cell table:number-columns-repeated="2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54">
            <text:p>454</text:p>
          </table:table-cell>
          <table:table-cell office:value-type="float" office:value="4.54">
            <text:p>4.54</text:p>
          </table:table-cell>
          <table:table-cell table:number-columns-repeated="2"/>
        </table:table-row>
      </table:table>
      <table:table table:name="patched 100" table:style-name="ta1">
        <table:shapes>
          <draw:frame draw:z-index="0" draw:style-name="gr1" svg:width="6.2988in" svg:height="3.5429in" svg:x="2.8035in" svg:y="0.7539in">
            <draw:object draw:notify-on-update-of-ranges="'patched 100'.A1:'patched 100'.A1 'patched 100'.A2:'patched 100'.A101 'patched 100'.C1:'patched 100'.C1 'patched 100'.C2:'patched 100'.C1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  <table:table-cell table:number-columns-repeated="2"/>
          <table:table-cell office:value-type="string">
            <text:p>Patched 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2.25">
            <text:p>2.2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9">
            <text:p>19</text:p>
          </table:table-cell>
          <table:table-cell office:value-type="float" office:value="3.16667">
            <text:p>3.16667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9">
            <text:p>29</text:p>
          </table:table-cell>
          <table:table-cell office:value-type="float" office:value="3.22222">
            <text:p>3.22222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">
            <text:p>34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9">
            <text:p>39</text:p>
          </table:table-cell>
          <table:table-cell office:value-type="float" office:value="3.54545">
            <text:p>3.54545</text:p>
          </table:table-cell>
          <table:table-cell table:number-columns-repeated="3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3">
            <text:p>43</text:p>
          </table:table-cell>
          <table:table-cell office:value-type="float" office:value="3.58333">
            <text:p>3.58333</text:p>
          </table:table-cell>
          <table:table-cell table:number-columns-repeated="3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8">
            <text:p>48</text:p>
          </table:table-cell>
          <table:table-cell office:value-type="float" office:value="3.69231">
            <text:p>3.69231</text:p>
          </table:table-cell>
          <table:table-cell table:number-columns-repeated="3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float" office:value="3.57143">
            <text:p>3.57143</text:p>
          </table:table-cell>
          <table:table-cell table:number-columns-repeated="3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office:value-type="float" office:value="3.73333">
            <text:p>3.73333</text:p>
          </table:table-cell>
          <table:table-cell table:number-columns-repeated="3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8">
            <text:p>58</text:p>
          </table:table-cell>
          <table:table-cell office:value-type="float" office:value="3.625">
            <text:p>3.625</text:p>
          </table:table-cell>
          <table:table-cell table:number-columns-repeated="3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5">
            <text:p>65</text:p>
          </table:table-cell>
          <table:table-cell office:value-type="float" office:value="3.82353">
            <text:p>3.82353</text:p>
          </table:table-cell>
          <table:table-cell table:number-columns-repeated="3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8">
            <text:p>68</text:p>
          </table:table-cell>
          <table:table-cell office:value-type="float" office:value="3.77778">
            <text:p>3.77778</text:p>
          </table:table-cell>
          <table:table-cell table:number-columns-repeated="3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3">
            <text:p>73</text:p>
          </table:table-cell>
          <table:table-cell office:value-type="float" office:value="3.84211">
            <text:p>3.84211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7">
            <text:p>77</text:p>
          </table:table-cell>
          <table:table-cell office:value-type="float" office:value="3.85">
            <text:p>3.85</text:p>
          </table:table-cell>
          <table:table-cell table:number-columns-repeated="3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80">
            <text:p>80</text:p>
          </table:table-cell>
          <table:table-cell office:value-type="float" office:value="3.80952">
            <text:p>3.80952</text:p>
          </table:table-cell>
          <table:table-cell table:number-columns-repeated="3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4">
            <text:p>84</text:p>
          </table:table-cell>
          <table:table-cell office:value-type="float" office:value="3.81818">
            <text:p>3.81818</text:p>
          </table:table-cell>
          <table:table-cell table:number-columns-repeated="3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8">
            <text:p>88</text:p>
          </table:table-cell>
          <table:table-cell office:value-type="float" office:value="3.82609">
            <text:p>3.82609</text:p>
          </table:table-cell>
          <table:table-cell table:number-columns-repeated="3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2">
            <text:p>92</text:p>
          </table:table-cell>
          <table:table-cell office:value-type="float" office:value="3.83333">
            <text:p>3.83333</text:p>
          </table:table-cell>
          <table:table-cell table:number-columns-repeated="3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2">
            <text:p>102</text:p>
          </table:table-cell>
          <table:table-cell office:value-type="float" office:value="3.92308">
            <text:p>3.92308</text:p>
          </table:table-cell>
          <table:table-cell table:number-columns-repeated="3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3">
            <text:p>103</text:p>
          </table:table-cell>
          <table:table-cell office:value-type="float" office:value="3.81481">
            <text:p>3.81481</text:p>
          </table:table-cell>
          <table:table-cell table:number-columns-repeated="3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08">
            <text:p>108</text:p>
          </table:table-cell>
          <table:table-cell office:value-type="float" office:value="3.85714">
            <text:p>3.85714</text:p>
          </table:table-cell>
          <table:table-cell table:number-columns-repeated="3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2">
            <text:p>112</text:p>
          </table:table-cell>
          <table:table-cell office:value-type="float" office:value="3.86207">
            <text:p>3.86207</text:p>
          </table:table-cell>
          <table:table-cell table:number-columns-repeated="3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13">
            <text:p>113</text:p>
          </table:table-cell>
          <table:table-cell office:value-type="float" office:value="3.76667">
            <text:p>3.76667</text:p>
          </table:table-cell>
          <table:table-cell table:number-columns-repeated="3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18">
            <text:p>118</text:p>
          </table:table-cell>
          <table:table-cell office:value-type="float" office:value="3.80645">
            <text:p>3.80645</text:p>
          </table:table-cell>
          <table:table-cell table:number-columns-repeated="3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22">
            <text:p>122</text:p>
          </table:table-cell>
          <table:table-cell office:value-type="float" office:value="3.8125">
            <text:p>3.8125</text:p>
          </table:table-cell>
          <table:table-cell table:number-columns-repeated="3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23">
            <text:p>123</text:p>
          </table:table-cell>
          <table:table-cell office:value-type="float" office:value="3.72727">
            <text:p>3.72727</text:p>
          </table:table-cell>
          <table:table-cell table:number-columns-repeated="3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29">
            <text:p>129</text:p>
          </table:table-cell>
          <table:table-cell office:value-type="float" office:value="3.79412">
            <text:p>3.79412</text:p>
          </table:table-cell>
          <table:table-cell table:number-columns-repeated="3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32">
            <text:p>132</text:p>
          </table:table-cell>
          <table:table-cell office:value-type="float" office:value="3.77143">
            <text:p>3.77143</text:p>
          </table:table-cell>
          <table:table-cell table:number-columns-repeated="3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40">
            <text:p>140</text:p>
          </table:table-cell>
          <table:table-cell office:value-type="float" office:value="3.78378">
            <text:p>3.78378</text:p>
          </table:table-cell>
          <table:table-cell table:number-columns-repeated="3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43">
            <text:p>143</text:p>
          </table:table-cell>
          <table:table-cell office:value-type="float" office:value="3.76316">
            <text:p>3.76316</text:p>
          </table:table-cell>
          <table:table-cell table:number-columns-repeated="3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49">
            <text:p>149</text:p>
          </table:table-cell>
          <table:table-cell office:value-type="float" office:value="3.82051">
            <text:p>3.82051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53">
            <text:p>153</text:p>
          </table:table-cell>
          <table:table-cell office:value-type="float" office:value="3.825">
            <text:p>3.825</text:p>
          </table:table-cell>
          <table:table-cell table:number-columns-repeated="3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55">
            <text:p>155</text:p>
          </table:table-cell>
          <table:table-cell office:value-type="float" office:value="3.78049">
            <text:p>3.78049</text:p>
          </table:table-cell>
          <table:table-cell table:number-columns-repeated="3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60">
            <text:p>160</text:p>
          </table:table-cell>
          <table:table-cell office:value-type="float" office:value="3.80952">
            <text:p>3.80952</text:p>
          </table:table-cell>
          <table:table-cell table:number-columns-repeated="3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65">
            <text:p>165</text:p>
          </table:table-cell>
          <table:table-cell office:value-type="float" office:value="3.83721">
            <text:p>3.83721</text:p>
          </table:table-cell>
          <table:table-cell table:number-columns-repeated="3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67">
            <text:p>167</text:p>
          </table:table-cell>
          <table:table-cell office:value-type="float" office:value="3.79545">
            <text:p>3.79545</text:p>
          </table:table-cell>
          <table:table-cell table:number-columns-repeated="3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70">
            <text:p>170</text:p>
          </table:table-cell>
          <table:table-cell office:value-type="float" office:value="3.77778">
            <text:p>3.77778</text:p>
          </table:table-cell>
          <table:table-cell table:number-columns-repeated="3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73">
            <text:p>173</text:p>
          </table:table-cell>
          <table:table-cell office:value-type="float" office:value="3.76087">
            <text:p>3.76087</text:p>
          </table:table-cell>
          <table:table-cell table:number-columns-repeated="3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179">
            <text:p>179</text:p>
          </table:table-cell>
          <table:table-cell office:value-type="float" office:value="3.80851">
            <text:p>3.80851</text:p>
          </table:table-cell>
          <table:table-cell table:number-columns-repeated="3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181">
            <text:p>181</text:p>
          </table:table-cell>
          <table:table-cell office:value-type="float" office:value="3.77083">
            <text:p>3.77083</text:p>
          </table:table-cell>
          <table:table-cell table:number-columns-repeated="3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185">
            <text:p>185</text:p>
          </table:table-cell>
          <table:table-cell office:value-type="float" office:value="3.77551">
            <text:p>3.77551</text:p>
          </table:table-cell>
          <table:table-cell table:number-columns-repeated="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89">
            <text:p>189</text:p>
          </table:table-cell>
          <table:table-cell office:value-type="float" office:value="3.78">
            <text:p>3.78</text:p>
          </table:table-cell>
          <table:table-cell table:number-columns-repeated="3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197">
            <text:p>197</text:p>
          </table:table-cell>
          <table:table-cell office:value-type="float" office:value="3.86275">
            <text:p>3.86275</text:p>
          </table:table-cell>
          <table:table-cell table:number-columns-repeated="3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199">
            <text:p>199</text:p>
          </table:table-cell>
          <table:table-cell office:value-type="float" office:value="3.82692">
            <text:p>3.82692</text:p>
          </table:table-cell>
          <table:table-cell table:number-columns-repeated="3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01">
            <text:p>201</text:p>
          </table:table-cell>
          <table:table-cell office:value-type="float" office:value="3.79245">
            <text:p>3.79245</text:p>
          </table:table-cell>
          <table:table-cell table:number-columns-repeated="3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07">
            <text:p>207</text:p>
          </table:table-cell>
          <table:table-cell office:value-type="float" office:value="3.83333">
            <text:p>3.83333</text:p>
          </table:table-cell>
          <table:table-cell table:number-columns-repeated="3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09">
            <text:p>209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11">
            <text:p>211</text:p>
          </table:table-cell>
          <table:table-cell office:value-type="float" office:value="3.76786">
            <text:p>3.76786</text:p>
          </table:table-cell>
          <table:table-cell table:number-columns-repeated="3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16">
            <text:p>216</text:p>
          </table:table-cell>
          <table:table-cell office:value-type="float" office:value="3.78947">
            <text:p>3.78947</text:p>
          </table:table-cell>
          <table:table-cell table:number-columns-repeated="3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18">
            <text:p>218</text:p>
          </table:table-cell>
          <table:table-cell office:value-type="float" office:value="3.75862">
            <text:p>3.75862</text:p>
          </table:table-cell>
          <table:table-cell table:number-columns-repeated="3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22">
            <text:p>222</text:p>
          </table:table-cell>
          <table:table-cell office:value-type="float" office:value="3.76271">
            <text:p>3.76271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25">
            <text:p>225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29">
            <text:p>229</text:p>
          </table:table-cell>
          <table:table-cell office:value-type="float" office:value="3.7541">
            <text:p>3.7541</text:p>
          </table:table-cell>
          <table:table-cell table:number-columns-repeated="3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33">
            <text:p>233</text:p>
          </table:table-cell>
          <table:table-cell office:value-type="float" office:value="3.75806">
            <text:p>3.75806</text:p>
          </table:table-cell>
          <table:table-cell table:number-columns-repeated="3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35">
            <text:p>235</text:p>
          </table:table-cell>
          <table:table-cell office:value-type="float" office:value="3.73016">
            <text:p>3.73016</text:p>
          </table:table-cell>
          <table:table-cell table:number-columns-repeated="3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38">
            <text:p>238</text:p>
          </table:table-cell>
          <table:table-cell office:value-type="float" office:value="3.71875">
            <text:p>3.71875</text:p>
          </table:table-cell>
          <table:table-cell table:number-columns-repeated="3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42">
            <text:p>242</text:p>
          </table:table-cell>
          <table:table-cell office:value-type="float" office:value="3.72308">
            <text:p>3.72308</text:p>
          </table:table-cell>
          <table:table-cell table:number-columns-repeated="3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46">
            <text:p>246</text:p>
          </table:table-cell>
          <table:table-cell office:value-type="float" office:value="3.72727">
            <text:p>3.72727</text:p>
          </table:table-cell>
          <table:table-cell table:number-columns-repeated="3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250">
            <text:p>250</text:p>
          </table:table-cell>
          <table:table-cell office:value-type="float" office:value="3.73134">
            <text:p>3.73134</text:p>
          </table:table-cell>
          <table:table-cell table:number-columns-repeated="3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255">
            <text:p>255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257">
            <text:p>257</text:p>
          </table:table-cell>
          <table:table-cell office:value-type="float" office:value="3.72464">
            <text:p>3.72464</text:p>
          </table:table-cell>
          <table:table-cell table:number-columns-repeated="3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264">
            <text:p>264</text:p>
          </table:table-cell>
          <table:table-cell office:value-type="float" office:value="3.77143">
            <text:p>3.77143</text:p>
          </table:table-cell>
          <table:table-cell table:number-columns-repeated="3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266">
            <text:p>266</text:p>
          </table:table-cell>
          <table:table-cell office:value-type="float" office:value="3.74648">
            <text:p>3.74648</text:p>
          </table:table-cell>
          <table:table-cell table:number-columns-repeated="3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272">
            <text:p>272</text:p>
          </table:table-cell>
          <table:table-cell office:value-type="float" office:value="3.77778">
            <text:p>3.77778</text:p>
          </table:table-cell>
          <table:table-cell table:number-columns-repeated="3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275">
            <text:p>275</text:p>
          </table:table-cell>
          <table:table-cell office:value-type="float" office:value="3.76712">
            <text:p>3.76712</text:p>
          </table:table-cell>
          <table:table-cell table:number-columns-repeated="3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279">
            <text:p>279</text:p>
          </table:table-cell>
          <table:table-cell office:value-type="float" office:value="3.77027">
            <text:p>3.77027</text:p>
          </table:table-cell>
          <table:table-cell table:number-columns-repeated="3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282">
            <text:p>282</text:p>
          </table:table-cell>
          <table:table-cell office:value-type="float" office:value="3.76">
            <text:p>3.76</text:p>
          </table:table-cell>
          <table:table-cell table:number-columns-repeated="3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288">
            <text:p>288</text:p>
          </table:table-cell>
          <table:table-cell office:value-type="float" office:value="3.78947">
            <text:p>3.78947</text:p>
          </table:table-cell>
          <table:table-cell table:number-columns-repeated="3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289">
            <text:p>289</text:p>
          </table:table-cell>
          <table:table-cell office:value-type="float" office:value="3.75325">
            <text:p>3.75325</text:p>
          </table:table-cell>
          <table:table-cell table:number-columns-repeated="3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295">
            <text:p>295</text:p>
          </table:table-cell>
          <table:table-cell office:value-type="float" office:value="3.78205">
            <text:p>3.78205</text:p>
          </table:table-cell>
          <table:table-cell table:number-columns-repeated="3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297">
            <text:p>297</text:p>
          </table:table-cell>
          <table:table-cell office:value-type="float" office:value="3.75949">
            <text:p>3.75949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03">
            <text:p>303</text:p>
          </table:table-cell>
          <table:table-cell office:value-type="float" office:value="3.7875">
            <text:p>3.7875</text:p>
          </table:table-cell>
          <table:table-cell table:number-columns-repeated="3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07">
            <text:p>307</text:p>
          </table:table-cell>
          <table:table-cell office:value-type="float" office:value="3.79012">
            <text:p>3.79012</text:p>
          </table:table-cell>
          <table:table-cell table:number-columns-repeated="3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07">
            <text:p>307</text:p>
          </table:table-cell>
          <table:table-cell office:value-type="float" office:value="3.7439">
            <text:p>3.7439</text:p>
          </table:table-cell>
          <table:table-cell table:number-columns-repeated="3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11">
            <text:p>311</text:p>
          </table:table-cell>
          <table:table-cell office:value-type="float" office:value="3.74699">
            <text:p>3.74699</text:p>
          </table:table-cell>
          <table:table-cell table:number-columns-repeated="3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14">
            <text:p>314</text:p>
          </table:table-cell>
          <table:table-cell office:value-type="float" office:value="3.7381">
            <text:p>3.7381</text:p>
          </table:table-cell>
          <table:table-cell table:number-columns-repeated="3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18">
            <text:p>318</text:p>
          </table:table-cell>
          <table:table-cell office:value-type="float" office:value="3.74118">
            <text:p>3.74118</text:p>
          </table:table-cell>
          <table:table-cell table:number-columns-repeated="3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21">
            <text:p>321</text:p>
          </table:table-cell>
          <table:table-cell office:value-type="float" office:value="3.73256">
            <text:p>3.73256</text:p>
          </table:table-cell>
          <table:table-cell table:number-columns-repeated="3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25">
            <text:p>325</text:p>
          </table:table-cell>
          <table:table-cell office:value-type="float" office:value="3.73563">
            <text:p>3.73563</text:p>
          </table:table-cell>
          <table:table-cell table:number-columns-repeated="3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29">
            <text:p>329</text:p>
          </table:table-cell>
          <table:table-cell office:value-type="float" office:value="3.73864">
            <text:p>3.73864</text:p>
          </table:table-cell>
          <table:table-cell table:number-columns-repeated="3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330">
            <text:p>330</text:p>
          </table:table-cell>
          <table:table-cell office:value-type="float" office:value="3.70787">
            <text:p>3.70787</text:p>
          </table:table-cell>
          <table:table-cell table:number-columns-repeated="3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335">
            <text:p>335</text:p>
          </table:table-cell>
          <table:table-cell office:value-type="float" office:value="3.72222">
            <text:p>3.72222</text:p>
          </table:table-cell>
          <table:table-cell table:number-columns-repeated="3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338">
            <text:p>338</text:p>
          </table:table-cell>
          <table:table-cell office:value-type="float" office:value="3.71429">
            <text:p>3.71429</text:p>
          </table:table-cell>
          <table:table-cell table:number-columns-repeated="3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342">
            <text:p>342</text:p>
          </table:table-cell>
          <table:table-cell office:value-type="float" office:value="3.71739">
            <text:p>3.71739</text:p>
          </table:table-cell>
          <table:table-cell table:number-columns-repeated="3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347">
            <text:p>347</text:p>
          </table:table-cell>
          <table:table-cell office:value-type="float" office:value="3.73118">
            <text:p>3.73118</text:p>
          </table:table-cell>
          <table:table-cell table:number-columns-repeated="3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350">
            <text:p>350</text:p>
          </table:table-cell>
          <table:table-cell office:value-type="float" office:value="3.7234">
            <text:p>3.7234</text:p>
          </table:table-cell>
          <table:table-cell table:number-columns-repeated="3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353">
            <text:p>353</text:p>
          </table:table-cell>
          <table:table-cell office:value-type="float" office:value="3.71579">
            <text:p>3.71579</text:p>
          </table:table-cell>
          <table:table-cell table:number-columns-repeated="3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356">
            <text:p>356</text:p>
          </table:table-cell>
          <table:table-cell office:value-type="float" office:value="3.70833">
            <text:p>3.70833</text:p>
          </table:table-cell>
          <table:table-cell table:number-columns-repeated="3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359">
            <text:p>359</text:p>
          </table:table-cell>
          <table:table-cell office:value-type="float" office:value="3.70103">
            <text:p>3.70103</text:p>
          </table:table-cell>
          <table:table-cell table:number-columns-repeated="3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363">
            <text:p>363</text:p>
          </table:table-cell>
          <table:table-cell office:value-type="float" office:value="3.70408">
            <text:p>3.70408</text:p>
          </table:table-cell>
          <table:table-cell table:number-columns-repeated="3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368">
            <text:p>368</text:p>
          </table:table-cell>
          <table:table-cell office:value-type="float" office:value="3.71717">
            <text:p>3.71717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372">
            <text:p>372</text:p>
          </table:table-cell>
          <table:table-cell office:value-type="float" office:value="3.72">
            <text:p>3.72</text:p>
          </table:table-cell>
          <table:table-cell table:number-columns-repeated="3"/>
        </table:table-row>
      </table:table>
      <table:table table:name="uniform 100" table:style-name="ta1">
        <table:shapes>
          <draw:frame draw:z-index="0" draw:style-name="gr1" svg:width="6.2988in" svg:height="3.5429in" svg:x="3.1941in" svg:y="1.3634in">
            <draw:object draw:notify-on-update-of-ranges="'uniform 100'.A1:'uniform 100'.A1 'uniform 100'.A2:'uniform 100'.A101 'uniform 100'.C1:'uniform 100'.C1 'uniform 100'.C2:'uniform 100'.C10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  <table:table-cell table:number-columns-repeated="2"/>
          <table:table-cell office:value-type="string">
            <text:p>Uniform 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4.16667">
            <text:p>4.16667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32">
            <text:p>32</text:p>
          </table:table-cell>
          <table:table-cell office:value-type="float" office:value="4.57143">
            <text:p>4.57143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7">
            <text:p>37</text:p>
          </table:table-cell>
          <table:table-cell office:value-type="float" office:value="4.625">
            <text:p>4.625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2">
            <text:p>42</text:p>
          </table:table-cell>
          <table:table-cell office:value-type="float" office:value="4.66667">
            <text:p>4.66667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4">
            <text:p>44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49">
            <text:p>49</text:p>
          </table:table-cell>
          <table:table-cell office:value-type="float" office:value="4.45455">
            <text:p>4.45455</text:p>
          </table:table-cell>
          <table:table-cell table:number-columns-repeated="3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54">
            <text:p>5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58">
            <text:p>58</text:p>
          </table:table-cell>
          <table:table-cell office:value-type="float" office:value="4.46154">
            <text:p>4.46154</text:p>
          </table:table-cell>
          <table:table-cell table:number-columns-repeated="3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63">
            <text:p>63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67">
            <text:p>67</text:p>
          </table:table-cell>
          <table:table-cell office:value-type="float" office:value="4.46667">
            <text:p>4.46667</text:p>
          </table:table-cell>
          <table:table-cell table:number-columns-repeated="3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73">
            <text:p>73</text:p>
          </table:table-cell>
          <table:table-cell office:value-type="float" office:value="4.5625">
            <text:p>4.5625</text:p>
          </table:table-cell>
          <table:table-cell table:number-columns-repeated="3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76">
            <text:p>76</text:p>
          </table:table-cell>
          <table:table-cell office:value-type="float" office:value="4.47059">
            <text:p>4.47059</text:p>
          </table:table-cell>
          <table:table-cell table:number-columns-repeated="3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83">
            <text:p>83</text:p>
          </table:table-cell>
          <table:table-cell office:value-type="float" office:value="4.61111">
            <text:p>4.61111</text:p>
          </table:table-cell>
          <table:table-cell table:number-columns-repeated="3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86">
            <text:p>86</text:p>
          </table:table-cell>
          <table:table-cell office:value-type="float" office:value="4.52632">
            <text:p>4.52632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91">
            <text:p>91</text:p>
          </table:table-cell>
          <table:table-cell office:value-type="float" office:value="4.33333">
            <text:p>4.33333</text:p>
          </table:table-cell>
          <table:table-cell table:number-columns-repeated="3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97">
            <text:p>97</text:p>
          </table:table-cell>
          <table:table-cell office:value-type="float" office:value="4.40909">
            <text:p>4.40909</text:p>
          </table:table-cell>
          <table:table-cell table:number-columns-repeated="3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00">
            <text:p>100</text:p>
          </table:table-cell>
          <table:table-cell office:value-type="float" office:value="4.34783">
            <text:p>4.34783</text:p>
          </table:table-cell>
          <table:table-cell table:number-columns-repeated="3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03">
            <text:p>103</text:p>
          </table:table-cell>
          <table:table-cell office:value-type="float" office:value="4.29167">
            <text:p>4.29167</text:p>
          </table:table-cell>
          <table:table-cell table:number-columns-repeated="3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08">
            <text:p>108</text:p>
          </table:table-cell>
          <table:table-cell office:value-type="float" office:value="4.32">
            <text:p>4.32</text:p>
          </table:table-cell>
          <table:table-cell table:number-columns-repeated="3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13">
            <text:p>113</text:p>
          </table:table-cell>
          <table:table-cell office:value-type="float" office:value="4.34615">
            <text:p>4.34615</text:p>
          </table:table-cell>
          <table:table-cell table:number-columns-repeated="3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17">
            <text:p>117</text:p>
          </table:table-cell>
          <table:table-cell office:value-type="float" office:value="4.33333">
            <text:p>4.33333</text:p>
          </table:table-cell>
          <table:table-cell table:number-columns-repeated="3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24">
            <text:p>124</text:p>
          </table:table-cell>
          <table:table-cell office:value-type="float" office:value="4.42857">
            <text:p>4.42857</text:p>
          </table:table-cell>
          <table:table-cell table:number-columns-repeated="3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29">
            <text:p>129</text:p>
          </table:table-cell>
          <table:table-cell office:value-type="float" office:value="4.44828">
            <text:p>4.44828</text:p>
          </table:table-cell>
          <table:table-cell table:number-columns-repeated="3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34">
            <text:p>134</text:p>
          </table:table-cell>
          <table:table-cell office:value-type="float" office:value="4.46667">
            <text:p>4.46667</text:p>
          </table:table-cell>
          <table:table-cell table:number-columns-repeated="3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37">
            <text:p>137</text:p>
          </table:table-cell>
          <table:table-cell office:value-type="float" office:value="4.41935">
            <text:p>4.41935</text:p>
          </table:table-cell>
          <table:table-cell table:number-columns-repeated="3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42">
            <text:p>142</text:p>
          </table:table-cell>
          <table:table-cell office:value-type="float" office:value="4.4375">
            <text:p>4.4375</text:p>
          </table:table-cell>
          <table:table-cell table:number-columns-repeated="3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48">
            <text:p>148</text:p>
          </table:table-cell>
          <table:table-cell office:value-type="float" office:value="4.48485">
            <text:p>4.48485</text:p>
          </table:table-cell>
          <table:table-cell table:number-columns-repeated="3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51">
            <text:p>151</text:p>
          </table:table-cell>
          <table:table-cell office:value-type="float" office:value="4.44118">
            <text:p>4.44118</text:p>
          </table:table-cell>
          <table:table-cell table:number-columns-repeated="3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56">
            <text:p>156</text:p>
          </table:table-cell>
          <table:table-cell office:value-type="float" office:value="4.45714">
            <text:p>4.45714</text:p>
          </table:table-cell>
          <table:table-cell table:number-columns-repeated="3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60">
            <text:p>160</text:p>
          </table:table-cell>
          <table:table-cell office:value-type="float" office:value="4.44444">
            <text:p>4.44444</text:p>
          </table:table-cell>
          <table:table-cell table:number-columns-repeated="3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63">
            <text:p>163</text:p>
          </table:table-cell>
          <table:table-cell office:value-type="float" office:value="4.40541">
            <text:p>4.40541</text:p>
          </table:table-cell>
          <table:table-cell table:number-columns-repeated="3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67">
            <text:p>167</text:p>
          </table:table-cell>
          <table:table-cell office:value-type="float" office:value="4.39474">
            <text:p>4.39474</text:p>
          </table:table-cell>
          <table:table-cell table:number-columns-repeated="3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71">
            <text:p>171</text:p>
          </table:table-cell>
          <table:table-cell office:value-type="float" office:value="4.38462">
            <text:p>4.38462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76">
            <text:p>176</text:p>
          </table:table-cell>
          <table:table-cell office:value-type="float" office:value="4.4">
            <text:p>4.4</text:p>
          </table:table-cell>
          <table:table-cell table:number-columns-repeated="3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82">
            <text:p>182</text:p>
          </table:table-cell>
          <table:table-cell office:value-type="float" office:value="4.43902">
            <text:p>4.43902</text:p>
          </table:table-cell>
          <table:table-cell table:number-columns-repeated="3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87">
            <text:p>187</text:p>
          </table:table-cell>
          <table:table-cell office:value-type="float" office:value="4.45238">
            <text:p>4.45238</text:p>
          </table:table-cell>
          <table:table-cell table:number-columns-repeated="3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3">
            <text:p>193</text:p>
          </table:table-cell>
          <table:table-cell office:value-type="float" office:value="4.48837">
            <text:p>4.48837</text:p>
          </table:table-cell>
          <table:table-cell table:number-columns-repeated="3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99">
            <text:p>199</text:p>
          </table:table-cell>
          <table:table-cell office:value-type="float" office:value="4.52273">
            <text:p>4.52273</text:p>
          </table:table-cell>
          <table:table-cell table:number-columns-repeated="3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04">
            <text:p>204</text:p>
          </table:table-cell>
          <table:table-cell office:value-type="float" office:value="4.53333">
            <text:p>4.53333</text:p>
          </table:table-cell>
          <table:table-cell table:number-columns-repeated="3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09">
            <text:p>209</text:p>
          </table:table-cell>
          <table:table-cell office:value-type="float" office:value="4.54348">
            <text:p>4.54348</text:p>
          </table:table-cell>
          <table:table-cell table:number-columns-repeated="3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14">
            <text:p>214</text:p>
          </table:table-cell>
          <table:table-cell office:value-type="float" office:value="4.55319">
            <text:p>4.55319</text:p>
          </table:table-cell>
          <table:table-cell table:number-columns-repeated="3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8">
            <text:p>218</text:p>
          </table:table-cell>
          <table:table-cell office:value-type="float" office:value="4.54167">
            <text:p>4.54167</text:p>
          </table:table-cell>
          <table:table-cell table:number-columns-repeated="3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2">
            <text:p>222</text:p>
          </table:table-cell>
          <table:table-cell office:value-type="float" office:value="4.53061">
            <text:p>4.53061</text:p>
          </table:table-cell>
          <table:table-cell table:number-columns-repeated="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28">
            <text:p>228</text:p>
          </table:table-cell>
          <table:table-cell office:value-type="float" office:value="4.56">
            <text:p>4.56</text:p>
          </table:table-cell>
          <table:table-cell table:number-columns-repeated="3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32">
            <text:p>232</text:p>
          </table:table-cell>
          <table:table-cell office:value-type="float" office:value="4.54902">
            <text:p>4.54902</text:p>
          </table:table-cell>
          <table:table-cell table:number-columns-repeated="3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37">
            <text:p>237</text:p>
          </table:table-cell>
          <table:table-cell office:value-type="float" office:value="4.55769">
            <text:p>4.55769</text:p>
          </table:table-cell>
          <table:table-cell table:number-columns-repeated="3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40">
            <text:p>240</text:p>
          </table:table-cell>
          <table:table-cell office:value-type="float" office:value="4.5283">
            <text:p>4.5283</text:p>
          </table:table-cell>
          <table:table-cell table:number-columns-repeated="3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43">
            <text:p>243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46">
            <text:p>246</text:p>
          </table:table-cell>
          <table:table-cell office:value-type="float" office:value="4.47273">
            <text:p>4.47273</text:p>
          </table:table-cell>
          <table:table-cell table:number-columns-repeated="3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52">
            <text:p>252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57">
            <text:p>257</text:p>
          </table:table-cell>
          <table:table-cell office:value-type="float" office:value="4.50877">
            <text:p>4.50877</text:p>
          </table:table-cell>
          <table:table-cell table:number-columns-repeated="3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61">
            <text:p>261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63">
            <text:p>263</text:p>
          </table:table-cell>
          <table:table-cell office:value-type="float" office:value="4.45763">
            <text:p>4.45763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69">
            <text:p>269</text:p>
          </table:table-cell>
          <table:table-cell office:value-type="float" office:value="4.48333">
            <text:p>4.48333</text:p>
          </table:table-cell>
          <table:table-cell table:number-columns-repeated="3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71">
            <text:p>271</text:p>
          </table:table-cell>
          <table:table-cell office:value-type="float" office:value="4.44262">
            <text:p>4.44262</text:p>
          </table:table-cell>
          <table:table-cell table:number-columns-repeated="3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76">
            <text:p>276</text:p>
          </table:table-cell>
          <table:table-cell office:value-type="float" office:value="4.45161">
            <text:p>4.45161</text:p>
          </table:table-cell>
          <table:table-cell table:number-columns-repeated="3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81">
            <text:p>281</text:p>
          </table:table-cell>
          <table:table-cell office:value-type="float" office:value="4.46032">
            <text:p>4.46032</text:p>
          </table:table-cell>
          <table:table-cell table:number-columns-repeated="3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86">
            <text:p>286</text:p>
          </table:table-cell>
          <table:table-cell office:value-type="float" office:value="4.46875">
            <text:p>4.46875</text:p>
          </table:table-cell>
          <table:table-cell table:number-columns-repeated="3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89">
            <text:p>289</text:p>
          </table:table-cell>
          <table:table-cell office:value-type="float" office:value="4.44615">
            <text:p>4.44615</text:p>
          </table:table-cell>
          <table:table-cell table:number-columns-repeated="3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92">
            <text:p>292</text:p>
          </table:table-cell>
          <table:table-cell office:value-type="float" office:value="4.42424">
            <text:p>4.42424</text:p>
          </table:table-cell>
          <table:table-cell table:number-columns-repeated="3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01">
            <text:p>301</text:p>
          </table:table-cell>
          <table:table-cell office:value-type="float" office:value="4.49254">
            <text:p>4.49254</text:p>
          </table:table-cell>
          <table:table-cell table:number-columns-repeated="3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05">
            <text:p>305</text:p>
          </table:table-cell>
          <table:table-cell office:value-type="float" office:value="4.48529">
            <text:p>4.48529</text:p>
          </table:table-cell>
          <table:table-cell table:number-columns-repeated="3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12">
            <text:p>312</text:p>
          </table:table-cell>
          <table:table-cell office:value-type="float" office:value="4.52174">
            <text:p>4.52174</text:p>
          </table:table-cell>
          <table:table-cell table:number-columns-repeated="3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16">
            <text:p>316</text:p>
          </table:table-cell>
          <table:table-cell office:value-type="float" office:value="4.51429">
            <text:p>4.51429</text:p>
          </table:table-cell>
          <table:table-cell table:number-columns-repeated="3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23">
            <text:p>323</text:p>
          </table:table-cell>
          <table:table-cell office:value-type="float" office:value="4.5493">
            <text:p>4.5493</text:p>
          </table:table-cell>
          <table:table-cell table:number-columns-repeated="3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27">
            <text:p>327</text:p>
          </table:table-cell>
          <table:table-cell office:value-type="float" office:value="4.54167">
            <text:p>4.54167</text:p>
          </table:table-cell>
          <table:table-cell table:number-columns-repeated="3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35">
            <text:p>335</text:p>
          </table:table-cell>
          <table:table-cell office:value-type="float" office:value="4.58904">
            <text:p>4.58904</text:p>
          </table:table-cell>
          <table:table-cell table:number-columns-repeated="3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40">
            <text:p>340</text:p>
          </table:table-cell>
          <table:table-cell office:value-type="float" office:value="4.59459">
            <text:p>4.59459</text:p>
          </table:table-cell>
          <table:table-cell table:number-columns-repeated="3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43">
            <text:p>343</text:p>
          </table:table-cell>
          <table:table-cell office:value-type="float" office:value="4.57333">
            <text:p>4.57333</text:p>
          </table:table-cell>
          <table:table-cell table:number-columns-repeated="3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46">
            <text:p>346</text:p>
          </table:table-cell>
          <table:table-cell office:value-type="float" office:value="4.55263">
            <text:p>4.55263</text:p>
          </table:table-cell>
          <table:table-cell table:number-columns-repeated="3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52">
            <text:p>352</text:p>
          </table:table-cell>
          <table:table-cell office:value-type="float" office:value="4.57143">
            <text:p>4.57143</text:p>
          </table:table-cell>
          <table:table-cell table:number-columns-repeated="3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60">
            <text:p>360</text:p>
          </table:table-cell>
          <table:table-cell office:value-type="float" office:value="4.61538">
            <text:p>4.61538</text:p>
          </table:table-cell>
          <table:table-cell table:number-columns-repeated="3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66">
            <text:p>366</text:p>
          </table:table-cell>
          <table:table-cell office:value-type="float" office:value="4.63291">
            <text:p>4.63291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70">
            <text:p>370</text:p>
          </table:table-cell>
          <table:table-cell office:value-type="float" office:value="4.625">
            <text:p>4.625</text:p>
          </table:table-cell>
          <table:table-cell table:number-columns-repeated="3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75">
            <text:p>375</text:p>
          </table:table-cell>
          <table:table-cell office:value-type="float" office:value="4.62963">
            <text:p>4.62963</text:p>
          </table:table-cell>
          <table:table-cell table:number-columns-repeated="3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83">
            <text:p>383</text:p>
          </table:table-cell>
          <table:table-cell office:value-type="float" office:value="4.67073">
            <text:p>4.67073</text:p>
          </table:table-cell>
          <table:table-cell table:number-columns-repeated="3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87">
            <text:p>387</text:p>
          </table:table-cell>
          <table:table-cell office:value-type="float" office:value="4.66265">
            <text:p>4.66265</text:p>
          </table:table-cell>
          <table:table-cell table:number-columns-repeated="3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91">
            <text:p>391</text:p>
          </table:table-cell>
          <table:table-cell office:value-type="float" office:value="4.65476">
            <text:p>4.65476</text:p>
          </table:table-cell>
          <table:table-cell table:number-columns-repeated="3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97">
            <text:p>397</text:p>
          </table:table-cell>
          <table:table-cell office:value-type="float" office:value="4.67059">
            <text:p>4.67059</text:p>
          </table:table-cell>
          <table:table-cell table:number-columns-repeated="3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99">
            <text:p>399</text:p>
          </table:table-cell>
          <table:table-cell office:value-type="float" office:value="4.63953">
            <text:p>4.63953</text:p>
          </table:table-cell>
          <table:table-cell table:number-columns-repeated="3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406">
            <text:p>406</text:p>
          </table:table-cell>
          <table:table-cell office:value-type="float" office:value="4.66667">
            <text:p>4.66667</text:p>
          </table:table-cell>
          <table:table-cell table:number-columns-repeated="3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408">
            <text:p>408</text:p>
          </table:table-cell>
          <table:table-cell office:value-type="float" office:value="4.63636">
            <text:p>4.63636</text:p>
          </table:table-cell>
          <table:table-cell table:number-columns-repeated="3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14">
            <text:p>414</text:p>
          </table:table-cell>
          <table:table-cell office:value-type="float" office:value="4.65169">
            <text:p>4.65169</text:p>
          </table:table-cell>
          <table:table-cell table:number-columns-repeated="3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18">
            <text:p>418</text:p>
          </table:table-cell>
          <table:table-cell office:value-type="float" office:value="4.64444">
            <text:p>4.64444</text:p>
          </table:table-cell>
          <table:table-cell table:number-columns-repeated="3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25">
            <text:p>425</text:p>
          </table:table-cell>
          <table:table-cell office:value-type="float" office:value="4.67033">
            <text:p>4.67033</text:p>
          </table:table-cell>
          <table:table-cell table:number-columns-repeated="3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28">
            <text:p>428</text:p>
          </table:table-cell>
          <table:table-cell office:value-type="float" office:value="4.65217">
            <text:p>4.65217</text:p>
          </table:table-cell>
          <table:table-cell table:number-columns-repeated="3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34">
            <text:p>434</text:p>
          </table:table-cell>
          <table:table-cell office:value-type="float" office:value="4.66667">
            <text:p>4.66667</text:p>
          </table:table-cell>
          <table:table-cell table:number-columns-repeated="3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41">
            <text:p>441</text:p>
          </table:table-cell>
          <table:table-cell office:value-type="float" office:value="4.69149">
            <text:p>4.69149</text:p>
          </table:table-cell>
          <table:table-cell table:number-columns-repeated="3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47">
            <text:p>447</text:p>
          </table:table-cell>
          <table:table-cell office:value-type="float" office:value="4.70526">
            <text:p>4.70526</text:p>
          </table:table-cell>
          <table:table-cell table:number-columns-repeated="3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52">
            <text:p>452</text:p>
          </table:table-cell>
          <table:table-cell office:value-type="float" office:value="4.70833">
            <text:p>4.70833</text:p>
          </table:table-cell>
          <table:table-cell table:number-columns-repeated="3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56">
            <text:p>456</text:p>
          </table:table-cell>
          <table:table-cell office:value-type="float" office:value="4.70103">
            <text:p>4.70103</text:p>
          </table:table-cell>
          <table:table-cell table:number-columns-repeated="3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61">
            <text:p>461</text:p>
          </table:table-cell>
          <table:table-cell office:value-type="float" office:value="4.70408">
            <text:p>4.70408</text:p>
          </table:table-cell>
          <table:table-cell table:number-columns-repeated="3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68">
            <text:p>468</text:p>
          </table:table-cell>
          <table:table-cell office:value-type="float" office:value="4.72727">
            <text:p>4.72727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72">
            <text:p>472</text:p>
          </table:table-cell>
          <table:table-cell office:value-type="float" office:value="4.72">
            <text:p>4.72</text:p>
          </table:table-cell>
          <table:table-cell table:number-columns-repeated="3"/>
        </table:table-row>
      </table:table>
      <table:table table:name="patched 1000" table:style-name="ta1">
        <table:shapes>
          <draw:frame draw:z-index="0" draw:style-name="gr1" svg:width="6.2988in" svg:height="3.5429in" svg:x="2.7933in" svg:y="0.4594in">
            <draw:object draw:notify-on-update-of-ranges="'patched 1000'.A1:'patched 1000'.A1 'patched 1000'.A2:'patched 1000'.A101 'patched 1000'.C1:'patched 1000'.C1 'patched 1000'.C2:'patched 1000'.C10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  <table:table-cell table:number-columns-repeated="2"/>
          <table:table-cell office:value-type="string">
            <text:p>Patched 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float" office:value="2.33333">
            <text:p>2.33333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3">
            <text:p>13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5">
            <text:p>25</text:p>
          </table:table-cell>
          <table:table-cell office:value-type="float" office:value="3.125">
            <text:p>3.125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9">
            <text:p>29</text:p>
          </table:table-cell>
          <table:table-cell office:value-type="float" office:value="3.22222">
            <text:p>3.22222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4">
            <text:p>34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39">
            <text:p>39</text:p>
          </table:table-cell>
          <table:table-cell office:value-type="float" office:value="3.54545">
            <text:p>3.54545</text:p>
          </table:table-cell>
          <table:table-cell table:number-columns-repeated="3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43">
            <text:p>43</text:p>
          </table:table-cell>
          <table:table-cell office:value-type="float" office:value="3.58333">
            <text:p>3.58333</text:p>
          </table:table-cell>
          <table:table-cell table:number-columns-repeated="3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47">
            <text:p>47</text:p>
          </table:table-cell>
          <table:table-cell office:value-type="float" office:value="3.61538">
            <text:p>3.61538</text:p>
          </table:table-cell>
          <table:table-cell table:number-columns-repeated="3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float" office:value="3.57143">
            <text:p>3.57143</text:p>
          </table:table-cell>
          <table:table-cell table:number-columns-repeated="3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54">
            <text:p>54</text:p>
          </table:table-cell>
          <table:table-cell office:value-type="float" office:value="3.6">
            <text:p>3.6</text:p>
          </table:table-cell>
          <table:table-cell table:number-columns-repeated="3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57">
            <text:p>57</text:p>
          </table:table-cell>
          <table:table-cell office:value-type="float" office:value="3.5625">
            <text:p>3.5625</text:p>
          </table:table-cell>
          <table:table-cell table:number-columns-repeated="3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62">
            <text:p>62</text:p>
          </table:table-cell>
          <table:table-cell office:value-type="float" office:value="3.64706">
            <text:p>3.64706</text:p>
          </table:table-cell>
          <table:table-cell table:number-columns-repeated="3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67">
            <text:p>67</text:p>
          </table:table-cell>
          <table:table-cell office:value-type="float" office:value="3.72222">
            <text:p>3.72222</text:p>
          </table:table-cell>
          <table:table-cell table:number-columns-repeated="3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73">
            <text:p>73</text:p>
          </table:table-cell>
          <table:table-cell office:value-type="float" office:value="3.84211">
            <text:p>3.84211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77">
            <text:p>77</text:p>
          </table:table-cell>
          <table:table-cell office:value-type="float" office:value="3.85">
            <text:p>3.85</text:p>
          </table:table-cell>
          <table:table-cell table:number-columns-repeated="3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79">
            <text:p>79</text:p>
          </table:table-cell>
          <table:table-cell office:value-type="float" office:value="3.7619">
            <text:p>3.7619</text:p>
          </table:table-cell>
          <table:table-cell table:number-columns-repeated="3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83">
            <text:p>83</text:p>
          </table:table-cell>
          <table:table-cell office:value-type="float" office:value="3.77273">
            <text:p>3.77273</text:p>
          </table:table-cell>
          <table:table-cell table:number-columns-repeated="3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88">
            <text:p>88</text:p>
          </table:table-cell>
          <table:table-cell office:value-type="float" office:value="3.82609">
            <text:p>3.82609</text:p>
          </table:table-cell>
          <table:table-cell table:number-columns-repeated="3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93">
            <text:p>93</text:p>
          </table:table-cell>
          <table:table-cell office:value-type="float" office:value="3.875">
            <text:p>3.875</text:p>
          </table:table-cell>
          <table:table-cell table:number-columns-repeated="3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97">
            <text:p>97</text:p>
          </table:table-cell>
          <table:table-cell office:value-type="float" office:value="3.88">
            <text:p>3.88</text:p>
          </table:table-cell>
          <table:table-cell table:number-columns-repeated="3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09">
            <text:p>109</text:p>
          </table:table-cell>
          <table:table-cell office:value-type="float" office:value="4.03704">
            <text:p>4.03704</text:p>
          </table:table-cell>
          <table:table-cell table:number-columns-repeated="3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14">
            <text:p>114</text:p>
          </table:table-cell>
          <table:table-cell office:value-type="float" office:value="4.07143">
            <text:p>4.07143</text:p>
          </table:table-cell>
          <table:table-cell table:number-columns-repeated="3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21">
            <text:p>121</text:p>
          </table:table-cell>
          <table:table-cell office:value-type="float" office:value="4.03333">
            <text:p>4.03333</text:p>
          </table:table-cell>
          <table:table-cell table:number-columns-repeated="3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25">
            <text:p>125</text:p>
          </table:table-cell>
          <table:table-cell office:value-type="float" office:value="4.03226">
            <text:p>4.03226</text:p>
          </table:table-cell>
          <table:table-cell table:number-columns-repeated="3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31">
            <text:p>131</text:p>
          </table:table-cell>
          <table:table-cell office:value-type="float" office:value="4.09375">
            <text:p>4.09375</text:p>
          </table:table-cell>
          <table:table-cell table:number-columns-repeated="3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33">
            <text:p>133</text:p>
          </table:table-cell>
          <table:table-cell office:value-type="float" office:value="4.0303">
            <text:p>4.0303</text:p>
          </table:table-cell>
          <table:table-cell table:number-columns-repeated="3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44">
            <text:p>144</text:p>
          </table:table-cell>
          <table:table-cell office:value-type="float" office:value="4.11429">
            <text:p>4.11429</text:p>
          </table:table-cell>
          <table:table-cell table:number-columns-repeated="3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46">
            <text:p>146</text:p>
          </table:table-cell>
          <table:table-cell office:value-type="float" office:value="4.05556">
            <text:p>4.05556</text:p>
          </table:table-cell>
          <table:table-cell table:number-columns-repeated="3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49">
            <text:p>149</text:p>
          </table:table-cell>
          <table:table-cell office:value-type="float" office:value="4.02703">
            <text:p>4.02703</text:p>
          </table:table-cell>
          <table:table-cell table:number-columns-repeated="3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53">
            <text:p>153</text:p>
          </table:table-cell>
          <table:table-cell office:value-type="float" office:value="4.02632">
            <text:p>4.02632</text:p>
          </table:table-cell>
          <table:table-cell table:number-columns-repeated="3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60">
            <text:p>160</text:p>
          </table:table-cell>
          <table:table-cell office:value-type="float" office:value="4.10256">
            <text:p>4.10256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62">
            <text:p>162</text:p>
          </table:table-cell>
          <table:table-cell office:value-type="float" office:value="4.05">
            <text:p>4.05</text:p>
          </table:table-cell>
          <table:table-cell table:number-columns-repeated="3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69">
            <text:p>169</text:p>
          </table:table-cell>
          <table:table-cell office:value-type="float" office:value="4.02381">
            <text:p>4.02381</text:p>
          </table:table-cell>
          <table:table-cell table:number-columns-repeated="3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77">
            <text:p>177</text:p>
          </table:table-cell>
          <table:table-cell office:value-type="float" office:value="4.02273">
            <text:p>4.02273</text:p>
          </table:table-cell>
          <table:table-cell table:number-columns-repeated="3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81">
            <text:p>181</text:p>
          </table:table-cell>
          <table:table-cell office:value-type="float" office:value="4.02222">
            <text:p>4.02222</text:p>
          </table:table-cell>
          <table:table-cell table:number-columns-repeated="3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195">
            <text:p>195</text:p>
          </table:table-cell>
          <table:table-cell office:value-type="float" office:value="4.0625">
            <text:p>4.0625</text:p>
          </table:table-cell>
          <table:table-cell table:number-columns-repeated="3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197">
            <text:p>197</text:p>
          </table:table-cell>
          <table:table-cell office:value-type="float" office:value="4.02041">
            <text:p>4.02041</text:p>
          </table:table-cell>
          <table:table-cell table:number-columns-repeated="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99">
            <text:p>199</text:p>
          </table:table-cell>
          <table:table-cell office:value-type="float" office:value="3.98">
            <text:p>3.98</text:p>
          </table:table-cell>
          <table:table-cell table:number-columns-repeated="3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09">
            <text:p>209</text:p>
          </table:table-cell>
          <table:table-cell office:value-type="float" office:value="4.01923">
            <text:p>4.01923</text:p>
          </table:table-cell>
          <table:table-cell table:number-columns-repeated="3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15">
            <text:p>215</text:p>
          </table:table-cell>
          <table:table-cell office:value-type="float" office:value="3.98148">
            <text:p>3.98148</text:p>
          </table:table-cell>
          <table:table-cell table:number-columns-repeated="3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25">
            <text:p>225</text:p>
          </table:table-cell>
          <table:table-cell office:value-type="float" office:value="4.01786">
            <text:p>4.01786</text:p>
          </table:table-cell>
          <table:table-cell table:number-columns-repeated="3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29">
            <text:p>229</text:p>
          </table:table-cell>
          <table:table-cell office:value-type="float" office:value="4.01754">
            <text:p>4.01754</text:p>
          </table:table-cell>
          <table:table-cell table:number-columns-repeated="3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39">
            <text:p>239</text:p>
          </table:table-cell>
          <table:table-cell office:value-type="float" office:value="3.98333">
            <text:p>3.98333</text:p>
          </table:table-cell>
          <table:table-cell table:number-columns-repeated="3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46">
            <text:p>246</text:p>
          </table:table-cell>
          <table:table-cell office:value-type="float" office:value="4.03279">
            <text:p>4.03279</text:p>
          </table:table-cell>
          <table:table-cell table:number-columns-repeated="3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51">
            <text:p>251</text:p>
          </table:table-cell>
          <table:table-cell office:value-type="float" office:value="4.04839">
            <text:p>4.04839</text:p>
          </table:table-cell>
          <table:table-cell table:number-columns-repeated="3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53">
            <text:p>253</text:p>
          </table:table-cell>
          <table:table-cell office:value-type="float" office:value="4.01587">
            <text:p>4.01587</text:p>
          </table:table-cell>
          <table:table-cell table:number-columns-repeated="3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59">
            <text:p>259</text:p>
          </table:table-cell>
          <table:table-cell office:value-type="float" office:value="4.04688">
            <text:p>4.04688</text:p>
          </table:table-cell>
          <table:table-cell table:number-columns-repeated="3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64">
            <text:p>264</text:p>
          </table:table-cell>
          <table:table-cell office:value-type="float" office:value="4.06154">
            <text:p>4.06154</text:p>
          </table:table-cell>
          <table:table-cell table:number-columns-repeated="3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66">
            <text:p>266</text:p>
          </table:table-cell>
          <table:table-cell office:value-type="float" office:value="4.0303">
            <text:p>4.0303</text:p>
          </table:table-cell>
          <table:table-cell table:number-columns-repeated="3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270">
            <text:p>270</text:p>
          </table:table-cell>
          <table:table-cell office:value-type="float" office:value="4.02985">
            <text:p>4.02985</text:p>
          </table:table-cell>
          <table:table-cell table:number-columns-repeated="3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275">
            <text:p>275</text:p>
          </table:table-cell>
          <table:table-cell office:value-type="float" office:value="4.04412">
            <text:p>4.04412</text:p>
          </table:table-cell>
          <table:table-cell table:number-columns-repeated="3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278">
            <text:p>278</text:p>
          </table:table-cell>
          <table:table-cell office:value-type="float" office:value="4.02899">
            <text:p>4.02899</text:p>
          </table:table-cell>
          <table:table-cell table:number-columns-repeated="3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281">
            <text:p>281</text:p>
          </table:table-cell>
          <table:table-cell office:value-type="float" office:value="4.01429">
            <text:p>4.01429</text:p>
          </table:table-cell>
          <table:table-cell table:number-columns-repeated="3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290">
            <text:p>290</text:p>
          </table:table-cell>
          <table:table-cell office:value-type="float" office:value="4.02778">
            <text:p>4.02778</text:p>
          </table:table-cell>
          <table:table-cell table:number-columns-repeated="3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296">
            <text:p>296</text:p>
          </table:table-cell>
          <table:table-cell office:value-type="float" office:value="4.05479">
            <text:p>4.05479</text:p>
          </table:table-cell>
          <table:table-cell table:number-columns-repeated="3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299">
            <text:p>299</text:p>
          </table:table-cell>
          <table:table-cell office:value-type="float" office:value="4.04054">
            <text:p>4.04054</text:p>
          </table:table-cell>
          <table:table-cell table:number-columns-repeated="3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04">
            <text:p>304</text:p>
          </table:table-cell>
          <table:table-cell office:value-type="float" office:value="4.05333">
            <text:p>4.05333</text:p>
          </table:table-cell>
          <table:table-cell table:number-columns-repeated="3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10">
            <text:p>310</text:p>
          </table:table-cell>
          <table:table-cell office:value-type="float" office:value="4.07895">
            <text:p>4.07895</text:p>
          </table:table-cell>
          <table:table-cell table:number-columns-repeated="3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12">
            <text:p>312</text:p>
          </table:table-cell>
          <table:table-cell office:value-type="float" office:value="4.05195">
            <text:p>4.05195</text:p>
          </table:table-cell>
          <table:table-cell table:number-columns-repeated="3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17">
            <text:p>317</text:p>
          </table:table-cell>
          <table:table-cell office:value-type="float" office:value="4.0641">
            <text:p>4.0641</text:p>
          </table:table-cell>
          <table:table-cell table:number-columns-repeated="3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21">
            <text:p>321</text:p>
          </table:table-cell>
          <table:table-cell office:value-type="float" office:value="4.06329">
            <text:p>4.06329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26">
            <text:p>326</text:p>
          </table:table-cell>
          <table:table-cell office:value-type="float" office:value="4.075">
            <text:p>4.075</text:p>
          </table:table-cell>
          <table:table-cell table:number-columns-repeated="3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29">
            <text:p>329</text:p>
          </table:table-cell>
          <table:table-cell office:value-type="float" office:value="4.06173">
            <text:p>4.06173</text:p>
          </table:table-cell>
          <table:table-cell table:number-columns-repeated="3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33">
            <text:p>333</text:p>
          </table:table-cell>
          <table:table-cell office:value-type="float" office:value="4.06098">
            <text:p>4.06098</text:p>
          </table:table-cell>
          <table:table-cell table:number-columns-repeated="3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37">
            <text:p>337</text:p>
          </table:table-cell>
          <table:table-cell office:value-type="float" office:value="4.06024">
            <text:p>4.06024</text:p>
          </table:table-cell>
          <table:table-cell table:number-columns-repeated="3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40">
            <text:p>340</text:p>
          </table:table-cell>
          <table:table-cell office:value-type="float" office:value="4.04762">
            <text:p>4.04762</text:p>
          </table:table-cell>
          <table:table-cell table:number-columns-repeated="3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45">
            <text:p>345</text:p>
          </table:table-cell>
          <table:table-cell office:value-type="float" office:value="4.05882">
            <text:p>4.05882</text:p>
          </table:table-cell>
          <table:table-cell table:number-columns-repeated="3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49">
            <text:p>349</text:p>
          </table:table-cell>
          <table:table-cell office:value-type="float" office:value="4.05814">
            <text:p>4.05814</text:p>
          </table:table-cell>
          <table:table-cell table:number-columns-repeated="3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354">
            <text:p>354</text:p>
          </table:table-cell>
          <table:table-cell office:value-type="float" office:value="4.06897">
            <text:p>4.06897</text:p>
          </table:table-cell>
          <table:table-cell table:number-columns-repeated="3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60">
            <text:p>360</text:p>
          </table:table-cell>
          <table:table-cell office:value-type="float" office:value="4.09091">
            <text:p>4.09091</text:p>
          </table:table-cell>
          <table:table-cell table:number-columns-repeated="3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363">
            <text:p>363</text:p>
          </table:table-cell>
          <table:table-cell office:value-type="float" office:value="4.07865">
            <text:p>4.07865</text:p>
          </table:table-cell>
          <table:table-cell table:number-columns-repeated="3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367">
            <text:p>367</text:p>
          </table:table-cell>
          <table:table-cell office:value-type="float" office:value="4.07778">
            <text:p>4.07778</text:p>
          </table:table-cell>
          <table:table-cell table:number-columns-repeated="3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374">
            <text:p>374</text:p>
          </table:table-cell>
          <table:table-cell office:value-type="float" office:value="4.10989">
            <text:p>4.10989</text:p>
          </table:table-cell>
          <table:table-cell table:number-columns-repeated="3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377">
            <text:p>377</text:p>
          </table:table-cell>
          <table:table-cell office:value-type="float" office:value="4.09783">
            <text:p>4.09783</text:p>
          </table:table-cell>
          <table:table-cell table:number-columns-repeated="3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380">
            <text:p>380</text:p>
          </table:table-cell>
          <table:table-cell office:value-type="float" office:value="4.08602">
            <text:p>4.08602</text:p>
          </table:table-cell>
          <table:table-cell table:number-columns-repeated="3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387">
            <text:p>387</text:p>
          </table:table-cell>
          <table:table-cell office:value-type="float" office:value="4.11702">
            <text:p>4.11702</text:p>
          </table:table-cell>
          <table:table-cell table:number-columns-repeated="3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389">
            <text:p>389</text:p>
          </table:table-cell>
          <table:table-cell office:value-type="float" office:value="4.09474">
            <text:p>4.09474</text:p>
          </table:table-cell>
          <table:table-cell table:number-columns-repeated="3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392">
            <text:p>392</text:p>
          </table:table-cell>
          <table:table-cell office:value-type="float" office:value="4.08333">
            <text:p>4.08333</text:p>
          </table:table-cell>
          <table:table-cell table:number-columns-repeated="3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399">
            <text:p>399</text:p>
          </table:table-cell>
          <table:table-cell office:value-type="float" office:value="4.1134">
            <text:p>4.1134</text:p>
          </table:table-cell>
          <table:table-cell table:number-columns-repeated="3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01">
            <text:p>401</text:p>
          </table:table-cell>
          <table:table-cell office:value-type="float" office:value="4.09184">
            <text:p>4.09184</text:p>
          </table:table-cell>
          <table:table-cell table:number-columns-repeated="3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06">
            <text:p>406</text:p>
          </table:table-cell>
          <table:table-cell office:value-type="float" office:value="4.10101">
            <text:p>4.10101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13">
            <text:p>413</text:p>
          </table:table-cell>
          <table:table-cell office:value-type="float" office:value="4.13">
            <text:p>4.13</text:p>
          </table:table-cell>
          <table:table-cell table:number-columns-repeated="3"/>
        </table:table-row>
      </table:table>
      <table:table table:name="uniform 1000" table:style-name="ta1">
        <table:shapes>
          <draw:frame draw:z-index="0" draw:style-name="gr1" svg:width="6.2988in" svg:height="3.5429in" svg:x="2.9016in" svg:y="0.8276in">
            <draw:object draw:notify-on-update-of-ranges="'uniform 1000'.A1:'uniform 1000'.A1 'uniform 1000'.A2:'uniform 1000'.A101 'uniform 1000'.C1:'uniform 1000'.C1 'uniform 1000'.C2:'uniform 1000'.C1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  <table:table-cell table:number-columns-repeated="2"/>
          <table:table-cell office:value-type="string">
            <text:p>Patched 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float" office:value="3.66667">
            <text:p>3.66667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23">
            <text:p>23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32">
            <text:p>32</text:p>
          </table:table-cell>
          <table:table-cell office:value-type="float" office:value="4.57143">
            <text:p>4.57143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6">
            <text:p>36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8">
            <text:p>48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53">
            <text:p>53</text:p>
          </table:table-cell>
          <table:table-cell office:value-type="float" office:value="4.81818">
            <text:p>4.81818</text:p>
          </table:table-cell>
          <table:table-cell table:number-columns-repeated="3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59">
            <text:p>59</text:p>
          </table:table-cell>
          <table:table-cell office:value-type="float" office:value="4.91667">
            <text:p>4.91667</text:p>
          </table:table-cell>
          <table:table-cell table:number-columns-repeated="3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66">
            <text:p>66</text:p>
          </table:table-cell>
          <table:table-cell office:value-type="float" office:value="5.07692">
            <text:p>5.07692</text:p>
          </table:table-cell>
          <table:table-cell table:number-columns-repeated="3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71">
            <text:p>71</text:p>
          </table:table-cell>
          <table:table-cell office:value-type="float" office:value="5.07143">
            <text:p>5.07143</text:p>
          </table:table-cell>
          <table:table-cell table:number-columns-repeated="3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84">
            <text:p>84</text:p>
          </table:table-cell>
          <table:table-cell office:value-type="float" office:value="4.94118">
            <text:p>4.94118</text:p>
          </table:table-cell>
          <table:table-cell table:number-columns-repeated="3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88">
            <text:p>88</text:p>
          </table:table-cell>
          <table:table-cell office:value-type="float" office:value="4.88889">
            <text:p>4.88889</text:p>
          </table:table-cell>
          <table:table-cell table:number-columns-repeated="3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112">
            <text:p>112</text:p>
          </table:table-cell>
          <table:table-cell office:value-type="float" office:value="5.09091">
            <text:p>5.09091</text:p>
          </table:table-cell>
          <table:table-cell table:number-columns-repeated="3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18">
            <text:p>118</text:p>
          </table:table-cell>
          <table:table-cell office:value-type="float" office:value="5.13043">
            <text:p>5.13043</text:p>
          </table:table-cell>
          <table:table-cell table:number-columns-repeated="3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21">
            <text:p>121</text:p>
          </table:table-cell>
          <table:table-cell office:value-type="float" office:value="5.04167">
            <text:p>5.04167</text:p>
          </table:table-cell>
          <table:table-cell table:number-columns-repeated="3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26">
            <text:p>126</text:p>
          </table:table-cell>
          <table:table-cell office:value-type="float" office:value="5.04">
            <text:p>5.04</text:p>
          </table:table-cell>
          <table:table-cell table:number-columns-repeated="3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32">
            <text:p>132</text:p>
          </table:table-cell>
          <table:table-cell office:value-type="float" office:value="5.07692">
            <text:p>5.07692</text:p>
          </table:table-cell>
          <table:table-cell table:number-columns-repeated="3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42">
            <text:p>142</text:p>
          </table:table-cell>
          <table:table-cell office:value-type="float" office:value="4.89655">
            <text:p>4.89655</text:p>
          </table:table-cell>
          <table:table-cell table:number-columns-repeated="3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46">
            <text:p>146</text:p>
          </table:table-cell>
          <table:table-cell office:value-type="float" office:value="4.86667">
            <text:p>4.86667</text:p>
          </table:table-cell>
          <table:table-cell table:number-columns-repeated="3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50">
            <text:p>150</text:p>
          </table:table-cell>
          <table:table-cell office:value-type="float" office:value="4.83871">
            <text:p>4.83871</text:p>
          </table:table-cell>
          <table:table-cell table:number-columns-repeated="3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52">
            <text:p>152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61">
            <text:p>161</text:p>
          </table:table-cell>
          <table:table-cell office:value-type="float" office:value="4.87879">
            <text:p>4.87879</text:p>
          </table:table-cell>
          <table:table-cell table:number-columns-repeated="3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65">
            <text:p>165</text:p>
          </table:table-cell>
          <table:table-cell office:value-type="float" office:value="4.85294">
            <text:p>4.85294</text:p>
          </table:table-cell>
          <table:table-cell table:number-columns-repeated="3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70">
            <text:p>170</text:p>
          </table:table-cell>
          <table:table-cell office:value-type="float" office:value="4.85714">
            <text:p>4.85714</text:p>
          </table:table-cell>
          <table:table-cell table:number-columns-repeated="3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77">
            <text:p>177</text:p>
          </table:table-cell>
          <table:table-cell office:value-type="float" office:value="4.91667">
            <text:p>4.91667</text:p>
          </table:table-cell>
          <table:table-cell table:number-columns-repeated="3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79">
            <text:p>179</text:p>
          </table:table-cell>
          <table:table-cell office:value-type="float" office:value="4.83784">
            <text:p>4.83784</text:p>
          </table:table-cell>
          <table:table-cell table:number-columns-repeated="3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84">
            <text:p>184</text:p>
          </table:table-cell>
          <table:table-cell office:value-type="float" office:value="4.84211">
            <text:p>4.84211</text:p>
          </table:table-cell>
          <table:table-cell table:number-columns-repeated="3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88">
            <text:p>188</text:p>
          </table:table-cell>
          <table:table-cell office:value-type="float" office:value="4.82051">
            <text:p>4.82051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91">
            <text:p>191</text:p>
          </table:table-cell>
          <table:table-cell office:value-type="float" office:value="4.775">
            <text:p>4.775</text:p>
          </table:table-cell>
          <table:table-cell table:number-columns-repeated="3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94">
            <text:p>194</text:p>
          </table:table-cell>
          <table:table-cell office:value-type="float" office:value="4.73171">
            <text:p>4.73171</text:p>
          </table:table-cell>
          <table:table-cell table:number-columns-repeated="3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96">
            <text:p>196</text:p>
          </table:table-cell>
          <table:table-cell office:value-type="float" office:value="4.66667">
            <text:p>4.66667</text:p>
          </table:table-cell>
          <table:table-cell table:number-columns-repeated="3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9">
            <text:p>199</text:p>
          </table:table-cell>
          <table:table-cell office:value-type="float" office:value="4.62791">
            <text:p>4.62791</text:p>
          </table:table-cell>
          <table:table-cell table:number-columns-repeated="3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203">
            <text:p>203</text:p>
          </table:table-cell>
          <table:table-cell office:value-type="float" office:value="4.61364">
            <text:p>4.61364</text:p>
          </table:table-cell>
          <table:table-cell table:number-columns-repeated="3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11">
            <text:p>211</text:p>
          </table:table-cell>
          <table:table-cell office:value-type="float" office:value="4.68889">
            <text:p>4.68889</text:p>
          </table:table-cell>
          <table:table-cell table:number-columns-repeated="3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17">
            <text:p>217</text:p>
          </table:table-cell>
          <table:table-cell office:value-type="float" office:value="4.71739">
            <text:p>4.71739</text:p>
          </table:table-cell>
          <table:table-cell table:number-columns-repeated="3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21">
            <text:p>221</text:p>
          </table:table-cell>
          <table:table-cell office:value-type="float" office:value="4.70213">
            <text:p>4.70213</text:p>
          </table:table-cell>
          <table:table-cell table:number-columns-repeated="3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25">
            <text:p>225</text:p>
          </table:table-cell>
          <table:table-cell office:value-type="float" office:value="4.6875">
            <text:p>4.6875</text:p>
          </table:table-cell>
          <table:table-cell table:number-columns-repeated="3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8">
            <text:p>228</text:p>
          </table:table-cell>
          <table:table-cell office:value-type="float" office:value="4.65306">
            <text:p>4.65306</text:p>
          </table:table-cell>
          <table:table-cell table:number-columns-repeated="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36">
            <text:p>236</text:p>
          </table:table-cell>
          <table:table-cell office:value-type="float" office:value="4.72">
            <text:p>4.72</text:p>
          </table:table-cell>
          <table:table-cell table:number-columns-repeated="3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39">
            <text:p>239</text:p>
          </table:table-cell>
          <table:table-cell office:value-type="float" office:value="4.68627">
            <text:p>4.68627</text:p>
          </table:table-cell>
          <table:table-cell table:number-columns-repeated="3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45">
            <text:p>245</text:p>
          </table:table-cell>
          <table:table-cell office:value-type="float" office:value="4.71154">
            <text:p>4.71154</text:p>
          </table:table-cell>
          <table:table-cell table:number-columns-repeated="3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49">
            <text:p>249</text:p>
          </table:table-cell>
          <table:table-cell office:value-type="float" office:value="4.69811">
            <text:p>4.69811</text:p>
          </table:table-cell>
          <table:table-cell table:number-columns-repeated="3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54">
            <text:p>254</text:p>
          </table:table-cell>
          <table:table-cell office:value-type="float" office:value="4.7037">
            <text:p>4.7037</text:p>
          </table:table-cell>
          <table:table-cell table:number-columns-repeated="3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59">
            <text:p>259</text:p>
          </table:table-cell>
          <table:table-cell office:value-type="float" office:value="4.70909">
            <text:p>4.70909</text:p>
          </table:table-cell>
          <table:table-cell table:number-columns-repeated="3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65">
            <text:p>265</text:p>
          </table:table-cell>
          <table:table-cell office:value-type="float" office:value="4.73214">
            <text:p>4.73214</text:p>
          </table:table-cell>
          <table:table-cell table:number-columns-repeated="3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70">
            <text:p>270</text:p>
          </table:table-cell>
          <table:table-cell office:value-type="float" office:value="4.73684">
            <text:p>4.73684</text:p>
          </table:table-cell>
          <table:table-cell table:number-columns-repeated="3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75">
            <text:p>275</text:p>
          </table:table-cell>
          <table:table-cell office:value-type="float" office:value="4.74138">
            <text:p>4.74138</text:p>
          </table:table-cell>
          <table:table-cell table:number-columns-repeated="3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80">
            <text:p>280</text:p>
          </table:table-cell>
          <table:table-cell office:value-type="float" office:value="4.74576">
            <text:p>4.74576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82">
            <text:p>282</text:p>
          </table:table-cell>
          <table:table-cell office:value-type="float" office:value="4.7">
            <text:p>4.7</text:p>
          </table:table-cell>
          <table:table-cell table:number-columns-repeated="3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88">
            <text:p>288</text:p>
          </table:table-cell>
          <table:table-cell office:value-type="float" office:value="4.72131">
            <text:p>4.72131</text:p>
          </table:table-cell>
          <table:table-cell table:number-columns-repeated="3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94">
            <text:p>294</text:p>
          </table:table-cell>
          <table:table-cell office:value-type="float" office:value="4.74194">
            <text:p>4.74194</text:p>
          </table:table-cell>
          <table:table-cell table:number-columns-repeated="3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97">
            <text:p>297</text:p>
          </table:table-cell>
          <table:table-cell office:value-type="float" office:value="4.71429">
            <text:p>4.71429</text:p>
          </table:table-cell>
          <table:table-cell table:number-columns-repeated="3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301">
            <text:p>301</text:p>
          </table:table-cell>
          <table:table-cell office:value-type="float" office:value="4.70312">
            <text:p>4.70312</text:p>
          </table:table-cell>
          <table:table-cell table:number-columns-repeated="3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308">
            <text:p>308</text:p>
          </table:table-cell>
          <table:table-cell office:value-type="float" office:value="4.73846">
            <text:p>4.73846</text:p>
          </table:table-cell>
          <table:table-cell table:number-columns-repeated="3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313">
            <text:p>313</text:p>
          </table:table-cell>
          <table:table-cell office:value-type="float" office:value="4.74242">
            <text:p>4.74242</text:p>
          </table:table-cell>
          <table:table-cell table:number-columns-repeated="3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17">
            <text:p>317</text:p>
          </table:table-cell>
          <table:table-cell office:value-type="float" office:value="4.73134">
            <text:p>4.73134</text:p>
          </table:table-cell>
          <table:table-cell table:number-columns-repeated="3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21">
            <text:p>321</text:p>
          </table:table-cell>
          <table:table-cell office:value-type="float" office:value="4.72059">
            <text:p>4.72059</text:p>
          </table:table-cell>
          <table:table-cell table:number-columns-repeated="3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26">
            <text:p>326</text:p>
          </table:table-cell>
          <table:table-cell office:value-type="float" office:value="4.72464">
            <text:p>4.72464</text:p>
          </table:table-cell>
          <table:table-cell table:number-columns-repeated="3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27">
            <text:p>327</text:p>
          </table:table-cell>
          <table:table-cell office:value-type="float" office:value="4.67143">
            <text:p>4.67143</text:p>
          </table:table-cell>
          <table:table-cell table:number-columns-repeated="3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34">
            <text:p>334</text:p>
          </table:table-cell>
          <table:table-cell office:value-type="float" office:value="4.70423">
            <text:p>4.70423</text:p>
          </table:table-cell>
          <table:table-cell table:number-columns-repeated="3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38">
            <text:p>338</text:p>
          </table:table-cell>
          <table:table-cell office:value-type="float" office:value="4.69444">
            <text:p>4.69444</text:p>
          </table:table-cell>
          <table:table-cell table:number-columns-repeated="3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44">
            <text:p>344</text:p>
          </table:table-cell>
          <table:table-cell office:value-type="float" office:value="4.71233">
            <text:p>4.71233</text:p>
          </table:table-cell>
          <table:table-cell table:number-columns-repeated="3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48">
            <text:p>348</text:p>
          </table:table-cell>
          <table:table-cell office:value-type="float" office:value="4.7027">
            <text:p>4.7027</text:p>
          </table:table-cell>
          <table:table-cell table:number-columns-repeated="3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53">
            <text:p>353</text:p>
          </table:table-cell>
          <table:table-cell office:value-type="float" office:value="4.70667">
            <text:p>4.70667</text:p>
          </table:table-cell>
          <table:table-cell table:number-columns-repeated="3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56">
            <text:p>356</text:p>
          </table:table-cell>
          <table:table-cell office:value-type="float" office:value="4.68421">
            <text:p>4.68421</text:p>
          </table:table-cell>
          <table:table-cell table:number-columns-repeated="3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60">
            <text:p>360</text:p>
          </table:table-cell>
          <table:table-cell office:value-type="float" office:value="4.67532">
            <text:p>4.67532</text:p>
          </table:table-cell>
          <table:table-cell table:number-columns-repeated="3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65">
            <text:p>365</text:p>
          </table:table-cell>
          <table:table-cell office:value-type="float" office:value="4.67949">
            <text:p>4.67949</text:p>
          </table:table-cell>
          <table:table-cell table:number-columns-repeated="3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69">
            <text:p>369</text:p>
          </table:table-cell>
          <table:table-cell office:value-type="float" office:value="4.67089">
            <text:p>4.67089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73">
            <text:p>373</text:p>
          </table:table-cell>
          <table:table-cell office:value-type="float" office:value="4.6625">
            <text:p>4.6625</text:p>
          </table:table-cell>
          <table:table-cell table:number-columns-repeated="3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76">
            <text:p>376</text:p>
          </table:table-cell>
          <table:table-cell office:value-type="float" office:value="4.64198">
            <text:p>4.64198</text:p>
          </table:table-cell>
          <table:table-cell table:number-columns-repeated="3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79">
            <text:p>379</text:p>
          </table:table-cell>
          <table:table-cell office:value-type="float" office:value="4.62195">
            <text:p>4.62195</text:p>
          </table:table-cell>
          <table:table-cell table:number-columns-repeated="3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83">
            <text:p>383</text:p>
          </table:table-cell>
          <table:table-cell office:value-type="float" office:value="4.61446">
            <text:p>4.61446</text:p>
          </table:table-cell>
          <table:table-cell table:number-columns-repeated="3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389">
            <text:p>389</text:p>
          </table:table-cell>
          <table:table-cell office:value-type="float" office:value="4.63095">
            <text:p>4.63095</text:p>
          </table:table-cell>
          <table:table-cell table:number-columns-repeated="3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392">
            <text:p>392</text:p>
          </table:table-cell>
          <table:table-cell office:value-type="float" office:value="4.61176">
            <text:p>4.61176</text:p>
          </table:table-cell>
          <table:table-cell table:number-columns-repeated="3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396">
            <text:p>396</text:p>
          </table:table-cell>
          <table:table-cell office:value-type="float" office:value="4.60465">
            <text:p>4.60465</text:p>
          </table:table-cell>
          <table:table-cell table:number-columns-repeated="3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400">
            <text:p>400</text:p>
          </table:table-cell>
          <table:table-cell office:value-type="float" office:value="4.5977">
            <text:p>4.5977</text:p>
          </table:table-cell>
          <table:table-cell table:number-columns-repeated="3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406">
            <text:p>406</text:p>
          </table:table-cell>
          <table:table-cell office:value-type="float" office:value="4.61364">
            <text:p>4.61364</text:p>
          </table:table-cell>
          <table:table-cell table:number-columns-repeated="3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10">
            <text:p>410</text:p>
          </table:table-cell>
          <table:table-cell office:value-type="float" office:value="4.60674">
            <text:p>4.60674</text:p>
          </table:table-cell>
          <table:table-cell table:number-columns-repeated="3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18">
            <text:p>418</text:p>
          </table:table-cell>
          <table:table-cell office:value-type="float" office:value="4.64444">
            <text:p>4.64444</text:p>
          </table:table-cell>
          <table:table-cell table:number-columns-repeated="3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25">
            <text:p>425</text:p>
          </table:table-cell>
          <table:table-cell office:value-type="float" office:value="4.67033">
            <text:p>4.67033</text:p>
          </table:table-cell>
          <table:table-cell table:number-columns-repeated="3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32">
            <text:p>432</text:p>
          </table:table-cell>
          <table:table-cell office:value-type="float" office:value="4.69565">
            <text:p>4.69565</text:p>
          </table:table-cell>
          <table:table-cell table:number-columns-repeated="3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36">
            <text:p>436</text:p>
          </table:table-cell>
          <table:table-cell office:value-type="float" office:value="4.68817">
            <text:p>4.68817</text:p>
          </table:table-cell>
          <table:table-cell table:number-columns-repeated="3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41">
            <text:p>441</text:p>
          </table:table-cell>
          <table:table-cell office:value-type="float" office:value="4.69149">
            <text:p>4.69149</text:p>
          </table:table-cell>
          <table:table-cell table:number-columns-repeated="3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49">
            <text:p>449</text:p>
          </table:table-cell>
          <table:table-cell office:value-type="float" office:value="4.72632">
            <text:p>4.72632</text:p>
          </table:table-cell>
          <table:table-cell table:number-columns-repeated="3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51">
            <text:p>451</text:p>
          </table:table-cell>
          <table:table-cell office:value-type="float" office:value="4.69792">
            <text:p>4.69792</text:p>
          </table:table-cell>
          <table:table-cell table:number-columns-repeated="3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57">
            <text:p>457</text:p>
          </table:table-cell>
          <table:table-cell office:value-type="float" office:value="4.71134">
            <text:p>4.71134</text:p>
          </table:table-cell>
          <table:table-cell table:number-columns-repeated="3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63">
            <text:p>463</text:p>
          </table:table-cell>
          <table:table-cell office:value-type="float" office:value="4.72449">
            <text:p>4.72449</text:p>
          </table:table-cell>
          <table:table-cell table:number-columns-repeated="3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66">
            <text:p>466</text:p>
          </table:table-cell>
          <table:table-cell office:value-type="float" office:value="4.70707">
            <text:p>4.70707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74">
            <text:p>474</text:p>
          </table:table-cell>
          <table:table-cell office:value-type="float" office:value="4.74">
            <text:p>4.74</text:p>
          </table:table-cell>
          <table:table-cell table:number-columns-repeated="3"/>
        </table:table-row>
      </table:table>
      <table:table table:name="patched 10000" table:style-name="ta1">
        <table:table-column table:style-name="co1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  <table:table-cell table:number-columns-repeated="2"/>
          <table:table-cell office:value-type="string">
            <text:p>Patched 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1.66667">
            <text:p>1.66667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2.25">
            <text:p>2.2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1">
            <text:p>11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6">
            <text:p>16</text:p>
          </table:table-cell>
          <table:table-cell office:value-type="float" office:value="2.66667">
            <text:p>2.66667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7">
            <text:p>17</text:p>
          </table:table-cell>
          <table:table-cell office:value-type="float" office:value="2.42857">
            <text:p>2.42857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24">
            <text:p>24</text:p>
          </table:table-cell>
          <table:table-cell office:value-type="float" office:value="2.66667">
            <text:p>2.66667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29">
            <text:p>29</text:p>
          </table:table-cell>
          <table:table-cell office:value-type="float" office:value="2.63636">
            <text:p>2.63636</text:p>
          </table:table-cell>
          <table:table-cell table:number-columns-repeated="3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34">
            <text:p>34</text:p>
          </table:table-cell>
          <table:table-cell office:value-type="float" office:value="2.83333">
            <text:p>2.83333</text:p>
          </table:table-cell>
          <table:table-cell table:number-columns-repeated="3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37">
            <text:p>37</text:p>
          </table:table-cell>
          <table:table-cell office:value-type="float" office:value="2.84615">
            <text:p>2.84615</text:p>
          </table:table-cell>
          <table:table-cell table:number-columns-repeated="3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41">
            <text:p>41</text:p>
          </table:table-cell>
          <table:table-cell office:value-type="float" office:value="2.92857">
            <text:p>2.92857</text:p>
          </table:table-cell>
          <table:table-cell table:number-columns-repeated="3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44">
            <text:p>44</text:p>
          </table:table-cell>
          <table:table-cell office:value-type="float" office:value="2.93333">
            <text:p>2.93333</text:p>
          </table:table-cell>
          <table:table-cell table:number-columns-repeated="3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47">
            <text:p>47</text:p>
          </table:table-cell>
          <table:table-cell office:value-type="float" office:value="2.9375">
            <text:p>2.9375</text:p>
          </table:table-cell>
          <table:table-cell table:number-columns-repeated="3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50">
            <text:p>50</text:p>
          </table:table-cell>
          <table:table-cell office:value-type="float" office:value="2.94118">
            <text:p>2.94118</text:p>
          </table:table-cell>
          <table:table-cell table:number-columns-repeated="3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56">
            <text:p>56</text:p>
          </table:table-cell>
          <table:table-cell office:value-type="float" office:value="2.94737">
            <text:p>2.94737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58">
            <text:p>58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62">
            <text:p>62</text:p>
          </table:table-cell>
          <table:table-cell office:value-type="float" office:value="2.95238">
            <text:p>2.95238</text:p>
          </table:table-cell>
          <table:table-cell table:number-columns-repeated="3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65">
            <text:p>65</text:p>
          </table:table-cell>
          <table:table-cell office:value-type="float" office:value="2.95455">
            <text:p>2.95455</text:p>
          </table:table-cell>
          <table:table-cell table:number-columns-repeated="3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67">
            <text:p>67</text:p>
          </table:table-cell>
          <table:table-cell office:value-type="float" office:value="2.91304">
            <text:p>2.91304</text:p>
          </table:table-cell>
          <table:table-cell table:number-columns-repeated="3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70">
            <text:p>70</text:p>
          </table:table-cell>
          <table:table-cell office:value-type="float" office:value="2.91667">
            <text:p>2.91667</text:p>
          </table:table-cell>
          <table:table-cell table:number-columns-repeated="3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76">
            <text:p>76</text:p>
          </table:table-cell>
          <table:table-cell office:value-type="float" office:value="2.92308">
            <text:p>2.92308</text:p>
          </table:table-cell>
          <table:table-cell table:number-columns-repeated="3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94">
            <text:p>94</text:p>
          </table:table-cell>
          <table:table-cell office:value-type="float" office:value="3.03226">
            <text:p>3.03226</text:p>
          </table:table-cell>
          <table:table-cell table:number-columns-repeated="3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03">
            <text:p>103</text:p>
          </table:table-cell>
          <table:table-cell office:value-type="float" office:value="3.02941">
            <text:p>3.02941</text:p>
          </table:table-cell>
          <table:table-cell table:number-columns-repeated="3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04">
            <text:p>104</text:p>
          </table:table-cell>
          <table:table-cell office:value-type="float" office:value="2.97143">
            <text:p>2.97143</text:p>
          </table:table-cell>
          <table:table-cell table:number-columns-repeated="3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07">
            <text:p>107</text:p>
          </table:table-cell>
          <table:table-cell office:value-type="float" office:value="2.97222">
            <text:p>2.97222</text:p>
          </table:table-cell>
          <table:table-cell table:number-columns-repeated="3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13">
            <text:p>113</text:p>
          </table:table-cell>
          <table:table-cell office:value-type="float" office:value="2.97368">
            <text:p>2.97368</text:p>
          </table:table-cell>
          <table:table-cell table:number-columns-repeated="3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16">
            <text:p>116</text:p>
          </table:table-cell>
          <table:table-cell office:value-type="float" office:value="2.97436">
            <text:p>2.97436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27">
            <text:p>127</text:p>
          </table:table-cell>
          <table:table-cell office:value-type="float" office:value="3.02381">
            <text:p>3.02381</text:p>
          </table:table-cell>
          <table:table-cell table:number-columns-repeated="3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139">
            <text:p>139</text:p>
          </table:table-cell>
          <table:table-cell office:value-type="float" office:value="3.08889">
            <text:p>3.08889</text:p>
          </table:table-cell>
          <table:table-cell table:number-columns-repeated="3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143">
            <text:p>143</text:p>
          </table:table-cell>
          <table:table-cell office:value-type="float" office:value="3.1087">
            <text:p>3.1087</text:p>
          </table:table-cell>
          <table:table-cell table:number-columns-repeated="3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146">
            <text:p>146</text:p>
          </table:table-cell>
          <table:table-cell office:value-type="float" office:value="3.10638">
            <text:p>3.10638</text:p>
          </table:table-cell>
          <table:table-cell table:number-columns-repeated="3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150">
            <text:p>150</text:p>
          </table:table-cell>
          <table:table-cell office:value-type="float" office:value="3.125">
            <text:p>3.125</text:p>
          </table:table-cell>
          <table:table-cell table:number-columns-repeated="3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156">
            <text:p>156</text:p>
          </table:table-cell>
          <table:table-cell office:value-type="float" office:value="3.18367">
            <text:p>3.18367</text:p>
          </table:table-cell>
          <table:table-cell table:number-columns-repeated="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160">
            <text:p>160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164">
            <text:p>164</text:p>
          </table:table-cell>
          <table:table-cell office:value-type="float" office:value="3.21569">
            <text:p>3.21569</text:p>
          </table:table-cell>
          <table:table-cell table:number-columns-repeated="3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168">
            <text:p>168</text:p>
          </table:table-cell>
          <table:table-cell office:value-type="float" office:value="3.23077">
            <text:p>3.23077</text:p>
          </table:table-cell>
          <table:table-cell table:number-columns-repeated="3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171">
            <text:p>171</text:p>
          </table:table-cell>
          <table:table-cell office:value-type="float" office:value="3.22642">
            <text:p>3.22642</text:p>
          </table:table-cell>
          <table:table-cell table:number-columns-repeated="3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176">
            <text:p>176</text:p>
          </table:table-cell>
          <table:table-cell office:value-type="float" office:value="3.25926">
            <text:p>3.25926</text:p>
          </table:table-cell>
          <table:table-cell table:number-columns-repeated="3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180">
            <text:p>180</text:p>
          </table:table-cell>
          <table:table-cell office:value-type="float" office:value="3.27273">
            <text:p>3.27273</text:p>
          </table:table-cell>
          <table:table-cell table:number-columns-repeated="3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185">
            <text:p>185</text:p>
          </table:table-cell>
          <table:table-cell office:value-type="float" office:value="3.30357">
            <text:p>3.30357</text:p>
          </table:table-cell>
          <table:table-cell table:number-columns-repeated="3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185">
            <text:p>185</text:p>
          </table:table-cell>
          <table:table-cell office:value-type="float" office:value="3.24561">
            <text:p>3.24561</text:p>
          </table:table-cell>
          <table:table-cell table:number-columns-repeated="3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190">
            <text:p>190</text:p>
          </table:table-cell>
          <table:table-cell office:value-type="float" office:value="3.27586">
            <text:p>3.27586</text:p>
          </table:table-cell>
          <table:table-cell table:number-columns-repeated="3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192">
            <text:p>192</text:p>
          </table:table-cell>
          <table:table-cell office:value-type="float" office:value="3.25424">
            <text:p>3.25424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197">
            <text:p>197</text:p>
          </table:table-cell>
          <table:table-cell office:value-type="float" office:value="3.28333">
            <text:p>3.28333</text:p>
          </table:table-cell>
          <table:table-cell table:number-columns-repeated="3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01">
            <text:p>201</text:p>
          </table:table-cell>
          <table:table-cell office:value-type="float" office:value="3.29508">
            <text:p>3.29508</text:p>
          </table:table-cell>
          <table:table-cell table:number-columns-repeated="3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03">
            <text:p>203</text:p>
          </table:table-cell>
          <table:table-cell office:value-type="float" office:value="3.27419">
            <text:p>3.27419</text:p>
          </table:table-cell>
          <table:table-cell table:number-columns-repeated="3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10">
            <text:p>210</text:p>
          </table:table-cell>
          <table:table-cell office:value-type="float" office:value="3.33333">
            <text:p>3.33333</text:p>
          </table:table-cell>
          <table:table-cell table:number-columns-repeated="3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211">
            <text:p>211</text:p>
          </table:table-cell>
          <table:table-cell office:value-type="float" office:value="3.29688">
            <text:p>3.29688</text:p>
          </table:table-cell>
          <table:table-cell table:number-columns-repeated="3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215">
            <text:p>215</text:p>
          </table:table-cell>
          <table:table-cell office:value-type="float" office:value="3.30769">
            <text:p>3.30769</text:p>
          </table:table-cell>
          <table:table-cell table:number-columns-repeated="3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217">
            <text:p>217</text:p>
          </table:table-cell>
          <table:table-cell office:value-type="float" office:value="3.28788">
            <text:p>3.28788</text:p>
          </table:table-cell>
          <table:table-cell table:number-columns-repeated="3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222">
            <text:p>222</text:p>
          </table:table-cell>
          <table:table-cell office:value-type="float" office:value="3.31343">
            <text:p>3.31343</text:p>
          </table:table-cell>
          <table:table-cell table:number-columns-repeated="3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225">
            <text:p>225</text:p>
          </table:table-cell>
          <table:table-cell office:value-type="float" office:value="3.30882">
            <text:p>3.30882</text:p>
          </table:table-cell>
          <table:table-cell table:number-columns-repeated="3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229">
            <text:p>229</text:p>
          </table:table-cell>
          <table:table-cell office:value-type="float" office:value="3.31884">
            <text:p>3.31884</text:p>
          </table:table-cell>
          <table:table-cell table:number-columns-repeated="3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234">
            <text:p>234</text:p>
          </table:table-cell>
          <table:table-cell office:value-type="float" office:value="3.34286">
            <text:p>3.34286</text:p>
          </table:table-cell>
          <table:table-cell table:number-columns-repeated="3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236">
            <text:p>236</text:p>
          </table:table-cell>
          <table:table-cell office:value-type="float" office:value="3.32394">
            <text:p>3.32394</text:p>
          </table:table-cell>
          <table:table-cell table:number-columns-repeated="3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240">
            <text:p>240</text:p>
          </table:table-cell>
          <table:table-cell office:value-type="float" office:value="3.33333">
            <text:p>3.33333</text:p>
          </table:table-cell>
          <table:table-cell table:number-columns-repeated="3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244">
            <text:p>244</text:p>
          </table:table-cell>
          <table:table-cell office:value-type="float" office:value="3.34247">
            <text:p>3.34247</text:p>
          </table:table-cell>
          <table:table-cell table:number-columns-repeated="3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248">
            <text:p>248</text:p>
          </table:table-cell>
          <table:table-cell office:value-type="float" office:value="3.35135">
            <text:p>3.35135</text:p>
          </table:table-cell>
          <table:table-cell table:number-columns-repeated="3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251">
            <text:p>251</text:p>
          </table:table-cell>
          <table:table-cell office:value-type="float" office:value="3.34667">
            <text:p>3.34667</text:p>
          </table:table-cell>
          <table:table-cell table:number-columns-repeated="3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257">
            <text:p>257</text:p>
          </table:table-cell>
          <table:table-cell office:value-type="float" office:value="3.38158">
            <text:p>3.38158</text:p>
          </table:table-cell>
          <table:table-cell table:number-columns-repeated="3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259">
            <text:p>259</text:p>
          </table:table-cell>
          <table:table-cell office:value-type="float" office:value="3.36364">
            <text:p>3.36364</text:p>
          </table:table-cell>
          <table:table-cell table:number-columns-repeated="3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263">
            <text:p>263</text:p>
          </table:table-cell>
          <table:table-cell office:value-type="float" office:value="3.37179">
            <text:p>3.37179</text:p>
          </table:table-cell>
          <table:table-cell table:number-columns-repeated="3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266">
            <text:p>266</text:p>
          </table:table-cell>
          <table:table-cell office:value-type="float" office:value="3.36709">
            <text:p>3.36709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271">
            <text:p>271</text:p>
          </table:table-cell>
          <table:table-cell office:value-type="float" office:value="3.3875">
            <text:p>3.3875</text:p>
          </table:table-cell>
          <table:table-cell table:number-columns-repeated="3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273">
            <text:p>273</text:p>
          </table:table-cell>
          <table:table-cell office:value-type="float" office:value="3.37037">
            <text:p>3.37037</text:p>
          </table:table-cell>
          <table:table-cell table:number-columns-repeated="3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276">
            <text:p>276</text:p>
          </table:table-cell>
          <table:table-cell office:value-type="float" office:value="3.36585">
            <text:p>3.36585</text:p>
          </table:table-cell>
          <table:table-cell table:number-columns-repeated="3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280">
            <text:p>280</text:p>
          </table:table-cell>
          <table:table-cell office:value-type="float" office:value="3.37349">
            <text:p>3.37349</text:p>
          </table:table-cell>
          <table:table-cell table:number-columns-repeated="3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286">
            <text:p>286</text:p>
          </table:table-cell>
          <table:table-cell office:value-type="float" office:value="3.40476">
            <text:p>3.40476</text:p>
          </table:table-cell>
          <table:table-cell table:number-columns-repeated="3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288">
            <text:p>288</text:p>
          </table:table-cell>
          <table:table-cell office:value-type="float" office:value="3.38824">
            <text:p>3.38824</text:p>
          </table:table-cell>
          <table:table-cell table:number-columns-repeated="3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291">
            <text:p>291</text:p>
          </table:table-cell>
          <table:table-cell office:value-type="float" office:value="3.38372">
            <text:p>3.38372</text:p>
          </table:table-cell>
          <table:table-cell table:number-columns-repeated="3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296">
            <text:p>296</text:p>
          </table:table-cell>
          <table:table-cell office:value-type="float" office:value="3.4023">
            <text:p>3.4023</text:p>
          </table:table-cell>
          <table:table-cell table:number-columns-repeated="3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300">
            <text:p>300</text:p>
          </table:table-cell>
          <table:table-cell office:value-type="float" office:value="3.40909">
            <text:p>3.40909</text:p>
          </table:table-cell>
          <table:table-cell table:number-columns-repeated="3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301">
            <text:p>301</text:p>
          </table:table-cell>
          <table:table-cell office:value-type="float" office:value="3.38202">
            <text:p>3.38202</text:p>
          </table:table-cell>
          <table:table-cell table:number-columns-repeated="3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306">
            <text:p>306</text:p>
          </table:table-cell>
          <table:table-cell office:value-type="float" office:value="3.4">
            <text:p>3.4</text:p>
          </table:table-cell>
          <table:table-cell table:number-columns-repeated="3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311">
            <text:p>311</text:p>
          </table:table-cell>
          <table:table-cell office:value-type="float" office:value="3.41758">
            <text:p>3.41758</text:p>
          </table:table-cell>
          <table:table-cell table:number-columns-repeated="3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315">
            <text:p>315</text:p>
          </table:table-cell>
          <table:table-cell office:value-type="float" office:value="3.42391">
            <text:p>3.42391</text:p>
          </table:table-cell>
          <table:table-cell table:number-columns-repeated="3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317">
            <text:p>317</text:p>
          </table:table-cell>
          <table:table-cell office:value-type="float" office:value="3.4086">
            <text:p>3.4086</text:p>
          </table:table-cell>
          <table:table-cell table:number-columns-repeated="3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321">
            <text:p>321</text:p>
          </table:table-cell>
          <table:table-cell office:value-type="float" office:value="3.41489">
            <text:p>3.41489</text:p>
          </table:table-cell>
          <table:table-cell table:number-columns-repeated="3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325">
            <text:p>325</text:p>
          </table:table-cell>
          <table:table-cell office:value-type="float" office:value="3.42105">
            <text:p>3.42105</text:p>
          </table:table-cell>
          <table:table-cell table:number-columns-repeated="3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329">
            <text:p>329</text:p>
          </table:table-cell>
          <table:table-cell office:value-type="float" office:value="3.42708">
            <text:p>3.42708</text:p>
          </table:table-cell>
          <table:table-cell table:number-columns-repeated="3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332">
            <text:p>332</text:p>
          </table:table-cell>
          <table:table-cell office:value-type="float" office:value="3.42268">
            <text:p>3.42268</text:p>
          </table:table-cell>
          <table:table-cell table:number-columns-repeated="3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334">
            <text:p>334</text:p>
          </table:table-cell>
          <table:table-cell office:value-type="float" office:value="3.40816">
            <text:p>3.40816</text:p>
          </table:table-cell>
          <table:table-cell table:number-columns-repeated="3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338">
            <text:p>338</text:p>
          </table:table-cell>
          <table:table-cell office:value-type="float" office:value="3.41414">
            <text:p>3.41414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341">
            <text:p>341</text:p>
          </table:table-cell>
          <table:table-cell office:value-type="float" office:value="3.41">
            <text:p>3.41</text:p>
          </table:table-cell>
          <table:table-cell table:number-columns-repeated="3"/>
        </table:table-row>
      </table:table>
      <table:table table:name="uniform 10000" table:style-name="ta1">
        <table:table-column table:style-name="co1" table:number-columns-repeated="6" table:default-cell-style-name="Default"/>
        <table:table-row table:style-name="ro1">
          <table:table-cell office:value-type="string">
            <text:p># clock</text:p>
          </table:table-cell>
          <table:table-cell office:value-type="string">
            <text:p>collected_food</text:p>
          </table:table-cell>
          <table:table-cell office:value-type="string">
            <text:p>avarage per 100 steps</text:p>
          </table:table-cell>
          <table:table-cell table:number-columns-repeated="2"/>
          <table:table-cell office:value-type="string">
            <text:p>Uniform 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3.33333">
            <text:p>3.33333</text:p>
          </table:table-cell>
          <table:table-cell table:number-columns-repeated="3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4">
            <text:p>14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22">
            <text:p>22</text:p>
          </table:table-cell>
          <table:table-cell office:value-type="float" office:value="3.66667">
            <text:p>3.66667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31">
            <text:p>31</text:p>
          </table:table-cell>
          <table:table-cell office:value-type="float" office:value="4.42857">
            <text:p>4.42857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5">
            <text:p>35</text:p>
          </table:table-cell>
          <table:table-cell office:value-type="float" office:value="4.375">
            <text:p>4.375</text:p>
          </table:table-cell>
          <table:table-cell table:number-columns-repeated="3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1">
            <text:p>41</text:p>
          </table:table-cell>
          <table:table-cell office:value-type="float" office:value="4.55556">
            <text:p>4.55556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6">
            <text:p>46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2">
          <table:table-cell office:value-type="float" office:value="11000">
            <text:p>11000</text:p>
          </table:table-cell>
          <table:table-cell office:value-type="float" office:value="54">
            <text:p>54</text:p>
          </table:table-cell>
          <table:table-cell office:value-type="float" office:value="4.90909">
            <text:p>4.90909</text:p>
          </table:table-cell>
          <table:table-cell table:number-columns-repeated="3"/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59">
            <text:p>59</text:p>
          </table:table-cell>
          <table:table-cell office:value-type="float" office:value="4.91667">
            <text:p>4.91667</text:p>
          </table:table-cell>
          <table:table-cell table:number-columns-repeated="3"/>
        </table:table-row>
        <table:table-row table:style-name="ro2">
          <table:table-cell office:value-type="float" office:value="13000">
            <text:p>13000</text:p>
          </table:table-cell>
          <table:table-cell office:value-type="float" office:value="63">
            <text:p>63</text:p>
          </table:table-cell>
          <table:table-cell office:value-type="float" office:value="4.84615">
            <text:p>4.84615</text:p>
          </table:table-cell>
          <table:table-cell table:number-columns-repeated="3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67">
            <text:p>67</text:p>
          </table:table-cell>
          <table:table-cell office:value-type="float" office:value="4.78571">
            <text:p>4.78571</text:p>
          </table:table-cell>
          <table:table-cell table:number-columns-repeated="3"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70">
            <text:p>70</text:p>
          </table:table-cell>
          <table:table-cell office:value-type="float" office:value="4.66667">
            <text:p>4.66667</text:p>
          </table:table-cell>
          <table:table-cell table:number-columns-repeated="3"/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73">
            <text:p>73</text:p>
          </table:table-cell>
          <table:table-cell office:value-type="float" office:value="4.5625">
            <text:p>4.5625</text:p>
          </table:table-cell>
          <table:table-cell table:number-columns-repeated="3"/>
        </table:table-row>
        <table:table-row table:style-name="ro2">
          <table:table-cell office:value-type="float" office:value="17000">
            <text:p>17000</text:p>
          </table:table-cell>
          <table:table-cell office:value-type="float" office:value="80">
            <text:p>80</text:p>
          </table:table-cell>
          <table:table-cell office:value-type="float" office:value="4.70588">
            <text:p>4.70588</text:p>
          </table:table-cell>
          <table:table-cell table:number-columns-repeated="3"/>
        </table:table-row>
        <table:table-row table:style-name="ro2">
          <table:table-cell office:value-type="float" office:value="18000">
            <text:p>18000</text:p>
          </table:table-cell>
          <table:table-cell office:value-type="float" office:value="84">
            <text:p>84</text:p>
          </table:table-cell>
          <table:table-cell office:value-type="float" office:value="4.66667">
            <text:p>4.66667</text:p>
          </table:table-cell>
          <table:table-cell table:number-columns-repeated="3"/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91">
            <text:p>91</text:p>
          </table:table-cell>
          <table:table-cell office:value-type="float" office:value="4.78947">
            <text:p>4.78947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96">
            <text:p>96</text:p>
          </table:table-cell>
          <table:table-cell office:value-type="float" office:value="4.8">
            <text:p>4.8</text:p>
          </table:table-cell>
          <table:table-cell table:number-columns-repeated="3"/>
        </table:table-row>
        <table:table-row table:style-name="ro2">
          <table:table-cell office:value-type="float" office:value="21000">
            <text:p>21000</text:p>
          </table:table-cell>
          <table:table-cell office:value-type="float" office:value="97">
            <text:p>97</text:p>
          </table:table-cell>
          <table:table-cell office:value-type="float" office:value="4.61905">
            <text:p>4.61905</text:p>
          </table:table-cell>
          <table:table-cell table:number-columns-repeated="3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100">
            <text:p>100</text:p>
          </table:table-cell>
          <table:table-cell office:value-type="float" office:value="4.54545">
            <text:p>4.54545</text:p>
          </table:table-cell>
          <table:table-cell table:number-columns-repeated="3"/>
        </table:table-row>
        <table:table-row table:style-name="ro2">
          <table:table-cell office:value-type="float" office:value="23000">
            <text:p>23000</text:p>
          </table:table-cell>
          <table:table-cell office:value-type="float" office:value="104">
            <text:p>104</text:p>
          </table:table-cell>
          <table:table-cell office:value-type="float" office:value="4.52174">
            <text:p>4.52174</text:p>
          </table:table-cell>
          <table:table-cell table:number-columns-repeated="3"/>
        </table:table-row>
        <table:table-row table:style-name="ro2">
          <table:table-cell office:value-type="float" office:value="24000">
            <text:p>24000</text:p>
          </table:table-cell>
          <table:table-cell office:value-type="float" office:value="110">
            <text:p>110</text:p>
          </table:table-cell>
          <table:table-cell office:value-type="float" office:value="4.58333">
            <text:p>4.58333</text:p>
          </table:table-cell>
          <table:table-cell table:number-columns-repeated="3"/>
        </table:table-row>
        <table:table-row table:style-name="ro2">
          <table:table-cell office:value-type="float" office:value="25000">
            <text:p>25000</text:p>
          </table:table-cell>
          <table:table-cell office:value-type="float" office:value="113">
            <text:p>113</text:p>
          </table:table-cell>
          <table:table-cell office:value-type="float" office:value="4.52">
            <text:p>4.52</text:p>
          </table:table-cell>
          <table:table-cell table:number-columns-repeated="3"/>
        </table:table-row>
        <table:table-row table:style-name="ro2">
          <table:table-cell office:value-type="float" office:value="26000">
            <text:p>26000</text:p>
          </table:table-cell>
          <table:table-cell office:value-type="float" office:value="120">
            <text:p>120</text:p>
          </table:table-cell>
          <table:table-cell office:value-type="float" office:value="4.61538">
            <text:p>4.61538</text:p>
          </table:table-cell>
          <table:table-cell table:number-columns-repeated="3"/>
        </table:table-row>
        <table:table-row table:style-name="ro2">
          <table:table-cell office:value-type="float" office:value="27000">
            <text:p>27000</text:p>
          </table:table-cell>
          <table:table-cell office:value-type="float" office:value="125">
            <text:p>125</text:p>
          </table:table-cell>
          <table:table-cell office:value-type="float" office:value="4.62963">
            <text:p>4.62963</text:p>
          </table:table-cell>
          <table:table-cell table:number-columns-repeated="3"/>
        </table:table-row>
        <table:table-row table:style-name="ro2">
          <table:table-cell office:value-type="float" office:value="28000">
            <text:p>28000</text:p>
          </table:table-cell>
          <table:table-cell office:value-type="float" office:value="129">
            <text:p>129</text:p>
          </table:table-cell>
          <table:table-cell office:value-type="float" office:value="4.60714">
            <text:p>4.60714</text:p>
          </table:table-cell>
          <table:table-cell table:number-columns-repeated="3"/>
        </table:table-row>
        <table:table-row table:style-name="ro2">
          <table:table-cell office:value-type="float" office:value="29000">
            <text:p>29000</text:p>
          </table:table-cell>
          <table:table-cell office:value-type="float" office:value="136">
            <text:p>136</text:p>
          </table:table-cell>
          <table:table-cell office:value-type="float" office:value="4.68966">
            <text:p>4.68966</text:p>
          </table:table-cell>
          <table:table-cell table:number-columns-repeated="3"/>
        </table:table-row>
        <table:table-row table:style-name="ro2">
          <table:table-cell office:value-type="float" office:value="30000">
            <text:p>30000</text:p>
          </table:table-cell>
          <table:table-cell office:value-type="float" office:value="140">
            <text:p>140</text:p>
          </table:table-cell>
          <table:table-cell office:value-type="float" office:value="4.66667">
            <text:p>4.66667</text:p>
          </table:table-cell>
          <table:table-cell table:number-columns-repeated="3"/>
        </table:table-row>
        <table:table-row table:style-name="ro2">
          <table:table-cell office:value-type="float" office:value="31000">
            <text:p>31000</text:p>
          </table:table-cell>
          <table:table-cell office:value-type="float" office:value="144">
            <text:p>144</text:p>
          </table:table-cell>
          <table:table-cell office:value-type="float" office:value="4.64516">
            <text:p>4.64516</text:p>
          </table:table-cell>
          <table:table-cell table:number-columns-repeated="3"/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147">
            <text:p>147</text:p>
          </table:table-cell>
          <table:table-cell office:value-type="float" office:value="4.59375">
            <text:p>4.59375</text:p>
          </table:table-cell>
          <table:table-cell table:number-columns-repeated="3"/>
        </table:table-row>
        <table:table-row table:style-name="ro2">
          <table:table-cell office:value-type="float" office:value="33000">
            <text:p>33000</text:p>
          </table:table-cell>
          <table:table-cell office:value-type="float" office:value="151">
            <text:p>151</text:p>
          </table:table-cell>
          <table:table-cell office:value-type="float" office:value="4.57576">
            <text:p>4.57576</text:p>
          </table:table-cell>
          <table:table-cell table:number-columns-repeated="3"/>
        </table:table-row>
        <table:table-row table:style-name="ro2">
          <table:table-cell office:value-type="float" office:value="34000">
            <text:p>34000</text:p>
          </table:table-cell>
          <table:table-cell office:value-type="float" office:value="156">
            <text:p>156</text:p>
          </table:table-cell>
          <table:table-cell office:value-type="float" office:value="4.58824">
            <text:p>4.58824</text:p>
          </table:table-cell>
          <table:table-cell table:number-columns-repeated="3"/>
        </table:table-row>
        <table:table-row table:style-name="ro2">
          <table:table-cell office:value-type="float" office:value="35000">
            <text:p>35000</text:p>
          </table:table-cell>
          <table:table-cell office:value-type="float" office:value="160">
            <text:p>160</text:p>
          </table:table-cell>
          <table:table-cell office:value-type="float" office:value="4.57143">
            <text:p>4.57143</text:p>
          </table:table-cell>
          <table:table-cell table:number-columns-repeated="3"/>
        </table:table-row>
        <table:table-row table:style-name="ro2">
          <table:table-cell office:value-type="float" office:value="36000">
            <text:p>36000</text:p>
          </table:table-cell>
          <table:table-cell office:value-type="float" office:value="164">
            <text:p>164</text:p>
          </table:table-cell>
          <table:table-cell office:value-type="float" office:value="4.55556">
            <text:p>4.55556</text:p>
          </table:table-cell>
          <table:table-cell table:number-columns-repeated="3"/>
        </table:table-row>
        <table:table-row table:style-name="ro2">
          <table:table-cell office:value-type="float" office:value="37000">
            <text:p>37000</text:p>
          </table:table-cell>
          <table:table-cell office:value-type="float" office:value="172">
            <text:p>172</text:p>
          </table:table-cell>
          <table:table-cell office:value-type="float" office:value="4.64865">
            <text:p>4.64865</text:p>
          </table:table-cell>
          <table:table-cell table:number-columns-repeated="3"/>
        </table:table-row>
        <table:table-row table:style-name="ro2">
          <table:table-cell office:value-type="float" office:value="38000">
            <text:p>38000</text:p>
          </table:table-cell>
          <table:table-cell office:value-type="float" office:value="176">
            <text:p>176</text:p>
          </table:table-cell>
          <table:table-cell office:value-type="float" office:value="4.63158">
            <text:p>4.63158</text:p>
          </table:table-cell>
          <table:table-cell table:number-columns-repeated="3"/>
        </table:table-row>
        <table:table-row table:style-name="ro2">
          <table:table-cell office:value-type="float" office:value="39000">
            <text:p>39000</text:p>
          </table:table-cell>
          <table:table-cell office:value-type="float" office:value="179">
            <text:p>179</text:p>
          </table:table-cell>
          <table:table-cell office:value-type="float" office:value="4.58974">
            <text:p>4.58974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82">
            <text:p>182</text:p>
          </table:table-cell>
          <table:table-cell office:value-type="float" office:value="4.55">
            <text:p>4.55</text:p>
          </table:table-cell>
          <table:table-cell table:number-columns-repeated="3"/>
        </table:table-row>
        <table:table-row table:style-name="ro2">
          <table:table-cell office:value-type="float" office:value="41000">
            <text:p>41000</text:p>
          </table:table-cell>
          <table:table-cell office:value-type="float" office:value="187">
            <text:p>187</text:p>
          </table:table-cell>
          <table:table-cell office:value-type="float" office:value="4.56098">
            <text:p>4.56098</text:p>
          </table:table-cell>
          <table:table-cell table:number-columns-repeated="3"/>
        </table:table-row>
        <table:table-row table:style-name="ro2">
          <table:table-cell office:value-type="float" office:value="42000">
            <text:p>42000</text:p>
          </table:table-cell>
          <table:table-cell office:value-type="float" office:value="192">
            <text:p>192</text:p>
          </table:table-cell>
          <table:table-cell office:value-type="float" office:value="4.57143">
            <text:p>4.57143</text:p>
          </table:table-cell>
          <table:table-cell table:number-columns-repeated="3"/>
        </table:table-row>
        <table:table-row table:style-name="ro2">
          <table:table-cell office:value-type="float" office:value="43000">
            <text:p>43000</text:p>
          </table:table-cell>
          <table:table-cell office:value-type="float" office:value="195">
            <text:p>195</text:p>
          </table:table-cell>
          <table:table-cell office:value-type="float" office:value="4.53488">
            <text:p>4.53488</text:p>
          </table:table-cell>
          <table:table-cell table:number-columns-repeated="3"/>
        </table:table-row>
        <table:table-row table:style-name="ro2">
          <table:table-cell office:value-type="float" office:value="44000">
            <text:p>44000</text:p>
          </table:table-cell>
          <table:table-cell office:value-type="float" office:value="202">
            <text:p>202</text:p>
          </table:table-cell>
          <table:table-cell office:value-type="float" office:value="4.59091">
            <text:p>4.59091</text:p>
          </table:table-cell>
          <table:table-cell table:number-columns-repeated="3"/>
        </table:table-row>
        <table:table-row table:style-name="ro2">
          <table:table-cell office:value-type="float" office:value="45000">
            <text:p>45000</text:p>
          </table:table-cell>
          <table:table-cell office:value-type="float" office:value="205">
            <text:p>205</text:p>
          </table:table-cell>
          <table:table-cell office:value-type="float" office:value="4.55556">
            <text:p>4.55556</text:p>
          </table:table-cell>
          <table:table-cell table:number-columns-repeated="3"/>
        </table:table-row>
        <table:table-row table:style-name="ro2">
          <table:table-cell office:value-type="float" office:value="46000">
            <text:p>46000</text:p>
          </table:table-cell>
          <table:table-cell office:value-type="float" office:value="211">
            <text:p>211</text:p>
          </table:table-cell>
          <table:table-cell office:value-type="float" office:value="4.58696">
            <text:p>4.58696</text:p>
          </table:table-cell>
          <table:table-cell table:number-columns-repeated="3"/>
        </table:table-row>
        <table:table-row table:style-name="ro2">
          <table:table-cell office:value-type="float" office:value="47000">
            <text:p>47000</text:p>
          </table:table-cell>
          <table:table-cell office:value-type="float" office:value="215">
            <text:p>215</text:p>
          </table:table-cell>
          <table:table-cell office:value-type="float" office:value="4.57447">
            <text:p>4.57447</text:p>
          </table:table-cell>
          <table:table-cell table:number-columns-repeated="3"/>
        </table:table-row>
        <table:table-row table:style-name="ro2">
          <table:table-cell office:value-type="float" office:value="48000">
            <text:p>48000</text:p>
          </table:table-cell>
          <table:table-cell office:value-type="float" office:value="219">
            <text:p>219</text:p>
          </table:table-cell>
          <table:table-cell office:value-type="float" office:value="4.5625">
            <text:p>4.5625</text:p>
          </table:table-cell>
          <table:table-cell table:number-columns-repeated="3"/>
        </table:table-row>
        <table:table-row table:style-name="ro2">
          <table:table-cell office:value-type="float" office:value="49000">
            <text:p>49000</text:p>
          </table:table-cell>
          <table:table-cell office:value-type="float" office:value="227">
            <text:p>227</text:p>
          </table:table-cell>
          <table:table-cell office:value-type="float" office:value="4.63265">
            <text:p>4.63265</text:p>
          </table:table-cell>
          <table:table-cell table:number-columns-repeated="3"/>
        </table:table-row>
        <table:table-row table:style-name="ro2">
          <table:table-cell office:value-type="float" office:value="50000">
            <text:p>50000</text:p>
          </table:table-cell>
          <table:table-cell office:value-type="float" office:value="231">
            <text:p>231</text:p>
          </table:table-cell>
          <table:table-cell office:value-type="float" office:value="4.62">
            <text:p>4.62</text:p>
          </table:table-cell>
          <table:table-cell table:number-columns-repeated="3"/>
        </table:table-row>
        <table:table-row table:style-name="ro2">
          <table:table-cell office:value-type="float" office:value="51000">
            <text:p>51000</text:p>
          </table:table-cell>
          <table:table-cell office:value-type="float" office:value="237">
            <text:p>237</text:p>
          </table:table-cell>
          <table:table-cell office:value-type="float" office:value="4.64706">
            <text:p>4.64706</text:p>
          </table:table-cell>
          <table:table-cell table:number-columns-repeated="3"/>
        </table:table-row>
        <table:table-row table:style-name="ro2">
          <table:table-cell office:value-type="float" office:value="52000">
            <text:p>52000</text:p>
          </table:table-cell>
          <table:table-cell office:value-type="float" office:value="242">
            <text:p>242</text:p>
          </table:table-cell>
          <table:table-cell office:value-type="float" office:value="4.65385">
            <text:p>4.65385</text:p>
          </table:table-cell>
          <table:table-cell table:number-columns-repeated="3"/>
        </table:table-row>
        <table:table-row table:style-name="ro2">
          <table:table-cell office:value-type="float" office:value="53000">
            <text:p>53000</text:p>
          </table:table-cell>
          <table:table-cell office:value-type="float" office:value="247">
            <text:p>247</text:p>
          </table:table-cell>
          <table:table-cell office:value-type="float" office:value="4.66038">
            <text:p>4.66038</text:p>
          </table:table-cell>
          <table:table-cell table:number-columns-repeated="3"/>
        </table:table-row>
        <table:table-row table:style-name="ro2">
          <table:table-cell office:value-type="float" office:value="54000">
            <text:p>54000</text:p>
          </table:table-cell>
          <table:table-cell office:value-type="float" office:value="253">
            <text:p>253</text:p>
          </table:table-cell>
          <table:table-cell office:value-type="float" office:value="4.68518">
            <text:p>4.68518</text:p>
          </table:table-cell>
          <table:table-cell table:number-columns-repeated="3"/>
        </table:table-row>
        <table:table-row table:style-name="ro2">
          <table:table-cell office:value-type="float" office:value="55000">
            <text:p>55000</text:p>
          </table:table-cell>
          <table:table-cell office:value-type="float" office:value="258">
            <text:p>258</text:p>
          </table:table-cell>
          <table:table-cell office:value-type="float" office:value="4.69091">
            <text:p>4.69091</text:p>
          </table:table-cell>
          <table:table-cell table:number-columns-repeated="3"/>
        </table:table-row>
        <table:table-row table:style-name="ro2">
          <table:table-cell office:value-type="float" office:value="56000">
            <text:p>56000</text:p>
          </table:table-cell>
          <table:table-cell office:value-type="float" office:value="262">
            <text:p>262</text:p>
          </table:table-cell>
          <table:table-cell office:value-type="float" office:value="4.67857">
            <text:p>4.67857</text:p>
          </table:table-cell>
          <table:table-cell table:number-columns-repeated="3"/>
        </table:table-row>
        <table:table-row table:style-name="ro2">
          <table:table-cell office:value-type="float" office:value="57000">
            <text:p>57000</text:p>
          </table:table-cell>
          <table:table-cell office:value-type="float" office:value="265">
            <text:p>265</text:p>
          </table:table-cell>
          <table:table-cell office:value-type="float" office:value="4.64912">
            <text:p>4.64912</text:p>
          </table:table-cell>
          <table:table-cell table:number-columns-repeated="3"/>
        </table:table-row>
        <table:table-row table:style-name="ro2">
          <table:table-cell office:value-type="float" office:value="58000">
            <text:p>58000</text:p>
          </table:table-cell>
          <table:table-cell office:value-type="float" office:value="272">
            <text:p>272</text:p>
          </table:table-cell>
          <table:table-cell office:value-type="float" office:value="4.68966">
            <text:p>4.68966</text:p>
          </table:table-cell>
          <table:table-cell table:number-columns-repeated="3"/>
        </table:table-row>
        <table:table-row table:style-name="ro2">
          <table:table-cell office:value-type="float" office:value="59000">
            <text:p>59000</text:p>
          </table:table-cell>
          <table:table-cell office:value-type="float" office:value="277">
            <text:p>277</text:p>
          </table:table-cell>
          <table:table-cell office:value-type="float" office:value="4.69492">
            <text:p>4.69492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283">
            <text:p>283</text:p>
          </table:table-cell>
          <table:table-cell office:value-type="float" office:value="4.71667">
            <text:p>4.71667</text:p>
          </table:table-cell>
          <table:table-cell table:number-columns-repeated="3"/>
        </table:table-row>
        <table:table-row table:style-name="ro2">
          <table:table-cell office:value-type="float" office:value="61000">
            <text:p>61000</text:p>
          </table:table-cell>
          <table:table-cell office:value-type="float" office:value="286">
            <text:p>286</text:p>
          </table:table-cell>
          <table:table-cell office:value-type="float" office:value="4.68852">
            <text:p>4.68852</text:p>
          </table:table-cell>
          <table:table-cell table:number-columns-repeated="3"/>
        </table:table-row>
        <table:table-row table:style-name="ro2">
          <table:table-cell office:value-type="float" office:value="62000">
            <text:p>62000</text:p>
          </table:table-cell>
          <table:table-cell office:value-type="float" office:value="292">
            <text:p>292</text:p>
          </table:table-cell>
          <table:table-cell office:value-type="float" office:value="4.70968">
            <text:p>4.70968</text:p>
          </table:table-cell>
          <table:table-cell table:number-columns-repeated="3"/>
        </table:table-row>
        <table:table-row table:style-name="ro2">
          <table:table-cell office:value-type="float" office:value="63000">
            <text:p>63000</text:p>
          </table:table-cell>
          <table:table-cell office:value-type="float" office:value="296">
            <text:p>296</text:p>
          </table:table-cell>
          <table:table-cell office:value-type="float" office:value="4.69841">
            <text:p>4.69841</text:p>
          </table:table-cell>
          <table:table-cell table:number-columns-repeated="3"/>
        </table:table-row>
        <table:table-row table:style-name="ro2">
          <table:table-cell office:value-type="float" office:value="64000">
            <text:p>64000</text:p>
          </table:table-cell>
          <table:table-cell office:value-type="float" office:value="302">
            <text:p>302</text:p>
          </table:table-cell>
          <table:table-cell office:value-type="float" office:value="4.71875">
            <text:p>4.71875</text:p>
          </table:table-cell>
          <table:table-cell table:number-columns-repeated="3"/>
        </table:table-row>
        <table:table-row table:style-name="ro2">
          <table:table-cell office:value-type="float" office:value="65000">
            <text:p>65000</text:p>
          </table:table-cell>
          <table:table-cell office:value-type="float" office:value="305">
            <text:p>305</text:p>
          </table:table-cell>
          <table:table-cell office:value-type="float" office:value="4.69231">
            <text:p>4.69231</text:p>
          </table:table-cell>
          <table:table-cell table:number-columns-repeated="3"/>
        </table:table-row>
        <table:table-row table:style-name="ro2">
          <table:table-cell office:value-type="float" office:value="66000">
            <text:p>66000</text:p>
          </table:table-cell>
          <table:table-cell office:value-type="float" office:value="310">
            <text:p>310</text:p>
          </table:table-cell>
          <table:table-cell office:value-type="float" office:value="4.69697">
            <text:p>4.69697</text:p>
          </table:table-cell>
          <table:table-cell table:number-columns-repeated="3"/>
        </table:table-row>
        <table:table-row table:style-name="ro2">
          <table:table-cell office:value-type="float" office:value="67000">
            <text:p>67000</text:p>
          </table:table-cell>
          <table:table-cell office:value-type="float" office:value="315">
            <text:p>315</text:p>
          </table:table-cell>
          <table:table-cell office:value-type="float" office:value="4.70149">
            <text:p>4.70149</text:p>
          </table:table-cell>
          <table:table-cell table:number-columns-repeated="3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317">
            <text:p>317</text:p>
          </table:table-cell>
          <table:table-cell office:value-type="float" office:value="4.66176">
            <text:p>4.66176</text:p>
          </table:table-cell>
          <table:table-cell table:number-columns-repeated="3"/>
        </table:table-row>
        <table:table-row table:style-name="ro2">
          <table:table-cell office:value-type="float" office:value="69000">
            <text:p>69000</text:p>
          </table:table-cell>
          <table:table-cell office:value-type="float" office:value="325">
            <text:p>325</text:p>
          </table:table-cell>
          <table:table-cell office:value-type="float" office:value="4.71014">
            <text:p>4.71014</text:p>
          </table:table-cell>
          <table:table-cell table:number-columns-repeated="3"/>
        </table:table-row>
        <table:table-row table:style-name="ro2">
          <table:table-cell office:value-type="float" office:value="70000">
            <text:p>70000</text:p>
          </table:table-cell>
          <table:table-cell office:value-type="float" office:value="330">
            <text:p>330</text:p>
          </table:table-cell>
          <table:table-cell office:value-type="float" office:value="4.71429">
            <text:p>4.71429</text:p>
          </table:table-cell>
          <table:table-cell table:number-columns-repeated="3"/>
        </table:table-row>
        <table:table-row table:style-name="ro2">
          <table:table-cell office:value-type="float" office:value="71000">
            <text:p>71000</text:p>
          </table:table-cell>
          <table:table-cell office:value-type="float" office:value="335">
            <text:p>335</text:p>
          </table:table-cell>
          <table:table-cell office:value-type="float" office:value="4.71831">
            <text:p>4.71831</text:p>
          </table:table-cell>
          <table:table-cell table:number-columns-repeated="3"/>
        </table:table-row>
        <table:table-row table:style-name="ro2">
          <table:table-cell office:value-type="float" office:value="72000">
            <text:p>72000</text:p>
          </table:table-cell>
          <table:table-cell office:value-type="float" office:value="341">
            <text:p>341</text:p>
          </table:table-cell>
          <table:table-cell office:value-type="float" office:value="4.73611">
            <text:p>4.73611</text:p>
          </table:table-cell>
          <table:table-cell table:number-columns-repeated="3"/>
        </table:table-row>
        <table:table-row table:style-name="ro2">
          <table:table-cell office:value-type="float" office:value="73000">
            <text:p>73000</text:p>
          </table:table-cell>
          <table:table-cell office:value-type="float" office:value="346">
            <text:p>346</text:p>
          </table:table-cell>
          <table:table-cell office:value-type="float" office:value="4.73973">
            <text:p>4.73973</text:p>
          </table:table-cell>
          <table:table-cell table:number-columns-repeated="3"/>
        </table:table-row>
        <table:table-row table:style-name="ro2">
          <table:table-cell office:value-type="float" office:value="74000">
            <text:p>74000</text:p>
          </table:table-cell>
          <table:table-cell office:value-type="float" office:value="351">
            <text:p>351</text:p>
          </table:table-cell>
          <table:table-cell office:value-type="float" office:value="4.74324">
            <text:p>4.74324</text:p>
          </table:table-cell>
          <table:table-cell table:number-columns-repeated="3"/>
        </table:table-row>
        <table:table-row table:style-name="ro2">
          <table:table-cell office:value-type="float" office:value="75000">
            <text:p>75000</text:p>
          </table:table-cell>
          <table:table-cell office:value-type="float" office:value="359">
            <text:p>359</text:p>
          </table:table-cell>
          <table:table-cell office:value-type="float" office:value="4.78667">
            <text:p>4.78667</text:p>
          </table:table-cell>
          <table:table-cell table:number-columns-repeated="3"/>
        </table:table-row>
        <table:table-row table:style-name="ro2">
          <table:table-cell office:value-type="float" office:value="76000">
            <text:p>76000</text:p>
          </table:table-cell>
          <table:table-cell office:value-type="float" office:value="362">
            <text:p>362</text:p>
          </table:table-cell>
          <table:table-cell office:value-type="float" office:value="4.76316">
            <text:p>4.76316</text:p>
          </table:table-cell>
          <table:table-cell table:number-columns-repeated="3"/>
        </table:table-row>
        <table:table-row table:style-name="ro2">
          <table:table-cell office:value-type="float" office:value="77000">
            <text:p>77000</text:p>
          </table:table-cell>
          <table:table-cell office:value-type="float" office:value="366">
            <text:p>366</text:p>
          </table:table-cell>
          <table:table-cell office:value-type="float" office:value="4.75325">
            <text:p>4.75325</text:p>
          </table:table-cell>
          <table:table-cell table:number-columns-repeated="3"/>
        </table:table-row>
        <table:table-row table:style-name="ro2">
          <table:table-cell office:value-type="float" office:value="78000">
            <text:p>78000</text:p>
          </table:table-cell>
          <table:table-cell office:value-type="float" office:value="370">
            <text:p>370</text:p>
          </table:table-cell>
          <table:table-cell office:value-type="float" office:value="4.74359">
            <text:p>4.74359</text:p>
          </table:table-cell>
          <table:table-cell table:number-columns-repeated="3"/>
        </table:table-row>
        <table:table-row table:style-name="ro2">
          <table:table-cell office:value-type="float" office:value="79000">
            <text:p>79000</text:p>
          </table:table-cell>
          <table:table-cell office:value-type="float" office:value="375">
            <text:p>375</text:p>
          </table:table-cell>
          <table:table-cell office:value-type="float" office:value="4.74684">
            <text:p>4.74684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381">
            <text:p>381</text:p>
          </table:table-cell>
          <table:table-cell office:value-type="float" office:value="4.7625">
            <text:p>4.7625</text:p>
          </table:table-cell>
          <table:table-cell table:number-columns-repeated="3"/>
        </table:table-row>
        <table:table-row table:style-name="ro2">
          <table:table-cell office:value-type="float" office:value="81000">
            <text:p>81000</text:p>
          </table:table-cell>
          <table:table-cell office:value-type="float" office:value="387">
            <text:p>387</text:p>
          </table:table-cell>
          <table:table-cell office:value-type="float" office:value="4.77778">
            <text:p>4.77778</text:p>
          </table:table-cell>
          <table:table-cell table:number-columns-repeated="3"/>
        </table:table-row>
        <table:table-row table:style-name="ro2">
          <table:table-cell office:value-type="float" office:value="82000">
            <text:p>82000</text:p>
          </table:table-cell>
          <table:table-cell office:value-type="float" office:value="392">
            <text:p>392</text:p>
          </table:table-cell>
          <table:table-cell office:value-type="float" office:value="4.78049">
            <text:p>4.78049</text:p>
          </table:table-cell>
          <table:table-cell table:number-columns-repeated="3"/>
        </table:table-row>
        <table:table-row table:style-name="ro2">
          <table:table-cell office:value-type="float" office:value="83000">
            <text:p>83000</text:p>
          </table:table-cell>
          <table:table-cell office:value-type="float" office:value="398">
            <text:p>398</text:p>
          </table:table-cell>
          <table:table-cell office:value-type="float" office:value="4.79518">
            <text:p>4.79518</text:p>
          </table:table-cell>
          <table:table-cell table:number-columns-repeated="3"/>
        </table:table-row>
        <table:table-row table:style-name="ro2">
          <table:table-cell office:value-type="float" office:value="84000">
            <text:p>84000</text:p>
          </table:table-cell>
          <table:table-cell office:value-type="float" office:value="405">
            <text:p>405</text:p>
          </table:table-cell>
          <table:table-cell office:value-type="float" office:value="4.82143">
            <text:p>4.82143</text:p>
          </table:table-cell>
          <table:table-cell table:number-columns-repeated="3"/>
        </table:table-row>
        <table:table-row table:style-name="ro2">
          <table:table-cell office:value-type="float" office:value="85000">
            <text:p>85000</text:p>
          </table:table-cell>
          <table:table-cell office:value-type="float" office:value="409">
            <text:p>409</text:p>
          </table:table-cell>
          <table:table-cell office:value-type="float" office:value="4.81176">
            <text:p>4.81176</text:p>
          </table:table-cell>
          <table:table-cell table:number-columns-repeated="3"/>
        </table:table-row>
        <table:table-row table:style-name="ro2">
          <table:table-cell office:value-type="float" office:value="86000">
            <text:p>86000</text:p>
          </table:table-cell>
          <table:table-cell office:value-type="float" office:value="415">
            <text:p>415</text:p>
          </table:table-cell>
          <table:table-cell office:value-type="float" office:value="4.82558">
            <text:p>4.82558</text:p>
          </table:table-cell>
          <table:table-cell table:number-columns-repeated="3"/>
        </table:table-row>
        <table:table-row table:style-name="ro2">
          <table:table-cell office:value-type="float" office:value="87000">
            <text:p>87000</text:p>
          </table:table-cell>
          <table:table-cell office:value-type="float" office:value="418">
            <text:p>418</text:p>
          </table:table-cell>
          <table:table-cell office:value-type="float" office:value="4.8046">
            <text:p>4.8046</text:p>
          </table:table-cell>
          <table:table-cell table:number-columns-repeated="3"/>
        </table:table-row>
        <table:table-row table:style-name="ro2">
          <table:table-cell office:value-type="float" office:value="88000">
            <text:p>88000</text:p>
          </table:table-cell>
          <table:table-cell office:value-type="float" office:value="419">
            <text:p>419</text:p>
          </table:table-cell>
          <table:table-cell office:value-type="float" office:value="4.76136">
            <text:p>4.76136</text:p>
          </table:table-cell>
          <table:table-cell table:number-columns-repeated="3"/>
        </table:table-row>
        <table:table-row table:style-name="ro2">
          <table:table-cell office:value-type="float" office:value="89000">
            <text:p>89000</text:p>
          </table:table-cell>
          <table:table-cell office:value-type="float" office:value="422">
            <text:p>422</text:p>
          </table:table-cell>
          <table:table-cell office:value-type="float" office:value="4.74157">
            <text:p>4.74157</text:p>
          </table:table-cell>
          <table:table-cell table:number-columns-repeated="3"/>
        </table:table-row>
        <table:table-row table:style-name="ro2">
          <table:table-cell office:value-type="float" office:value="90000">
            <text:p>90000</text:p>
          </table:table-cell>
          <table:table-cell office:value-type="float" office:value="425">
            <text:p>425</text:p>
          </table:table-cell>
          <table:table-cell office:value-type="float" office:value="4.72222">
            <text:p>4.72222</text:p>
          </table:table-cell>
          <table:table-cell table:number-columns-repeated="3"/>
        </table:table-row>
        <table:table-row table:style-name="ro2">
          <table:table-cell office:value-type="float" office:value="91000">
            <text:p>91000</text:p>
          </table:table-cell>
          <table:table-cell office:value-type="float" office:value="430">
            <text:p>430</text:p>
          </table:table-cell>
          <table:table-cell office:value-type="float" office:value="4.72527">
            <text:p>4.72527</text:p>
          </table:table-cell>
          <table:table-cell table:number-columns-repeated="3"/>
        </table:table-row>
        <table:table-row table:style-name="ro2">
          <table:table-cell office:value-type="float" office:value="92000">
            <text:p>92000</text:p>
          </table:table-cell>
          <table:table-cell office:value-type="float" office:value="437">
            <text:p>437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2">
          <table:table-cell office:value-type="float" office:value="93000">
            <text:p>93000</text:p>
          </table:table-cell>
          <table:table-cell office:value-type="float" office:value="441">
            <text:p>441</text:p>
          </table:table-cell>
          <table:table-cell office:value-type="float" office:value="4.74194">
            <text:p>4.74194</text:p>
          </table:table-cell>
          <table:table-cell table:number-columns-repeated="3"/>
        </table:table-row>
        <table:table-row table:style-name="ro2">
          <table:table-cell office:value-type="float" office:value="94000">
            <text:p>94000</text:p>
          </table:table-cell>
          <table:table-cell office:value-type="float" office:value="447">
            <text:p>447</text:p>
          </table:table-cell>
          <table:table-cell office:value-type="float" office:value="4.75532">
            <text:p>4.75532</text:p>
          </table:table-cell>
          <table:table-cell table:number-columns-repeated="3"/>
        </table:table-row>
        <table:table-row table:style-name="ro2">
          <table:table-cell office:value-type="float" office:value="95000">
            <text:p>95000</text:p>
          </table:table-cell>
          <table:table-cell office:value-type="float" office:value="451">
            <text:p>451</text:p>
          </table:table-cell>
          <table:table-cell office:value-type="float" office:value="4.74737">
            <text:p>4.74737</text:p>
          </table:table-cell>
          <table:table-cell table:number-columns-repeated="3"/>
        </table:table-row>
        <table:table-row table:style-name="ro2">
          <table:table-cell office:value-type="float" office:value="96000">
            <text:p>96000</text:p>
          </table:table-cell>
          <table:table-cell office:value-type="float" office:value="455">
            <text:p>455</text:p>
          </table:table-cell>
          <table:table-cell office:value-type="float" office:value="4.73958">
            <text:p>4.73958</text:p>
          </table:table-cell>
          <table:table-cell table:number-columns-repeated="3"/>
        </table:table-row>
        <table:table-row table:style-name="ro2">
          <table:table-cell office:value-type="float" office:value="97000">
            <text:p>97000</text:p>
          </table:table-cell>
          <table:table-cell office:value-type="float" office:value="461">
            <text:p>461</text:p>
          </table:table-cell>
          <table:table-cell office:value-type="float" office:value="4.75258">
            <text:p>4.75258</text:p>
          </table:table-cell>
          <table:table-cell table:number-columns-repeated="3"/>
        </table:table-row>
        <table:table-row table:style-name="ro2">
          <table:table-cell office:value-type="float" office:value="98000">
            <text:p>98000</text:p>
          </table:table-cell>
          <table:table-cell office:value-type="float" office:value="465">
            <text:p>465</text:p>
          </table:table-cell>
          <table:table-cell office:value-type="float" office:value="4.7449">
            <text:p>4.7449</text:p>
          </table:table-cell>
          <table:table-cell table:number-columns-repeated="3"/>
        </table:table-row>
        <table:table-row table:style-name="ro2">
          <table:table-cell office:value-type="float" office:value="99000">
            <text:p>99000</text:p>
          </table:table-cell>
          <table:table-cell office:value-type="float" office:value="470">
            <text:p>470</text:p>
          </table:table-cell>
          <table:table-cell office:value-type="float" office:value="4.74747">
            <text:p>4.74747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74">
            <text:p>474</text:p>
          </table:table-cell>
          <table:table-cell office:value-type="float" office:value="4.74">
            <text:p>4.74</text:p>
          </table:table-cell>
          <table:table-cell table:number-columns-repeated="3"/>
        </table:table-row>
      </table:table>
      <table:table table:name="all" table:style-name="ta1">
        <table:shapes>
          <draw:frame draw:z-index="0" draw:style-name="gr1" svg:width="15.187in" svg:height="5.6783in" svg:x="1.3224in" svg:y="1.0772in">
            <draw:object draw:notify-on-update-of-ranges="'uniform 10000'.A2:'uniform 10000'.A101 'uniform 10'.F1:'uniform 10'.F1 'uniform 10000'.C2:'uniform 10000'.C101 'uniform 10000'.F1:'uniform 10000'.F1 'uniform 10000'.F1:'uniform 10000'.F1 'patched 10000'.F1:'patched 10000'.F1 'patched 10000'.C2:'patched 10000'.C101 'uniform 10'.A2:'uniform 10'.A101 'patched 100'.A2:'patched 100'.A101 'patched 100'.F1:'patched 100'.F1 'patched 100'.C1:'patched 100'.C101 'patched 1000'.A2:'patched 1000'.A101 'patched 1000'.F1:'patched 1000'.F1 'patched 1000'.C1:'patched 1000'.C101 'uniform 100'.A2:'uniform 100'.A101 'uniform 100'.F1:'uniform 100'.F1 'uniform 100'.C2:'uniform 100'.C101 'uniform 1000'.A2:'uniform 1000'.A101 'uniform 1000'.F1:'uniform 1000'.F1 'uniform 1000'.C2:'uniform 1000'.C101 'patched 10'.A2:'patched 10'.A101 'patched 10'.E1:'patched 10'.E1 'patched 10'.C2:'patched 10'.C10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15.187in" svg:height="5.6783in" svg:x="1.3339in" svg:y="7.4669in">
            <draw:object draw:notify-on-update-of-ranges="'uniform 10000'.A2:'uniform 10000'.A101 'uniform 10'.F1:'uniform 10'.F1 'uniform 10000'.C2:'uniform 10000'.C101 'patched 10'.A2:'patched 10'.A101 'patched 10'.E1:'patched 10'.E1 'patched 10'.C2:'patched 10'.C10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9T11:29:12</dc:date>
    <dc:creator>SITUBUN </dc:creator>
    <meta:generator>LibreOffice/3.5$Linux_X86_64 LibreOffice_project/350m1$Build-2</meta:generator>
    <meta:editing-duration>P2DT19H6M31S</meta:editing-duration>
    <meta:editing-cycles>3</meta:editing-cycles>
    <meta:document-statistic meta:table-count="9" meta:cell-count="243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45cm" svg:height="9cm" xlink:href=".." xlink:type="simple" chart:class="chart:scatter" chart:style-name="ch1">
        <chart:legend chart:legend-position="end" svg:x="26.878cm" svg:y="4.201cm" style:legend-expansion="high" chart:style-name="ch2"/>
        <chart:plot-area chart:style-name="ch3" table:cell-range-address="'patched 10'.A2:'patched 10'.B101 'patched 10'.B1:'patched 10'.B1" chart:data-source-has-labels="row" svg:x="1.058cm" svg:y="0.855cm" svg:width="24.604cm" svg:height="7.545cm">
          <chartooo:coordinate-region svg:x="1.865cm" svg:y="1.054cm" svg:width="23.2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'.B2:'patched 10'.B101" chart:label-cell-address="'patched 10'.B1:'patched 10'.B1" chart:class="chart:scatter">
            <chart:domain table:cell-range-address="'patched 10'.A2:'patched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ected_food</text:p>
                <draw:g>
                  <svg:desc>'patched 10'.B1:'patched 1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B2:'patched 10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76cm" svg:height="14.424cm" xlink:href=".." xlink:type="simple" chart:class="chart:scatter" chart:style-name="ch1">
        <chart:legend chart:legend-position="end" svg:x="35.671cm" svg:y="6.664cm" style:legend-expansion="high" chart:style-name="ch2"/>
        <chart:plot-area chart:style-name="ch3" table:cell-range-address="'uniform 10000'.A2:'uniform 10000'.A101 'uniform 10'.F1:'uniform 10'.F1 'uniform 10000'.C2:'uniform 10000'.C101 'patched 10'.E1:'patched 10'.E1 'patched 10'.C2:'patched 10'.C101" chart:data-source-has-labels="row" svg:x="1.221cm" svg:y="1.287cm" svg:width="32.908cm" svg:height="12.429cm">
          <chartooo:coordinate-region svg:x="1.657cm" svg:y="1.486cm" svg:width="31.915cm" svg:height="11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iform 10000'.C2:'uniform 10000'.C101" chart:label-cell-address="'uniform 10'.F1:'uniform 10'.F1" chart:class="chart:scatter">
            <chart:domain table:cell-range-address="'uniform 10000'.A2:'uniform 10000'.A101"/>
            <chart:data-point chart:repeated="100"/>
          </chart:series>
          <chart:series chart:style-name="ch7" chart:values-cell-range-address="'patched 10'.C2:'patched 10'.C101" chart:label-cell-address="'patched 10'.E1:'patched 10'.E1" chart:class="chart:scatter">
            <chart:domain table:cell-range-address="'patched 10'.A2:'patched 10'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iform 1</text:p>
                <draw:g>
                  <svg:desc>'uniform 10'.F1:'uniform 10'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tched 1</text:p>
                <draw:g>
                  <svg:desc>'patched 10'.E1:'patched 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uniform 10000'.A2:'uniform 10000'.A101</svg:desc>
                </draw:g>
              </table:table-cell>
              <table:table-cell office:value-type="float" office:value="0">
                <text:p>0</text:p>
                <draw:g>
                  <svg:desc>'uniform 10000'.C2:'uniform 10000'.C101</svg:desc>
                </draw:g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C2:'patched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.5">
                <text:p>3.5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.33333">
                <text:p>3.33333</text:p>
              </table:table-cell>
              <table:table-cell office:value-type="float" office:value="3000">
                <text:p>3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3.5">
                <text:p>3.5</text:p>
              </table:table-cell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3.66667">
                <text:p>3.66667</text:p>
              </table:table-cell>
              <table:table-cell office:value-type="float" office:value="6000">
                <text:p>6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4.42857">
                <text:p>4.42857</text:p>
              </table:table-cell>
              <table:table-cell office:value-type="float" office:value="7000">
                <text:p>7000</text:p>
              </table:table-cell>
              <table:table-cell office:value-type="float" office:value="2.57143">
                <text:p>2.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.375">
                <text:p>4.375</text:p>
              </table:table-cell>
              <table:table-cell office:value-type="float" office:value="8000">
                <text:p>800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4.55556">
                <text:p>4.55556</text:p>
              </table:table-cell>
              <table:table-cell office:value-type="float" office:value="9000">
                <text:p>9000</text:p>
              </table:table-cell>
              <table:table-cell office:value-type="float" office:value="2.88889">
                <text:p>2.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.6">
                <text:p>4.6</text:p>
              </table:table-cell>
              <table:table-cell office:value-type="float" office:value="10000">
                <text:p>1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4.90909">
                <text:p>4.90909</text:p>
              </table:table-cell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4.91667">
                <text:p>4.91667</text:p>
              </table:table-cell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.84615">
                <text:p>4.84615</text:p>
              </table:table-cell>
              <table:table-cell office:value-type="float" office:value="13000">
                <text:p>13000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.78571">
                <text:p>4.78571</text:p>
              </table:table-cell>
              <table:table-cell office:value-type="float" office:value="14000">
                <text:p>14000</text:p>
              </table:table-cell>
              <table:table-cell office:value-type="float" office:value="3.28571">
                <text:p>3.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.66667">
                <text:p>4.66667</text:p>
              </table:table-cell>
              <table:table-cell office:value-type="float" office:value="15000">
                <text:p>15000</text:p>
              </table:table-cell>
              <table:table-cell office:value-type="float" office:value="3.26667">
                <text:p>3.2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4.5625">
                <text:p>4.5625</text:p>
              </table:table-cell>
              <table:table-cell office:value-type="float" office:value="16000">
                <text:p>16000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4.70588">
                <text:p>4.70588</text:p>
              </table:table-cell>
              <table:table-cell office:value-type="float" office:value="17000">
                <text:p>17000</text:p>
              </table:table-cell>
              <table:table-cell office:value-type="float" office:value="3.47059">
                <text:p>3.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4.66667">
                <text:p>4.66667</text:p>
              </table:table-cell>
              <table:table-cell office:value-type="float" office:value="18000">
                <text:p>18000</text:p>
              </table:table-cell>
              <table:table-cell office:value-type="float" office:value="3.55556">
                <text:p>3.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4.78947">
                <text:p>4.78947</text:p>
              </table:table-cell>
              <table:table-cell office:value-type="float" office:value="19000">
                <text:p>19000</text:p>
              </table:table-cell>
              <table:table-cell office:value-type="float" office:value="3.57895">
                <text:p>3.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4.8">
                <text:p>4.8</text:p>
              </table:table-cell>
              <table:table-cell office:value-type="float" office:value="20000">
                <text:p>2000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4.61905">
                <text:p>4.61905</text:p>
              </table:table-cell>
              <table:table-cell office:value-type="float" office:value="21000">
                <text:p>21000</text:p>
              </table:table-cell>
              <table:table-cell office:value-type="float" office:value="3.71429">
                <text:p>3.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4.54545">
                <text:p>4.54545</text:p>
              </table:table-cell>
              <table:table-cell office:value-type="float" office:value="22000">
                <text:p>22000</text:p>
              </table:table-cell>
              <table:table-cell office:value-type="float" office:value="3.72727">
                <text:p>3.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4.52174">
                <text:p>4.52174</text:p>
              </table:table-cell>
              <table:table-cell office:value-type="float" office:value="23000">
                <text:p>23000</text:p>
              </table:table-cell>
              <table:table-cell office:value-type="float" office:value="3.78261">
                <text:p>3.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4.58333">
                <text:p>4.58333</text:p>
              </table:table-cell>
              <table:table-cell office:value-type="float" office:value="24000">
                <text:p>24000</text:p>
              </table:table-cell>
              <table:table-cell office:value-type="float" office:value="3.79167">
                <text:p>3.7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4.52">
                <text:p>4.52</text:p>
              </table:table-cell>
              <table:table-cell office:value-type="float" office:value="25000">
                <text:p>25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4.61538">
                <text:p>4.61538</text:p>
              </table:table-cell>
              <table:table-cell office:value-type="float" office:value="26000">
                <text:p>26000</text:p>
              </table:table-cell>
              <table:table-cell office:value-type="float" office:value="3.88462">
                <text:p>3.8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62963">
                <text:p>4.62963</text:p>
              </table:table-cell>
              <table:table-cell office:value-type="float" office:value="27000">
                <text:p>27000</text:p>
              </table:table-cell>
              <table:table-cell office:value-type="float" office:value="4.03704">
                <text:p>4.03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4.60714">
                <text:p>4.60714</text:p>
              </table:table-cell>
              <table:table-cell office:value-type="float" office:value="28000">
                <text:p>28000</text:p>
              </table:table-cell>
              <table:table-cell office:value-type="float" office:value="3.96429">
                <text:p>3.96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68966">
                <text:p>4.68966</text:p>
              </table:table-cell>
              <table:table-cell office:value-type="float" office:value="29000">
                <text:p>29000</text:p>
              </table:table-cell>
              <table:table-cell office:value-type="float" office:value="4.06897">
                <text:p>4.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66667">
                <text:p>4.66667</text:p>
              </table:table-cell>
              <table:table-cell office:value-type="float" office:value="30000">
                <text:p>30000</text:p>
              </table:table-cell>
              <table:table-cell office:value-type="float" office:value="4.13333">
                <text:p>4.1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64516">
                <text:p>4.64516</text:p>
              </table:table-cell>
              <table:table-cell office:value-type="float" office:value="31000">
                <text:p>31000</text:p>
              </table:table-cell>
              <table:table-cell office:value-type="float" office:value="4.12903">
                <text:p>4.1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59375">
                <text:p>4.59375</text:p>
              </table:table-cell>
              <table:table-cell office:value-type="float" office:value="32000">
                <text:p>320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57576">
                <text:p>4.57576</text:p>
              </table:table-cell>
              <table:table-cell office:value-type="float" office:value="33000">
                <text:p>33000</text:p>
              </table:table-cell>
              <table:table-cell office:value-type="float" office:value="4.18182">
                <text:p>4.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58824">
                <text:p>4.58824</text:p>
              </table:table-cell>
              <table:table-cell office:value-type="float" office:value="34000">
                <text:p>34000</text:p>
              </table:table-cell>
              <table:table-cell office:value-type="float" office:value="4.20588">
                <text:p>4.2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57143">
                <text:p>4.57143</text:p>
              </table:table-cell>
              <table:table-cell office:value-type="float" office:value="35000">
                <text:p>35000</text:p>
              </table:table-cell>
              <table:table-cell office:value-type="float" office:value="4.22857">
                <text:p>4.2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55556">
                <text:p>4.55556</text:p>
              </table:table-cell>
              <table:table-cell office:value-type="float" office:value="36000">
                <text:p>36000</text:p>
              </table:table-cell>
              <table:table-cell office:value-type="float" office:value="4.22222">
                <text:p>4.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64865">
                <text:p>4.64865</text:p>
              </table:table-cell>
              <table:table-cell office:value-type="float" office:value="37000">
                <text:p>37000</text:p>
              </table:table-cell>
              <table:table-cell office:value-type="float" office:value="4.24324">
                <text:p>4.24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63158">
                <text:p>4.63158</text:p>
              </table:table-cell>
              <table:table-cell office:value-type="float" office:value="38000">
                <text:p>38000</text:p>
              </table:table-cell>
              <table:table-cell office:value-type="float" office:value="4.26316">
                <text:p>4.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58974">
                <text:p>4.58974</text:p>
              </table:table-cell>
              <table:table-cell office:value-type="float" office:value="39000">
                <text:p>39000</text:p>
              </table:table-cell>
              <table:table-cell office:value-type="float" office:value="4.28205">
                <text:p>4.28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55">
                <text:p>4.55</text:p>
              </table:table-cell>
              <table:table-cell office:value-type="float" office:value="40000">
                <text:p>40000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56098">
                <text:p>4.56098</text:p>
              </table:table-cell>
              <table:table-cell office:value-type="float" office:value="41000">
                <text:p>41000</text:p>
              </table:table-cell>
              <table:table-cell office:value-type="float" office:value="4.29268">
                <text:p>4.2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57143">
                <text:p>4.57143</text:p>
              </table:table-cell>
              <table:table-cell office:value-type="float" office:value="42000">
                <text:p>42000</text:p>
              </table:table-cell>
              <table:table-cell office:value-type="float" office:value="4.21429">
                <text:p>4.2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53488">
                <text:p>4.53488</text:p>
              </table:table-cell>
              <table:table-cell office:value-type="float" office:value="43000">
                <text:p>43000</text:p>
              </table:table-cell>
              <table:table-cell office:value-type="float" office:value="4.27907">
                <text:p>4.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59091">
                <text:p>4.59091</text:p>
              </table:table-cell>
              <table:table-cell office:value-type="float" office:value="44000">
                <text:p>44000</text:p>
              </table:table-cell>
              <table:table-cell office:value-type="float" office:value="4.34091">
                <text:p>4.34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55556">
                <text:p>4.55556</text:p>
              </table:table-cell>
              <table:table-cell office:value-type="float" office:value="45000">
                <text:p>45000</text:p>
              </table:table-cell>
              <table:table-cell office:value-type="float" office:value="4.35556">
                <text:p>4.3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58696">
                <text:p>4.58696</text:p>
              </table:table-cell>
              <table:table-cell office:value-type="float" office:value="46000">
                <text:p>46000</text:p>
              </table:table-cell>
              <table:table-cell office:value-type="float" office:value="4.32609">
                <text:p>4.3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57447">
                <text:p>4.57447</text:p>
              </table:table-cell>
              <table:table-cell office:value-type="float" office:value="47000">
                <text:p>47000</text:p>
              </table:table-cell>
              <table:table-cell office:value-type="float" office:value="4.34043">
                <text:p>4.3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5625">
                <text:p>4.5625</text:p>
              </table:table-cell>
              <table:table-cell office:value-type="float" office:value="48000">
                <text:p>4800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63265">
                <text:p>4.63265</text:p>
              </table:table-cell>
              <table:table-cell office:value-type="float" office:value="49000">
                <text:p>49000</text:p>
              </table:table-cell>
              <table:table-cell office:value-type="float" office:value="4.36735">
                <text:p>4.3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62">
                <text:p>4.62</text:p>
              </table:table-cell>
              <table:table-cell office:value-type="float" office:value="50000">
                <text:p>5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64706">
                <text:p>4.64706</text:p>
              </table:table-cell>
              <table:table-cell office:value-type="float" office:value="51000">
                <text:p>51000</text:p>
              </table:table-cell>
              <table:table-cell office:value-type="float" office:value="4.37255">
                <text:p>4.37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65385">
                <text:p>4.65385</text:p>
              </table:table-cell>
              <table:table-cell office:value-type="float" office:value="52000">
                <text:p>52000</text:p>
              </table:table-cell>
              <table:table-cell office:value-type="float" office:value="4.40385">
                <text:p>4.40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66038">
                <text:p>4.66038</text:p>
              </table:table-cell>
              <table:table-cell office:value-type="float" office:value="53000">
                <text:p>53000</text:p>
              </table:table-cell>
              <table:table-cell office:value-type="float" office:value="4.41509">
                <text:p>4.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68518">
                <text:p>4.68518</text:p>
              </table:table-cell>
              <table:table-cell office:value-type="float" office:value="54000">
                <text:p>54000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69091">
                <text:p>4.69091</text:p>
              </table:table-cell>
              <table:table-cell office:value-type="float" office:value="55000">
                <text:p>55000</text:p>
              </table:table-cell>
              <table:table-cell office:value-type="float" office:value="4.45455">
                <text:p>4.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67857">
                <text:p>4.67857</text:p>
              </table:table-cell>
              <table:table-cell office:value-type="float" office:value="56000">
                <text:p>56000</text:p>
              </table:table-cell>
              <table:table-cell office:value-type="float" office:value="4.48214">
                <text:p>4.48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64912">
                <text:p>4.64912</text:p>
              </table:table-cell>
              <table:table-cell office:value-type="float" office:value="57000">
                <text:p>57000</text:p>
              </table:table-cell>
              <table:table-cell office:value-type="float" office:value="4.52632">
                <text:p>4.52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68966">
                <text:p>4.68966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69492">
                <text:p>4.69492</text:p>
              </table:table-cell>
              <table:table-cell office:value-type="float" office:value="59000">
                <text:p>59000</text:p>
              </table:table-cell>
              <table:table-cell office:value-type="float" office:value="4.50847">
                <text:p>4.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71667">
                <text:p>4.71667</text:p>
              </table:table-cell>
              <table:table-cell office:value-type="float" office:value="60000">
                <text:p>60000</text:p>
              </table:table-cell>
              <table:table-cell office:value-type="float" office:value="4.56667">
                <text:p>4.5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68852">
                <text:p>4.68852</text:p>
              </table:table-cell>
              <table:table-cell office:value-type="float" office:value="61000">
                <text:p>61000</text:p>
              </table:table-cell>
              <table:table-cell office:value-type="float" office:value="4.55738">
                <text:p>4.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70968">
                <text:p>4.70968</text:p>
              </table:table-cell>
              <table:table-cell office:value-type="float" office:value="62000">
                <text:p>62000</text:p>
              </table:table-cell>
              <table:table-cell office:value-type="float" office:value="4.59677">
                <text:p>4.59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69841">
                <text:p>4.69841</text:p>
              </table:table-cell>
              <table:table-cell office:value-type="float" office:value="63000">
                <text:p>63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71875">
                <text:p>4.71875</text:p>
              </table:table-cell>
              <table:table-cell office:value-type="float" office:value="64000">
                <text:p>64000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69231">
                <text:p>4.69231</text:p>
              </table:table-cell>
              <table:table-cell office:value-type="float" office:value="65000">
                <text:p>65000</text:p>
              </table:table-cell>
              <table:table-cell office:value-type="float" office:value="4.58462">
                <text:p>4.5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69697">
                <text:p>4.69697</text:p>
              </table:table-cell>
              <table:table-cell office:value-type="float" office:value="66000">
                <text:p>66000</text:p>
              </table:table-cell>
              <table:table-cell office:value-type="float" office:value="4.57576">
                <text:p>4.57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70149">
                <text:p>4.70149</text:p>
              </table:table-cell>
              <table:table-cell office:value-type="float" office:value="67000">
                <text:p>67000</text:p>
              </table:table-cell>
              <table:table-cell office:value-type="float" office:value="4.55224">
                <text:p>4.55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66176">
                <text:p>4.66176</text:p>
              </table:table-cell>
              <table:table-cell office:value-type="float" office:value="68000">
                <text:p>68000</text:p>
              </table:table-cell>
              <table:table-cell office:value-type="float" office:value="4.57353">
                <text:p>4.57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71014">
                <text:p>4.71014</text:p>
              </table:table-cell>
              <table:table-cell office:value-type="float" office:value="69000">
                <text:p>69000</text:p>
              </table:table-cell>
              <table:table-cell office:value-type="float" office:value="4.56522">
                <text:p>4.56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71429">
                <text:p>4.71429</text:p>
              </table:table-cell>
              <table:table-cell office:value-type="float" office:value="70000">
                <text:p>70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71831">
                <text:p>4.71831</text:p>
              </table:table-cell>
              <table:table-cell office:value-type="float" office:value="71000">
                <text:p>71000</text:p>
              </table:table-cell>
              <table:table-cell office:value-type="float" office:value="4.50704">
                <text:p>4.50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73611">
                <text:p>4.73611</text:p>
              </table:table-cell>
              <table:table-cell office:value-type="float" office:value="72000">
                <text:p>72000</text:p>
              </table:table-cell>
              <table:table-cell office:value-type="float" office:value="4.55556">
                <text:p>4.55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73973">
                <text:p>4.73973</text:p>
              </table:table-cell>
              <table:table-cell office:value-type="float" office:value="73000">
                <text:p>73000</text:p>
              </table:table-cell>
              <table:table-cell office:value-type="float" office:value="4.52055">
                <text:p>4.52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74324">
                <text:p>4.74324</text:p>
              </table:table-cell>
              <table:table-cell office:value-type="float" office:value="74000">
                <text:p>74000</text:p>
              </table:table-cell>
              <table:table-cell office:value-type="float" office:value="4.52703">
                <text:p>4.52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78667">
                <text:p>4.78667</text:p>
              </table:table-cell>
              <table:table-cell office:value-type="float" office:value="75000">
                <text:p>750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76316">
                <text:p>4.76316</text:p>
              </table:table-cell>
              <table:table-cell office:value-type="float" office:value="76000">
                <text:p>76000</text:p>
              </table:table-cell>
              <table:table-cell office:value-type="float" office:value="4.55263">
                <text:p>4.5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75325">
                <text:p>4.75325</text:p>
              </table:table-cell>
              <table:table-cell office:value-type="float" office:value="77000">
                <text:p>77000</text:p>
              </table:table-cell>
              <table:table-cell office:value-type="float" office:value="4.55844">
                <text:p>4.55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74359">
                <text:p>4.74359</text:p>
              </table:table-cell>
              <table:table-cell office:value-type="float" office:value="78000">
                <text:p>78000</text:p>
              </table:table-cell>
              <table:table-cell office:value-type="float" office:value="4.5641">
                <text:p>4.5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74684">
                <text:p>4.74684</text:p>
              </table:table-cell>
              <table:table-cell office:value-type="float" office:value="79000">
                <text:p>79000</text:p>
              </table:table-cell>
              <table:table-cell office:value-type="float" office:value="4.53165">
                <text:p>4.5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7625">
                <text:p>4.7625</text:p>
              </table:table-cell>
              <table:table-cell office:value-type="float" office:value="80000">
                <text:p>80000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77778">
                <text:p>4.77778</text:p>
              </table:table-cell>
              <table:table-cell office:value-type="float" office:value="81000">
                <text:p>81000</text:p>
              </table:table-cell>
              <table:table-cell office:value-type="float" office:value="4.50617">
                <text:p>4.50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78049">
                <text:p>4.78049</text:p>
              </table:table-cell>
              <table:table-cell office:value-type="float" office:value="82000">
                <text:p>82000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79518">
                <text:p>4.79518</text:p>
              </table:table-cell>
              <table:table-cell office:value-type="float" office:value="83000">
                <text:p>83000</text:p>
              </table:table-cell>
              <table:table-cell office:value-type="float" office:value="4.53012">
                <text:p>4.53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82143">
                <text:p>4.82143</text:p>
              </table:table-cell>
              <table:table-cell office:value-type="float" office:value="84000">
                <text:p>84000</text:p>
              </table:table-cell>
              <table:table-cell office:value-type="float" office:value="4.5119">
                <text:p>4.5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81176">
                <text:p>4.81176</text:p>
              </table:table-cell>
              <table:table-cell office:value-type="float" office:value="85000">
                <text:p>85000</text:p>
              </table:table-cell>
              <table:table-cell office:value-type="float" office:value="4.49412">
                <text:p>4.49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82558">
                <text:p>4.82558</text:p>
              </table:table-cell>
              <table:table-cell office:value-type="float" office:value="86000">
                <text:p>86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8046">
                <text:p>4.8046</text:p>
              </table:table-cell>
              <table:table-cell office:value-type="float" office:value="87000">
                <text:p>87000</text:p>
              </table:table-cell>
              <table:table-cell office:value-type="float" office:value="4.50575">
                <text:p>4.50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76136">
                <text:p>4.76136</text:p>
              </table:table-cell>
              <table:table-cell office:value-type="float" office:value="88000">
                <text:p>88000</text:p>
              </table:table-cell>
              <table:table-cell office:value-type="float" office:value="4.47727">
                <text:p>4.47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74157">
                <text:p>4.74157</text:p>
              </table:table-cell>
              <table:table-cell office:value-type="float" office:value="89000">
                <text:p>89000</text:p>
              </table:table-cell>
              <table:table-cell office:value-type="float" office:value="4.49438">
                <text:p>4.49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72222">
                <text:p>4.72222</text:p>
              </table:table-cell>
              <table:table-cell office:value-type="float" office:value="90000">
                <text:p>9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72527">
                <text:p>4.72527</text:p>
              </table:table-cell>
              <table:table-cell office:value-type="float" office:value="91000">
                <text:p>91000</text:p>
              </table:table-cell>
              <table:table-cell office:value-type="float" office:value="4.49451">
                <text:p>4.49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75">
                <text:p>4.75</text:p>
              </table:table-cell>
              <table:table-cell office:value-type="float" office:value="92000">
                <text:p>92000</text:p>
              </table:table-cell>
              <table:table-cell office:value-type="float" office:value="4.52174">
                <text:p>4.52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74194">
                <text:p>4.74194</text:p>
              </table:table-cell>
              <table:table-cell office:value-type="float" office:value="93000">
                <text:p>93000</text:p>
              </table:table-cell>
              <table:table-cell office:value-type="float" office:value="4.50538">
                <text:p>4.50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75532">
                <text:p>4.75532</text:p>
              </table:table-cell>
              <table:table-cell office:value-type="float" office:value="94000">
                <text:p>94000</text:p>
              </table:table-cell>
              <table:table-cell office:value-type="float" office:value="4.51064">
                <text:p>4.51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74737">
                <text:p>4.74737</text:p>
              </table:table-cell>
              <table:table-cell office:value-type="float" office:value="95000">
                <text:p>95000</text:p>
              </table:table-cell>
              <table:table-cell office:value-type="float" office:value="4.51579">
                <text:p>4.51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73958">
                <text:p>4.73958</text:p>
              </table:table-cell>
              <table:table-cell office:value-type="float" office:value="96000">
                <text:p>96000</text:p>
              </table:table-cell>
              <table:table-cell office:value-type="float" office:value="4.53125">
                <text:p>4.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75258">
                <text:p>4.75258</text:p>
              </table:table-cell>
              <table:table-cell office:value-type="float" office:value="97000">
                <text:p>97000</text:p>
              </table:table-cell>
              <table:table-cell office:value-type="float" office:value="4.52577">
                <text:p>4.52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7449">
                <text:p>4.7449</text:p>
              </table:table-cell>
              <table:table-cell office:value-type="float" office:value="98000">
                <text:p>98000</text:p>
              </table:table-cell>
              <table:table-cell office:value-type="float" office:value="4.54082">
                <text:p>4.54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74747">
                <text:p>4.74747</text:p>
              </table:table-cell>
              <table:table-cell office:value-type="float" office:value="99000">
                <text:p>99000</text:p>
              </table:table-cell>
              <table:table-cell office:value-type="float" office:value="4.52525">
                <text:p>4.52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74">
                <text:p>4.74</text:p>
              </table:table-cell>
              <table:table-cell office:value-type="float" office:value="100000">
                <text:p>100000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622cm" svg:height="9cm" xlink:href=".." xlink:type="simple" chart:class="chart:scatter" chart:style-name="ch1">
        <chart:legend chart:legend-position="end" svg:x="24.865cm" svg:y="4.201cm" style:legend-expansion="high" chart:style-name="ch2"/>
        <chart:plot-area chart:style-name="ch3" table:cell-range-address="'patched 10'.A2:'patched 10'.A101 'patched 10'.C1:'patched 10'.C101" chart:data-source-has-labels="row" svg:x="1.042cm" svg:y="0.855cm" svg:width="22.639cm" svg:height="7.545cm">
          <chartooo:coordinate-region svg:x="1.769cm" svg:y="1.054cm" svg:width="21.35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'.C2:'patched 10'.C101" chart:label-cell-address="'patched 10'.C1:'patched 10'.C1" chart:class="chart:scatter">
            <chart:domain table:cell-range-address="'patched 10'.A2:'patched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 steps</text:p>
                <draw:g>
                  <svg:desc>'patched 10'.C1:'patched 1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C2:'patched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.57143">
                <text:p>2.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2.88889">
                <text:p>2.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3.28571">
                <text:p>3.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3.26667">
                <text:p>3.2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3.47059">
                <text:p>3.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3.55556">
                <text:p>3.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3.57895">
                <text:p>3.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3.71429">
                <text:p>3.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3.72727">
                <text:p>3.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3.78261">
                <text:p>3.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3.79167">
                <text:p>3.7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3.88462">
                <text:p>3.8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03704">
                <text:p>4.03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.96429">
                <text:p>3.96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06897">
                <text:p>4.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13333">
                <text:p>4.1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12903">
                <text:p>4.1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18182">
                <text:p>4.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20588">
                <text:p>4.2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22857">
                <text:p>4.2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22222">
                <text:p>4.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24324">
                <text:p>4.24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26316">
                <text:p>4.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28205">
                <text:p>4.28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29268">
                <text:p>4.2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21429">
                <text:p>4.2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27907">
                <text:p>4.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34091">
                <text:p>4.34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35556">
                <text:p>4.3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32609">
                <text:p>4.3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34043">
                <text:p>4.3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36735">
                <text:p>4.3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37255">
                <text:p>4.37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40385">
                <text:p>4.40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41509">
                <text:p>4.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45455">
                <text:p>4.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48214">
                <text:p>4.48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52632">
                <text:p>4.52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50847">
                <text:p>4.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56667">
                <text:p>4.5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55738">
                <text:p>4.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59677">
                <text:p>4.59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58462">
                <text:p>4.5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57576">
                <text:p>4.57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55224">
                <text:p>4.55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57353">
                <text:p>4.57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56522">
                <text:p>4.56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50704">
                <text:p>4.50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55556">
                <text:p>4.55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52055">
                <text:p>4.52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52703">
                <text:p>4.52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55263">
                <text:p>4.5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55844">
                <text:p>4.55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5641">
                <text:p>4.5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53165">
                <text:p>4.5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50617">
                <text:p>4.50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53012">
                <text:p>4.53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5119">
                <text:p>4.5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49412">
                <text:p>4.49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50575">
                <text:p>4.50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47727">
                <text:p>4.47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49438">
                <text:p>4.49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49451">
                <text:p>4.49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52174">
                <text:p>4.52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50538">
                <text:p>4.50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51064">
                <text:p>4.51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51579">
                <text:p>4.51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53125">
                <text:p>4.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52577">
                <text:p>4.52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54082">
                <text:p>4.54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52525">
                <text:p>4.52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189cm" svg:height="8.996cm" xlink:href=".." xlink:type="simple" chart:class="chart:scatter" chart:style-name="ch1">
        <chart:legend chart:legend-position="end" svg:x="32.211cm" svg:y="4.199cm" style:legend-expansion="high" chart:style-name="ch2"/>
        <chart:plot-area chart:style-name="ch3" table:cell-range-address="'uniform 10'.A1:'uniform 10'.B101" chart:data-source-has-labels="row" svg:x="1.153cm" svg:y="0.851cm" svg:width="29.652cm" svg:height="7.546cm">
          <chartooo:coordinate-region svg:x="1.96cm" svg:y="1.05cm" svg:width="28.288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iform 10'.B2:'uniform 10'.B101" chart:label-cell-address="'uniform 10'.B1:'uniform 10'.B1" chart:class="chart:scatter">
            <chart:domain table:cell-range-address="'uniform 10'.A2:'uniform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ected_food</text:p>
                <draw:g>
                  <svg:desc>'uniform 10'.B1:'uniform 1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uniform 10'.A2:'uniform 10'.A101</svg:desc>
                </draw:g>
              </table:table-cell>
              <table:table-cell office:value-type="float" office:value="0">
                <text:p>0</text:p>
                <draw:g>
                  <svg:desc>'uniform 10'.B2:'uniform 10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51">
                <text:p>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4cm" svg:height="9cm" xlink:href=".." xlink:type="simple" chart:class="chart:scatter" chart:style-name="ch1">
        <chart:legend chart:legend-position="end" svg:x="29.458cm" svg:y="4.201cm" style:legend-expansion="high" chart:style-name="ch2"/>
        <chart:plot-area chart:style-name="ch3" table:cell-range-address="'uniform 10'.A1:'uniform 10'.A101 'uniform 10'.C1:'uniform 10'.C101" chart:data-source-has-labels="row" svg:x="1.138cm" svg:y="0.855cm" svg:width="26.944cm" svg:height="7.545cm">
          <chartooo:coordinate-region svg:x="1.865cm" svg:y="1.054cm" svg:width="25.6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iform 10'.C2:'uniform 10'.C101" chart:label-cell-address="'uniform 10'.C1:'uniform 10'.C1" chart:class="chart:scatter">
            <chart:domain table:cell-range-address="'uniform 10'.A2:'uniform 1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0 steps</text:p>
                <draw:g>
                  <svg:desc>'uniform 10'.C1:'uniform 1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uniform 10'.A2:'uniform 10'.A101</svg:desc>
                </draw:g>
              </table:table-cell>
              <table:table-cell office:value-type="float" office:value="0">
                <text:p>0</text:p>
                <draw:g>
                  <svg:desc>'uniform 10'.C2:'uniform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.33333">
                <text:p>2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.71429">
                <text:p>3.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.88889">
                <text:p>3.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.90909">
                <text:p>3.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4.08333">
                <text:p>4.0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.07143">
                <text:p>4.0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4.11111">
                <text:p>4.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4.15789">
                <text:p>4.1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4.28571">
                <text:p>4.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4.27273">
                <text:p>4.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4.3913">
                <text:p>4.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4.45833">
                <text:p>4.45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4.42308">
                <text:p>4.42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40741">
                <text:p>4.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4.39286">
                <text:p>4.39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44828">
                <text:p>4.4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36667">
                <text:p>4.3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3871">
                <text:p>4.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4375">
                <text:p>4.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42424">
                <text:p>4.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47059">
                <text:p>4.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45714">
                <text:p>4.4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45946">
                <text:p>4.45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47368">
                <text:p>4.47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48718">
                <text:p>4.48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53659">
                <text:p>4.53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52381">
                <text:p>4.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55814">
                <text:p>4.558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54545">
                <text:p>4.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51111">
                <text:p>4.5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52174">
                <text:p>4.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48936">
                <text:p>4.48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4898">
                <text:p>4.4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4902">
                <text:p>4.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46154">
                <text:p>4.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39623">
                <text:p>4.39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48148">
                <text:p>4.48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45455">
                <text:p>4.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50877">
                <text:p>4.50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50847">
                <text:p>4.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51667">
                <text:p>4.51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5082">
                <text:p>4.5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52381">
                <text:p>4.523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51562">
                <text:p>4.51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49231">
                <text:p>4.49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5303">
                <text:p>4.5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50746">
                <text:p>4.50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52941">
                <text:p>4.52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56522">
                <text:p>4.56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54286">
                <text:p>4.5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5493">
                <text:p>4.5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54167">
                <text:p>4.54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58904">
                <text:p>4.58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58108">
                <text:p>4.58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54667">
                <text:p>4.54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53947">
                <text:p>4.53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53247">
                <text:p>4.53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53846">
                <text:p>4.538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51899">
                <text:p>4.51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5375">
                <text:p>4.5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51852">
                <text:p>4.51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54878">
                <text:p>4.54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50602">
                <text:p>4.5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5119">
                <text:p>4.5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50588">
                <text:p>4.50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51163">
                <text:p>4.51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52874">
                <text:p>4.528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48864">
                <text:p>4.48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50562">
                <text:p>4.50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47778">
                <text:p>4.4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48352">
                <text:p>4.48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47826">
                <text:p>4.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49462">
                <text:p>4.49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46809">
                <text:p>4.468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50526">
                <text:p>4.50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48958">
                <text:p>4.48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47423">
                <text:p>4.474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46939">
                <text:p>4.469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49495">
                <text:p>4.49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51">
                <text:p>4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4.201cm" style:legend-expansion="high" chart:style-name="ch2"/>
        <chart:plot-area chart:style-name="ch3" table:cell-range-address="'patched 100'.A1:'patched 100'.A101 'patched 100'.C1:'patched 100'.C101" chart:data-source-has-labels="row" svg:x="0.77cm" svg:y="0.855cm" svg:width="9.833cm" svg:height="7.545cm">
          <chartooo:coordinate-region svg:x="1.497cm" svg:y="1.054cm" svg:width="8.5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0'.C2:'patched 100'.C101" chart:label-cell-address="'patched 100'.C1:'patched 100'.C1" chart:class="chart:scatter">
            <chart:domain table:cell-range-address="'patched 100'.A2:'patched 10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 steps</text:p>
                <draw:g>
                  <svg:desc>'patched 100'.C1:'patched 1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0'.A2:'patched 100'.A101</svg:desc>
                </draw:g>
              </table:table-cell>
              <table:table-cell office:value-type="float" office:value="0">
                <text:p>0</text:p>
                <draw:g>
                  <svg:desc>'patched 100'.C2:'patched 10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3.16667">
                <text:p>3.1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.22222">
                <text:p>3.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.54545">
                <text:p>3.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.58333">
                <text:p>3.5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3.69231">
                <text:p>3.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3.57143">
                <text:p>3.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3.73333">
                <text:p>3.7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3.82353">
                <text:p>3.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3.77778">
                <text:p>3.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3.84211">
                <text:p>3.84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3.80952">
                <text:p>3.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3.81818">
                <text:p>3.8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3.82609">
                <text:p>3.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3.83333">
                <text:p>3.8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3.92308">
                <text:p>3.92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3.81481">
                <text:p>3.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3.85714">
                <text:p>3.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3.86207">
                <text:p>3.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3.76667">
                <text:p>3.7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3.80645">
                <text:p>3.80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3.72727">
                <text:p>3.7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3.79412">
                <text:p>3.7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3.77143">
                <text:p>3.7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3.78378">
                <text:p>3.78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3.76316">
                <text:p>3.7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3.82051">
                <text:p>3.82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3.78049">
                <text:p>3.780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3.80952">
                <text:p>3.80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3.83721">
                <text:p>3.83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3.79545">
                <text:p>3.79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3.77778">
                <text:p>3.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3.76087">
                <text:p>3.7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3.80851">
                <text:p>3.80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3.77083">
                <text:p>3.77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3.77551">
                <text:p>3.77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3.86275">
                <text:p>3.86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3.82692">
                <text:p>3.82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3.79245">
                <text:p>3.79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3.83333">
                <text:p>3.8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3.76786">
                <text:p>3.76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3.78947">
                <text:p>3.78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3.75862">
                <text:p>3.75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3.76271">
                <text:p>3.762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3.7541">
                <text:p>3.7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3.75806">
                <text:p>3.75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3.73016">
                <text:p>3.73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3.71875">
                <text:p>3.7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3.72308">
                <text:p>3.7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3.72727">
                <text:p>3.72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3.73134">
                <text:p>3.731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3.72464">
                <text:p>3.7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3.77143">
                <text:p>3.7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3.74648">
                <text:p>3.746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3.77778">
                <text:p>3.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3.76712">
                <text:p>3.76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3.77027">
                <text:p>3.77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3.78947">
                <text:p>3.78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3.75325">
                <text:p>3.75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3.78205">
                <text:p>3.78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3.75949">
                <text:p>3.75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3.7875">
                <text:p>3.7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3.79012">
                <text:p>3.790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3.7439">
                <text:p>3.7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3.74699">
                <text:p>3.74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3.7381">
                <text:p>3.7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3.74118">
                <text:p>3.74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3.73256">
                <text:p>3.732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3.73563">
                <text:p>3.73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3.73864">
                <text:p>3.73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3.70787">
                <text:p>3.707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3.72222">
                <text:p>3.7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3.71429">
                <text:p>3.71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3.71739">
                <text:p>3.71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3.73118">
                <text:p>3.73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3.7234">
                <text:p>3.7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3.71579">
                <text:p>3.71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3.70833">
                <text:p>3.708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3.70103">
                <text:p>3.70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3.70408">
                <text:p>3.70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3.71717">
                <text:p>3.7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3.72">
                <text:p>3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4.201cm" style:legend-expansion="high" chart:style-name="ch2"/>
        <chart:plot-area chart:style-name="ch3" table:cell-range-address="'uniform 100'.A1:'uniform 100'.A101 'uniform 100'.C1:'uniform 100'.C101" chart:data-source-has-labels="row" svg:x="0.77cm" svg:y="0.855cm" svg:width="9.833cm" svg:height="7.545cm">
          <chartooo:coordinate-region svg:x="1.497cm" svg:y="1.054cm" svg:width="8.5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iform 100'.C2:'uniform 100'.C101" chart:label-cell-address="'uniform 100'.C1:'uniform 100'.C1" chart:class="chart:scatter">
            <chart:domain table:cell-range-address="'uniform 100'.A2:'uniform 10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 steps</text:p>
                <draw:g>
                  <svg:desc>'uniform 100'.C1:'uniform 1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uniform 100'.A2:'uniform 100'.A101</svg:desc>
                </draw:g>
              </table:table-cell>
              <table:table-cell office:value-type="float" office:value="0">
                <text:p>0</text:p>
                <draw:g>
                  <svg:desc>'uniform 100'.C2:'uniform 10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4.16667">
                <text:p>4.1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4.45455">
                <text:p>4.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.46154">
                <text:p>4.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.46667">
                <text:p>4.4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4.47059">
                <text:p>4.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4.61111">
                <text:p>4.6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4.52632">
                <text:p>4.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4.33333">
                <text:p>4.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4.40909">
                <text:p>4.4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4.34783">
                <text:p>4.34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4.29167">
                <text:p>4.2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4.34615">
                <text:p>4.3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33333">
                <text:p>4.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4.42857">
                <text:p>4.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44828">
                <text:p>4.4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46667">
                <text:p>4.4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41935">
                <text:p>4.4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4375">
                <text:p>4.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48485">
                <text:p>4.48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44118">
                <text:p>4.44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45714">
                <text:p>4.4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40541">
                <text:p>4.405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39474">
                <text:p>4.39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38462">
                <text:p>4.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43902">
                <text:p>4.43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45238">
                <text:p>4.45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48837">
                <text:p>4.48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52273">
                <text:p>4.52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53333">
                <text:p>4.5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54348">
                <text:p>4.54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55319">
                <text:p>4.55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54167">
                <text:p>4.54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53061">
                <text:p>4.53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54902">
                <text:p>4.5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55769">
                <text:p>4.55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5283">
                <text:p>4.5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47273">
                <text:p>4.4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50877">
                <text:p>4.50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45763">
                <text:p>4.457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48333">
                <text:p>4.48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44262">
                <text:p>4.44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45161">
                <text:p>4.45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46032">
                <text:p>4.46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46875">
                <text:p>4.4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44615">
                <text:p>4.44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42424">
                <text:p>4.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49254">
                <text:p>4.492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48529">
                <text:p>4.48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52174">
                <text:p>4.521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51429">
                <text:p>4.5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5493">
                <text:p>4.5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54167">
                <text:p>4.54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58904">
                <text:p>4.58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59459">
                <text:p>4.59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57333">
                <text:p>4.57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55263">
                <text:p>4.5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61538">
                <text:p>4.615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63291">
                <text:p>4.63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62963">
                <text:p>4.62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67073">
                <text:p>4.67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66265">
                <text:p>4.66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65476">
                <text:p>4.65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67059">
                <text:p>4.67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63953">
                <text:p>4.639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63636">
                <text:p>4.6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65169">
                <text:p>4.65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64444">
                <text:p>4.6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67033">
                <text:p>4.67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65217">
                <text:p>4.65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69149">
                <text:p>4.69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70526">
                <text:p>4.70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70833">
                <text:p>4.708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70103">
                <text:p>4.70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70408">
                <text:p>4.70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72727">
                <text:p>4.72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72">
                <text:p>4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4.201cm" style:legend-expansion="high" chart:style-name="ch2"/>
        <chart:plot-area chart:style-name="ch3" table:cell-range-address="'patched 1000'.A1:'patched 1000'.A101 'patched 1000'.C1:'patched 1000'.C101" chart:data-source-has-labels="row" svg:x="0.77cm" svg:y="0.855cm" svg:width="9.833cm" svg:height="7.545cm">
          <chartooo:coordinate-region svg:x="1.497cm" svg:y="1.054cm" svg:width="8.5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 1000'.C2:'patched 1000'.C101" chart:label-cell-address="'patched 1000'.C1:'patched 1000'.C1" chart:class="chart:scatter">
            <chart:domain table:cell-range-address="'patched 1000'.A2:'patched 100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 steps</text:p>
                <draw:g>
                  <svg:desc>'patched 1000'.C1:'patched 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patched 1000'.A2:'patched 1000'.A101</svg:desc>
                </draw:g>
              </table:table-cell>
              <table:table-cell office:value-type="float" office:value="0">
                <text:p>0</text:p>
                <draw:g>
                  <svg:desc>'patched 1000'.C2:'patched 100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.33333">
                <text:p>2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3.22222">
                <text:p>3.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3.54545">
                <text:p>3.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3.58333">
                <text:p>3.5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3.61538">
                <text:p>3.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3.57143">
                <text:p>3.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3.5625">
                <text:p>3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3.64706">
                <text:p>3.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3.72222">
                <text:p>3.7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3.84211">
                <text:p>3.84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3.7619">
                <text:p>3.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3.77273">
                <text:p>3.7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3.82609">
                <text:p>3.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03704">
                <text:p>4.03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4.07143">
                <text:p>4.0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03333">
                <text:p>4.0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03226">
                <text:p>4.0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09375">
                <text:p>4.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0303">
                <text:p>4.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11429">
                <text:p>4.1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05556">
                <text:p>4.0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02703">
                <text:p>4.02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02632">
                <text:p>4.02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10256">
                <text:p>4.1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02381">
                <text:p>4.0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02273">
                <text:p>4.02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02222">
                <text:p>4.0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02041">
                <text:p>4.02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01923">
                <text:p>4.01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3.98148">
                <text:p>3.98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01786">
                <text:p>4.01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01754">
                <text:p>4.01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3.98333">
                <text:p>3.98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03279">
                <text:p>4.03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04839">
                <text:p>4.0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01587">
                <text:p>4.01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04688">
                <text:p>4.04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06154">
                <text:p>4.0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0303">
                <text:p>4.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02985">
                <text:p>4.02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04412">
                <text:p>4.04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02899">
                <text:p>4.02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01429">
                <text:p>4.0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02778">
                <text:p>4.02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05479">
                <text:p>4.05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04054">
                <text:p>4.04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05333">
                <text:p>4.0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07895">
                <text:p>4.078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05195">
                <text:p>4.05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0641">
                <text:p>4.0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06329">
                <text:p>4.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06173">
                <text:p>4.06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06098">
                <text:p>4.06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06024">
                <text:p>4.06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04762">
                <text:p>4.04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05882">
                <text:p>4.05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05814">
                <text:p>4.05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06897">
                <text:p>4.06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09091">
                <text:p>4.09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07865">
                <text:p>4.078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07778">
                <text:p>4.0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10989">
                <text:p>4.10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09783">
                <text:p>4.097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08602">
                <text:p>4.08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11702">
                <text:p>4.11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09474">
                <text:p>4.09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08333">
                <text:p>4.08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1134">
                <text:p>4.1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09184">
                <text:p>4.09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10101">
                <text:p>4.10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13">
                <text:p>4.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4.201cm" style:legend-expansion="high" chart:style-name="ch2"/>
        <chart:plot-area chart:style-name="ch3" table:cell-range-address="'uniform 1000'.A1:'uniform 1000'.A101 'uniform 1000'.C1:'uniform 1000'.C101" chart:data-source-has-labels="row" svg:x="0.77cm" svg:y="0.855cm" svg:width="9.833cm" svg:height="7.545cm">
          <chartooo:coordinate-region svg:x="1.206cm" svg:y="1.054cm" svg:width="8.84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iform 1000'.C2:'uniform 1000'.C101" chart:label-cell-address="'uniform 1000'.C1:'uniform 1000'.C1" chart:class="chart:scatter">
            <chart:domain table:cell-range-address="'uniform 1000'.A2:'uniform 1000'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arage per 100 steps</text:p>
                <draw:g>
                  <svg:desc>'uniform 1000'.C1:'uniform 10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uniform 1000'.A2:'uniform 1000'.A101</svg:desc>
                </draw:g>
              </table:table-cell>
              <table:table-cell office:value-type="float" office:value="0">
                <text:p>0</text:p>
                <draw:g>
                  <svg:desc>'uniform 1000'.C2:'uniform 100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.66667">
                <text:p>3.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4.81818">
                <text:p>4.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4.91667">
                <text:p>4.9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5.07692">
                <text:p>5.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5.07143">
                <text:p>5.0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4.94118">
                <text:p>4.94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4.88889">
                <text:p>4.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5.09091">
                <text:p>5.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5.13043">
                <text:p>5.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5.04167">
                <text:p>5.04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5.07692">
                <text:p>5.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89655">
                <text:p>4.89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86667">
                <text:p>4.8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83871">
                <text:p>4.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87879">
                <text:p>4.87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85294">
                <text:p>4.85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85714">
                <text:p>4.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91667">
                <text:p>4.91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83784">
                <text:p>4.83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84211">
                <text:p>4.84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82051">
                <text:p>4.82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73171">
                <text:p>4.73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66667">
                <text:p>4.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62791">
                <text:p>4.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61364">
                <text:p>4.61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68889">
                <text:p>4.6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71739">
                <text:p>4.71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70213">
                <text:p>4.70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6875">
                <text:p>4.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65306">
                <text:p>4.65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68627">
                <text:p>4.686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71154">
                <text:p>4.71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69811">
                <text:p>4.69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7037">
                <text:p>4.7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70909">
                <text:p>4.7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73214">
                <text:p>4.73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73684">
                <text:p>4.73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74138">
                <text:p>4.74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74576">
                <text:p>4.74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72131">
                <text:p>4.72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74194">
                <text:p>4.74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71429">
                <text:p>4.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70312">
                <text:p>4.7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73846">
                <text:p>4.7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74242">
                <text:p>4.74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73134">
                <text:p>4.731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72059">
                <text:p>4.72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72464">
                <text:p>4.7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67143">
                <text:p>4.6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70423">
                <text:p>4.70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69444">
                <text:p>4.69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71233">
                <text:p>4.71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7027">
                <text:p>4.7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70667">
                <text:p>4.70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68421">
                <text:p>4.68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67532">
                <text:p>4.67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67949">
                <text:p>4.67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67089">
                <text:p>4.67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6625">
                <text:p>4.6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64198">
                <text:p>4.64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62195">
                <text:p>4.62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61446">
                <text:p>4.614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63095">
                <text:p>4.63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61176">
                <text:p>4.61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60465">
                <text:p>4.60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5977">
                <text:p>4.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61364">
                <text:p>4.61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60674">
                <text:p>4.606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64444">
                <text:p>4.6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67033">
                <text:p>4.67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69565">
                <text:p>4.69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68817">
                <text:p>4.68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69149">
                <text:p>4.69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72632">
                <text:p>4.7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69792">
                <text:p>4.697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71134">
                <text:p>4.71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72449">
                <text:p>4.72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70707">
                <text:p>4.707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74">
                <text:p>4.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576cm" svg:height="14.424cm" xlink:href=".." xlink:type="simple" chart:class="chart:scatter" chart:style-name="ch1">
        <chart:legend chart:legend-position="end" svg:x="35.671cm" svg:y="5.17cm" style:legend-expansion="high" chart:style-name="ch2"/>
        <chart:plot-area chart:style-name="ch3" table:cell-range-address="'uniform 10000'.A2:'uniform 10000'.A101 'uniform 10'.F1:'uniform 10'.F1 'uniform 10000'.C2:'uniform 10000'.C101 'uniform 10000'.F1:'uniform 10000'.F1 'patched 10000'.F1:'patched 10000'.F1 'patched 10000'.C2:'patched 10000'.C101 'patched 100'.F1:'patched 100'.F1 'patched 100'.C1:'patched 100'.C101 'patched 1000'.F1:'patched 1000'.F1 'patched 1000'.C1:'patched 1000'.C101 'uniform 100'.F1:'uniform 100'.F1 'uniform 100'.C2:'uniform 100'.C101 'uniform 1000'.F1:'uniform 1000'.F1 'uniform 1000'.C2:'uniform 1000'.C101 'patched 10'.E1:'patched 10'.E1 'patched 10'.C2:'patched 10'.C101" chart:data-source-has-labels="row" svg:x="1.221cm" svg:y="1.287cm" svg:width="32.908cm" svg:height="12.429cm">
          <chartooo:coordinate-region svg:x="1.657cm" svg:y="1.486cm" svg:width="31.915cm" svg:height="11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niform 10000'.C2:'uniform 10000'.C101" chart:label-cell-address="'uniform 10'.F1:'uniform 10'.F1" chart:class="chart:scatter">
            <chart:domain table:cell-range-address="'uniform 10000'.A2:'uniform 10000'.A101"/>
            <chart:data-point chart:repeated="100"/>
          </chart:series>
          <chart:series chart:style-name="ch7" chart:values-cell-range-address="" chart:class="chart:scatter">
            <chart:domain table:cell-range-address="'uniform 10000'.F1:'uniform 10000'.F1"/>
            <chart:data-point/>
          </chart:series>
          <chart:series chart:style-name="ch8" chart:values-cell-range-address="'patched 10000'.C2:'patched 10000'.C101" chart:label-cell-address="'patched 10000'.F1:'patched 10000'.F1" chart:class="chart:scatter">
            <chart:domain table:cell-range-address="'uniform 10'.A2:'uniform 10'.A101"/>
            <chart:data-point chart:repeated="100"/>
          </chart:series>
          <chart:series chart:style-name="ch9" chart:values-cell-range-address="'patched 100'.C1:'patched 100'.C101" chart:label-cell-address="'patched 100'.F1:'patched 100'.F1" chart:class="chart:scatter">
            <chart:domain table:cell-range-address="'patched 100'.A2:'patched 100'.A101"/>
            <chart:data-point chart:repeated="101"/>
          </chart:series>
          <chart:series chart:style-name="ch10" chart:values-cell-range-address="'patched 1000'.C1:'patched 1000'.C101" chart:label-cell-address="'patched 1000'.F1:'patched 1000'.F1" chart:class="chart:scatter">
            <chart:domain table:cell-range-address="'patched 1000'.A2:'patched 1000'.A101"/>
            <chart:data-point chart:repeated="101"/>
          </chart:series>
          <chart:series chart:style-name="ch11" chart:values-cell-range-address="'uniform 100'.C2:'uniform 100'.C101" chart:label-cell-address="'uniform 100'.F1:'uniform 100'.F1" chart:class="chart:scatter">
            <chart:domain table:cell-range-address="'uniform 100'.A2:'uniform 100'.A101"/>
            <chart:data-point chart:repeated="100"/>
          </chart:series>
          <chart:series chart:style-name="ch12" chart:values-cell-range-address="'uniform 1000'.C2:'uniform 1000'.C101" chart:label-cell-address="'uniform 1000'.F1:'uniform 1000'.F1" chart:class="chart:scatter">
            <chart:domain table:cell-range-address="'uniform 1000'.A2:'uniform 1000'.A101"/>
            <chart:data-point chart:repeated="100"/>
          </chart:series>
          <chart:series chart:style-name="ch13" chart:values-cell-range-address="'patched 10'.C2:'patched 10'.C101" chart:label-cell-address="'patched 10'.E1:'patched 10'.E1" chart:class="chart:scatter">
            <chart:domain table:cell-range-address="'patched 10'.A2:'patched 10'.A101"/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iform 1</text:p>
                <draw:g>
                  <svg:desc>'uniform 10'.F1:'uniform 10'.F1</svg:desc>
                </draw:g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ched 4</text:p>
                <draw:g>
                  <svg:desc>'patched 10000'.F1:'patched 10000'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tched 2</text:p>
                <draw:g>
                  <svg:desc>'patched 100'.F1:'patched 100'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tched 3</text:p>
                <draw:g>
                  <svg:desc>'patched 1000'.F1:'patched 1000'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niform 2</text:p>
                <draw:g>
                  <svg:desc>'uniform 100'.F1:'uniform 100'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tched 3</text:p>
                <draw:g>
                  <svg:desc>'uniform 1000'.F1:'uniform 1000'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tched 1</text:p>
                <draw:g>
                  <svg:desc>'patched 10'.E1:'patched 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uniform 10000'.A2:'uniform 10000'.A101</svg:desc>
                </draw:g>
              </table:table-cell>
              <table:table-cell office:value-type="float" office:value="0">
                <text:p>0</text:p>
                <draw:g>
                  <svg:desc>'uniform 10000'.C2:'uniform 10000'.C101</svg:desc>
                </draw:g>
              </table:table-cell>
              <table:table-cell office:value-type="float" office:value="1">
                <text:p>1</text:p>
                <draw:g>
                  <svg:desc>'uniform 10000'.F1:'uniform 10000'.F1</svg:desc>
                </draw:g>
              </table:table-cell>
              <table:table-cell office:value-type="float" office:value="1000">
                <text:p>1000</text:p>
                <draw:g>
                  <svg:desc>'uniform 10'.A2:'uniform 10'.A101</svg:desc>
                </draw:g>
              </table:table-cell>
              <table:table-cell office:value-type="float" office:value="0">
                <text:p>0</text:p>
                <draw:g>
                  <svg:desc>'patched 10000'.C2:'patched 10000'.C101</svg:desc>
                </draw:g>
              </table:table-cell>
              <table:table-cell office:value-type="float" office:value="1000">
                <text:p>1000</text:p>
                <draw:g>
                  <svg:desc>'patched 100'.A2:'patched 100'.A101</svg:desc>
                </draw:g>
              </table:table-cell>
              <table:table-cell office:value-type="float" office:value="NaN">
                <text:p>NaN</text:p>
                <draw:g>
                  <svg:desc>'patched 100'.C1:'patched 100'.C101</svg:desc>
                </draw:g>
              </table:table-cell>
              <table:table-cell office:value-type="float" office:value="1000">
                <text:p>1000</text:p>
                <draw:g>
                  <svg:desc>'patched 1000'.A2:'patched 1000'.A101</svg:desc>
                </draw:g>
              </table:table-cell>
              <table:table-cell office:value-type="float" office:value="NaN">
                <text:p>NaN</text:p>
                <draw:g>
                  <svg:desc>'patched 1000'.C1:'patched 1000'.C101</svg:desc>
                </draw:g>
              </table:table-cell>
              <table:table-cell office:value-type="float" office:value="1000">
                <text:p>1000</text:p>
                <draw:g>
                  <svg:desc>'uniform 100'.A2:'uniform 100'.A101</svg:desc>
                </draw:g>
              </table:table-cell>
              <table:table-cell office:value-type="float" office:value="0">
                <text:p>0</text:p>
                <draw:g>
                  <svg:desc>'uniform 100'.C2:'uniform 100'.C101</svg:desc>
                </draw:g>
              </table:table-cell>
              <table:table-cell office:value-type="float" office:value="1000">
                <text:p>1000</text:p>
                <draw:g>
                  <svg:desc>'uniform 1000'.A2:'uniform 1000'.A101</svg:desc>
                </draw:g>
              </table:table-cell>
              <table:table-cell office:value-type="float" office:value="0">
                <text:p>0</text:p>
                <draw:g>
                  <svg:desc>'uniform 1000'.C2:'uniform 1000'.C101</svg:desc>
                </draw:g>
              </table:table-cell>
              <table:table-cell office:value-type="float" office:value="1000">
                <text:p>1000</text:p>
                <draw:g>
                  <svg:desc>'patched 10'.A2:'patched 10'.A101</svg:desc>
                </draw:g>
              </table:table-cell>
              <table:table-cell office:value-type="float" office:value="0">
                <text:p>0</text:p>
                <draw:g>
                  <svg:desc>'patched 10'.C2:'patched 10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1.5">
                <text:p>1.5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.33333">
                <text:p>3.33333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1.66667">
                <text:p>1.66667</text:p>
              </table:table-cell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3.66667">
                <text:p>3.66667</text:p>
              </table:table-cell>
              <table:table-cell office:value-type="float" office:value="3000">
                <text:p>3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4000">
                <text:p>4000</text:p>
              </table:table-cell>
              <table:table-cell office:value-type="float" office:value="2.25">
                <text:p>2.25</text:p>
              </table:table-cell>
              <table:table-cell office:value-type="float" office:value="4000">
                <text:p>4000</text:p>
              </table:table-cell>
              <table:table-cell office:value-type="float" office:value="2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.33333">
                <text:p>2.33333</text:p>
              </table:table-cell>
              <table:table-cell office:value-type="float" office:value="4000">
                <text:p>4000</text:p>
              </table:table-cell>
              <table:table-cell office:value-type="float" office:value="3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.5">
                <text:p>4.5</text:p>
              </table:table-cell>
              <table:table-cell office:value-type="float" office:value="4000">
                <text:p>4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2.2">
                <text:p>2.2</text:p>
              </table:table-cell>
              <table:table-cell office:value-type="float" office:value="5000">
                <text:p>5000</text:p>
              </table:table-cell>
              <table:table-cell office:value-type="float" office:value="2.25">
                <text:p>2.25</text:p>
              </table:table-cell>
              <table:table-cell office:value-type="float" office:value="5000">
                <text:p>5000</text:p>
              </table:table-cell>
              <table:table-cell office:value-type="float" office:value="2.5">
                <text:p>2.5</text:p>
              </table:table-cell>
              <table:table-cell office:value-type="float" office:value="5000">
                <text:p>5000</text:p>
              </table:table-cell>
              <table:table-cell office:value-type="float" office:value="3.4">
                <text:p>3.4</text:p>
              </table:table-cell>
              <table:table-cell office:value-type="float" office:value="5000">
                <text:p>5000</text:p>
              </table:table-cell>
              <table:table-cell office:value-type="float" office:value="4.6">
                <text:p>4.6</text:p>
              </table:table-cell>
              <table:table-cell office:value-type="float" office:value="5000">
                <text:p>5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3.66667">
                <text:p>3.66667</text:p>
              </table:table-cell>
              <table:table-cell office:value-type="float" office:value="NaN">
                <text:p>NaN</text:p>
              </table:table-cell>
              <table:table-cell office:value-type="float" office:value="6000">
                <text:p>6000</text:p>
              </table:table-cell>
              <table:table-cell office:value-type="float" office:value="2.66667">
                <text:p>2.66667</text:p>
              </table:table-cell>
              <table:table-cell office:value-type="float" office:value="6000">
                <text:p>6000</text:p>
              </table:table-cell>
              <table:table-cell office:value-type="float" office:value="2.6">
                <text:p>2.6</text:p>
              </table:table-cell>
              <table:table-cell office:value-type="float" office:value="6000">
                <text:p>6000</text:p>
              </table:table-cell>
              <table:table-cell office:value-type="float" office:value="2.6">
                <text:p>2.6</text:p>
              </table:table-cell>
              <table:table-cell office:value-type="float" office:value="6000">
                <text:p>6000</text:p>
              </table:table-cell>
              <table:table-cell office:value-type="float" office:value="4.16667">
                <text:p>4.16667</text:p>
              </table:table-cell>
              <table:table-cell office:value-type="float" office:value="6000">
                <text:p>6000</text:p>
              </table:table-cell>
              <table:table-cell office:value-type="float" office:value="4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2.66667">
                <text:p>2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4.42857">
                <text:p>4.42857</text:p>
              </table:table-cell>
              <table:table-cell office:value-type="float" office:value="NaN">
                <text:p>NaN</text:p>
              </table:table-cell>
              <table:table-cell office:value-type="float" office:value="7000">
                <text:p>7000</text:p>
              </table:table-cell>
              <table:table-cell office:value-type="float" office:value="2.42857">
                <text:p>2.42857</text:p>
              </table:table-cell>
              <table:table-cell office:value-type="float" office:value="7000">
                <text:p>7000</text:p>
              </table:table-cell>
              <table:table-cell office:value-type="float" office:value="3.16667">
                <text:p>3.16667</text:p>
              </table:table-cell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4.57143">
                <text:p>4.57143</text:p>
              </table:table-cell>
              <table:table-cell office:value-type="float" office:value="7000">
                <text:p>7000</text:p>
              </table:table-cell>
              <table:table-cell office:value-type="float" office:value="4.57143">
                <text:p>4.57143</text:p>
              </table:table-cell>
              <table:table-cell office:value-type="float" office:value="7000">
                <text:p>7000</text:p>
              </table:table-cell>
              <table:table-cell office:value-type="float" office:value="2.57143">
                <text:p>2.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.375">
                <text:p>4.375</text:p>
              </table:table-cell>
              <table:table-cell office:value-type="float" office:value="NaN">
                <text:p>NaN</text:p>
              </table:table-cell>
              <table:table-cell office:value-type="float" office:value="8000">
                <text:p>8000</text:p>
              </table:table-cell>
              <table:table-cell office:value-type="float" office:value="2.5">
                <text:p>2.5</text:p>
              </table:table-cell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4.625">
                <text:p>4.625</text:p>
              </table:table-cell>
              <table:table-cell office:value-type="float" office:value="8000">
                <text:p>8000</text:p>
              </table:table-cell>
              <table:table-cell office:value-type="float" office:value="4.5">
                <text:p>4.5</text:p>
              </table:table-cell>
              <table:table-cell office:value-type="float" office:value="8000">
                <text:p>800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4.55556">
                <text:p>4.55556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2.66667">
                <text:p>2.66667</text:p>
              </table:table-cell>
              <table:table-cell office:value-type="float" office:value="9000">
                <text:p>9000</text:p>
              </table:table-cell>
              <table:table-cell office:value-type="float" office:value="3.5">
                <text:p>3.5</text:p>
              </table:table-cell>
              <table:table-cell office:value-type="float" office:value="9000">
                <text:p>9000</text:p>
              </table:table-cell>
              <table:table-cell office:value-type="float" office:value="3.125">
                <text:p>3.125</text:p>
              </table:table-cell>
              <table:table-cell office:value-type="float" office:value="9000">
                <text:p>9000</text:p>
              </table:table-cell>
              <table:table-cell office:value-type="float" office:value="4.66667">
                <text:p>4.66667</text:p>
              </table:table-cell>
              <table:table-cell office:value-type="float" office:value="9000">
                <text:p>9000</text:p>
              </table:table-cell>
              <table:table-cell office:value-type="float" office:value="5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2.88889">
                <text:p>2.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2.6">
                <text:p>2.6</text:p>
              </table:table-cell>
              <table:table-cell office:value-type="float" office:value="10000">
                <text:p>10000</text:p>
              </table:table-cell>
              <table:table-cell office:value-type="float" office:value="3.22222">
                <text:p>3.22222</text:p>
              </table:table-cell>
              <table:table-cell office:value-type="float" office:value="10000">
                <text:p>10000</text:p>
              </table:table-cell>
              <table:table-cell office:value-type="float" office:value="3.22222">
                <text:p>3.22222</text:p>
              </table:table-cell>
              <table:table-cell office:value-type="float" office:value="10000">
                <text:p>10000</text:p>
              </table:table-cell>
              <table:table-cell office:value-type="float" office:value="4.4">
                <text:p>4.4</text:p>
              </table:table-cell>
              <table:table-cell office:value-type="float" office:value="10000">
                <text:p>10000</text:p>
              </table:table-cell>
              <table:table-cell office:value-type="float" office:value="4.8">
                <text:p>4.8</text:p>
              </table:table-cell>
              <table:table-cell office:value-type="float" office:value="10000">
                <text:p>100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">
                <text:p>11000</text:p>
              </table:table-cell>
              <table:table-cell office:value-type="float" office:value="4.90909">
                <text:p>4.90909</text:p>
              </table:table-cell>
              <table:table-cell office:value-type="float" office:value="NaN">
                <text:p>NaN</text:p>
              </table:table-cell>
              <table:table-cell office:value-type="float" office:value="11000">
                <text:p>11000</text:p>
              </table:table-cell>
              <table:table-cell office:value-type="float" office:value="2.63636">
                <text:p>2.63636</text:p>
              </table:table-cell>
              <table:table-cell office:value-type="float" office:value="11000">
                <text:p>11000</text:p>
              </table:table-cell>
              <table:table-cell office:value-type="float" office:value="3.4">
                <text:p>3.4</text:p>
              </table:table-cell>
              <table:table-cell office:value-type="float" office:value="11000">
                <text:p>11000</text:p>
              </table:table-cell>
              <table:table-cell office:value-type="float" office:value="3.4">
                <text:p>3.4</text:p>
              </table:table-cell>
              <table:table-cell office:value-type="float" office:value="11000">
                <text:p>11000</text:p>
              </table:table-cell>
              <table:table-cell office:value-type="float" office:value="4.45455">
                <text:p>4.45455</text:p>
              </table:table-cell>
              <table:table-cell office:value-type="float" office:value="11000">
                <text:p>11000</text:p>
              </table:table-cell>
              <table:table-cell office:value-type="float" office:value="4.81818">
                <text:p>4.81818</text:p>
              </table:table-cell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4.91667">
                <text:p>4.91667</text:p>
              </table:table-cell>
              <table:table-cell office:value-type="float" office:value="NaN">
                <text:p>NaN</text:p>
              </table:table-cell>
              <table:table-cell office:value-type="float" office:value="12000">
                <text:p>12000</text:p>
              </table:table-cell>
              <table:table-cell office:value-type="float" office:value="2.83333">
                <text:p>2.83333</text:p>
              </table:table-cell>
              <table:table-cell office:value-type="float" office:value="12000">
                <text:p>12000</text:p>
              </table:table-cell>
              <table:table-cell office:value-type="float" office:value="3.54545">
                <text:p>3.54545</text:p>
              </table:table-cell>
              <table:table-cell office:value-type="float" office:value="12000">
                <text:p>12000</text:p>
              </table:table-cell>
              <table:table-cell office:value-type="float" office:value="3.54545">
                <text:p>3.54545</text:p>
              </table:table-cell>
              <table:table-cell office:value-type="float" office:value="12000">
                <text:p>12000</text:p>
              </table:table-cell>
              <table:table-cell office:value-type="float" office:value="4.5">
                <text:p>4.5</text:p>
              </table:table-cell>
              <table:table-cell office:value-type="float" office:value="12000">
                <text:p>12000</text:p>
              </table:table-cell>
              <table:table-cell office:value-type="float" office:value="4.91667">
                <text:p>4.91667</text:p>
              </table:table-cell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">
                <text:p>13000</text:p>
              </table:table-cell>
              <table:table-cell office:value-type="float" office:value="4.84615">
                <text:p>4.84615</text:p>
              </table:table-cell>
              <table:table-cell office:value-type="float" office:value="NaN">
                <text:p>NaN</text:p>
              </table:table-cell>
              <table:table-cell office:value-type="float" office:value="13000">
                <text:p>13000</text:p>
              </table:table-cell>
              <table:table-cell office:value-type="float" office:value="2.84615">
                <text:p>2.84615</text:p>
              </table:table-cell>
              <table:table-cell office:value-type="float" office:value="13000">
                <text:p>13000</text:p>
              </table:table-cell>
              <table:table-cell office:value-type="float" office:value="3.58333">
                <text:p>3.58333</text:p>
              </table:table-cell>
              <table:table-cell office:value-type="float" office:value="13000">
                <text:p>13000</text:p>
              </table:table-cell>
              <table:table-cell office:value-type="float" office:value="3.58333">
                <text:p>3.58333</text:p>
              </table:table-cell>
              <table:table-cell office:value-type="float" office:value="13000">
                <text:p>13000</text:p>
              </table:table-cell>
              <table:table-cell office:value-type="float" office:value="4.46154">
                <text:p>4.46154</text:p>
              </table:table-cell>
              <table:table-cell office:value-type="float" office:value="13000">
                <text:p>13000</text:p>
              </table:table-cell>
              <table:table-cell office:value-type="float" office:value="5.07692">
                <text:p>5.07692</text:p>
              </table:table-cell>
              <table:table-cell office:value-type="float" office:value="13000">
                <text:p>13000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4.78571">
                <text:p>4.78571</text:p>
              </table:table-cell>
              <table:table-cell office:value-type="float" office:value="NaN">
                <text:p>NaN</text:p>
              </table:table-cell>
              <table:table-cell office:value-type="float" office:value="14000">
                <text:p>14000</text:p>
              </table:table-cell>
              <table:table-cell office:value-type="float" office:value="2.92857">
                <text:p>2.92857</text:p>
              </table:table-cell>
              <table:table-cell office:value-type="float" office:value="14000">
                <text:p>14000</text:p>
              </table:table-cell>
              <table:table-cell office:value-type="float" office:value="3.69231">
                <text:p>3.69231</text:p>
              </table:table-cell>
              <table:table-cell office:value-type="float" office:value="14000">
                <text:p>14000</text:p>
              </table:table-cell>
              <table:table-cell office:value-type="float" office:value="3.61538">
                <text:p>3.61538</text:p>
              </table:table-cell>
              <table:table-cell office:value-type="float" office:value="14000">
                <text:p>14000</text:p>
              </table:table-cell>
              <table:table-cell office:value-type="float" office:value="4.5">
                <text:p>4.5</text:p>
              </table:table-cell>
              <table:table-cell office:value-type="float" office:value="14000">
                <text:p>14000</text:p>
              </table:table-cell>
              <table:table-cell office:value-type="float" office:value="5.07143">
                <text:p>5.07143</text:p>
              </table:table-cell>
              <table:table-cell office:value-type="float" office:value="14000">
                <text:p>14000</text:p>
              </table:table-cell>
              <table:table-cell office:value-type="float" office:value="3.28571">
                <text:p>3.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4.66667">
                <text:p>4.66667</text:p>
              </table:table-cell>
              <table:table-cell office:value-type="float" office:value="NaN">
                <text:p>NaN</text:p>
              </table:table-cell>
              <table:table-cell office:value-type="float" office:value="15000">
                <text:p>15000</text:p>
              </table:table-cell>
              <table:table-cell office:value-type="float" office:value="2.93333">
                <text:p>2.93333</text:p>
              </table:table-cell>
              <table:table-cell office:value-type="float" office:value="15000">
                <text:p>15000</text:p>
              </table:table-cell>
              <table:table-cell office:value-type="float" office:value="3.57143">
                <text:p>3.57143</text:p>
              </table:table-cell>
              <table:table-cell office:value-type="float" office:value="15000">
                <text:p>15000</text:p>
              </table:table-cell>
              <table:table-cell office:value-type="float" office:value="3.57143">
                <text:p>3.57143</text:p>
              </table:table-cell>
              <table:table-cell office:value-type="float" office:value="15000">
                <text:p>15000</text:p>
              </table:table-cell>
              <table:table-cell office:value-type="float" office:value="4.46667">
                <text:p>4.46667</text:p>
              </table:table-cell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3.26667">
                <text:p>3.2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4.5625">
                <text:p>4.5625</text:p>
              </table:table-cell>
              <table:table-cell office:value-type="float" office:value="NaN">
                <text:p>NaN</text:p>
              </table:table-cell>
              <table:table-cell office:value-type="float" office:value="16000">
                <text:p>16000</text:p>
              </table:table-cell>
              <table:table-cell office:value-type="float" office:value="2.9375">
                <text:p>2.9375</text:p>
              </table:table-cell>
              <table:table-cell office:value-type="float" office:value="16000">
                <text:p>16000</text:p>
              </table:table-cell>
              <table:table-cell office:value-type="float" office:value="3.73333">
                <text:p>3.73333</text:p>
              </table:table-cell>
              <table:table-cell office:value-type="float" office:value="16000">
                <text:p>16000</text:p>
              </table:table-cell>
              <table:table-cell office:value-type="float" office:value="3.6">
                <text:p>3.6</text:p>
              </table:table-cell>
              <table:table-cell office:value-type="float" office:value="16000">
                <text:p>16000</text:p>
              </table:table-cell>
              <table:table-cell office:value-type="float" office:value="4.5625">
                <text:p>4.5625</text:p>
              </table:table-cell>
              <table:table-cell office:value-type="float" office:value="16000">
                <text:p>16000</text:p>
              </table:table-cell>
              <table:table-cell office:value-type="float" office:value="5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">
                <text:p>17000</text:p>
              </table:table-cell>
              <table:table-cell office:value-type="float" office:value="4.70588">
                <text:p>4.70588</text:p>
              </table:table-cell>
              <table:table-cell office:value-type="float" office:value="NaN">
                <text:p>NaN</text:p>
              </table:table-cell>
              <table:table-cell office:value-type="float" office:value="17000">
                <text:p>17000</text:p>
              </table:table-cell>
              <table:table-cell office:value-type="float" office:value="2.94118">
                <text:p>2.94118</text:p>
              </table:table-cell>
              <table:table-cell office:value-type="float" office:value="17000">
                <text:p>17000</text:p>
              </table:table-cell>
              <table:table-cell office:value-type="float" office:value="3.625">
                <text:p>3.625</text:p>
              </table:table-cell>
              <table:table-cell office:value-type="float" office:value="17000">
                <text:p>17000</text:p>
              </table:table-cell>
              <table:table-cell office:value-type="float" office:value="3.5625">
                <text:p>3.5625</text:p>
              </table:table-cell>
              <table:table-cell office:value-type="float" office:value="17000">
                <text:p>17000</text:p>
              </table:table-cell>
              <table:table-cell office:value-type="float" office:value="4.47059">
                <text:p>4.47059</text:p>
              </table:table-cell>
              <table:table-cell office:value-type="float" office:value="17000">
                <text:p>17000</text:p>
              </table:table-cell>
              <table:table-cell office:value-type="float" office:value="4.94118">
                <text:p>4.94118</text:p>
              </table:table-cell>
              <table:table-cell office:value-type="float" office:value="17000">
                <text:p>17000</text:p>
              </table:table-cell>
              <table:table-cell office:value-type="float" office:value="3.47059">
                <text:p>3.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">
                <text:p>18000</text:p>
              </table:table-cell>
              <table:table-cell office:value-type="float" office:value="4.66667">
                <text:p>4.66667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3">
                <text:p>3</text:p>
              </table:table-cell>
              <table:table-cell office:value-type="float" office:value="18000">
                <text:p>18000</text:p>
              </table:table-cell>
              <table:table-cell office:value-type="float" office:value="3.82353">
                <text:p>3.82353</text:p>
              </table:table-cell>
              <table:table-cell office:value-type="float" office:value="18000">
                <text:p>18000</text:p>
              </table:table-cell>
              <table:table-cell office:value-type="float" office:value="3.64706">
                <text:p>3.64706</text:p>
              </table:table-cell>
              <table:table-cell office:value-type="float" office:value="18000">
                <text:p>18000</text:p>
              </table:table-cell>
              <table:table-cell office:value-type="float" office:value="4.61111">
                <text:p>4.61111</text:p>
              </table:table-cell>
              <table:table-cell office:value-type="float" office:value="18000">
                <text:p>18000</text:p>
              </table:table-cell>
              <table:table-cell office:value-type="float" office:value="4.88889">
                <text:p>4.88889</text:p>
              </table:table-cell>
              <table:table-cell office:value-type="float" office:value="18000">
                <text:p>18000</text:p>
              </table:table-cell>
              <table:table-cell office:value-type="float" office:value="3.55556">
                <text:p>3.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">
                <text:p>19000</text:p>
              </table:table-cell>
              <table:table-cell office:value-type="float" office:value="4.78947">
                <text:p>4.78947</text:p>
              </table:table-cell>
              <table:table-cell office:value-type="float" office:value="NaN">
                <text:p>NaN</text:p>
              </table:table-cell>
              <table:table-cell office:value-type="float" office:value="19000">
                <text:p>19000</text:p>
              </table:table-cell>
              <table:table-cell office:value-type="float" office:value="2.94737">
                <text:p>2.94737</text:p>
              </table:table-cell>
              <table:table-cell office:value-type="float" office:value="19000">
                <text:p>19000</text:p>
              </table:table-cell>
              <table:table-cell office:value-type="float" office:value="3.77778">
                <text:p>3.77778</text:p>
              </table:table-cell>
              <table:table-cell office:value-type="float" office:value="19000">
                <text:p>19000</text:p>
              </table:table-cell>
              <table:table-cell office:value-type="float" office:value="3.72222">
                <text:p>3.72222</text:p>
              </table:table-cell>
              <table:table-cell office:value-type="float" office:value="19000">
                <text:p>19000</text:p>
              </table:table-cell>
              <table:table-cell office:value-type="float" office:value="4.52632">
                <text:p>4.52632</text:p>
              </table:table-cell>
              <table:table-cell office:value-type="float" office:value="19000">
                <text:p>19000</text:p>
              </table:table-cell>
              <table:table-cell office:value-type="float" office:value="5">
                <text:p>5</text:p>
              </table:table-cell>
              <table:table-cell office:value-type="float" office:value="19000">
                <text:p>19000</text:p>
              </table:table-cell>
              <table:table-cell office:value-type="float" office:value="3.57895">
                <text:p>3.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2.9">
                <text:p>2.9</text:p>
              </table:table-cell>
              <table:table-cell office:value-type="float" office:value="20000">
                <text:p>20000</text:p>
              </table:table-cell>
              <table:table-cell office:value-type="float" office:value="3.84211">
                <text:p>3.84211</text:p>
              </table:table-cell>
              <table:table-cell office:value-type="float" office:value="20000">
                <text:p>20000</text:p>
              </table:table-cell>
              <table:table-cell office:value-type="float" office:value="3.84211">
                <text:p>3.84211</text:p>
              </table:table-cell>
              <table:table-cell office:value-type="float" office:value="20000">
                <text:p>20000</text:p>
              </table:table-cell>
              <table:table-cell office:value-type="float" office:value="4.5">
                <text:p>4.5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">
                <text:p>21000</text:p>
              </table:table-cell>
              <table:table-cell office:value-type="float" office:value="4.61905">
                <text:p>4.61905</text:p>
              </table:table-cell>
              <table:table-cell office:value-type="float" office:value="NaN">
                <text:p>NaN</text:p>
              </table:table-cell>
              <table:table-cell office:value-type="float" office:value="21000">
                <text:p>21000</text:p>
              </table:table-cell>
              <table:table-cell office:value-type="float" office:value="2.95238">
                <text:p>2.95238</text:p>
              </table:table-cell>
              <table:table-cell office:value-type="float" office:value="21000">
                <text:p>21000</text:p>
              </table:table-cell>
              <table:table-cell office:value-type="float" office:value="3.85">
                <text:p>3.85</text:p>
              </table:table-cell>
              <table:table-cell office:value-type="float" office:value="21000">
                <text:p>21000</text:p>
              </table:table-cell>
              <table:table-cell office:value-type="float" office:value="3.85">
                <text:p>3.85</text:p>
              </table:table-cell>
              <table:table-cell office:value-type="float" office:value="21000">
                <text:p>21000</text:p>
              </table:table-cell>
              <table:table-cell office:value-type="float" office:value="4.33333">
                <text:p>4.33333</text:p>
              </table:table-cell>
              <table:table-cell office:value-type="float" office:value="21000">
                <text:p>21000</text:p>
              </table:table-cell>
              <table:table-cell office:value-type="float" office:value="5">
                <text:p>5</text:p>
              </table:table-cell>
              <table:table-cell office:value-type="float" office:value="21000">
                <text:p>21000</text:p>
              </table:table-cell>
              <table:table-cell office:value-type="float" office:value="3.71429">
                <text:p>3.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">
                <text:p>22000</text:p>
              </table:table-cell>
              <table:table-cell office:value-type="float" office:value="4.54545">
                <text:p>4.54545</text:p>
              </table:table-cell>
              <table:table-cell office:value-type="float" office:value="NaN">
                <text:p>NaN</text:p>
              </table:table-cell>
              <table:table-cell office:value-type="float" office:value="22000">
                <text:p>22000</text:p>
              </table:table-cell>
              <table:table-cell office:value-type="float" office:value="2.95455">
                <text:p>2.95455</text:p>
              </table:table-cell>
              <table:table-cell office:value-type="float" office:value="22000">
                <text:p>22000</text:p>
              </table:table-cell>
              <table:table-cell office:value-type="float" office:value="3.80952">
                <text:p>3.80952</text:p>
              </table:table-cell>
              <table:table-cell office:value-type="float" office:value="22000">
                <text:p>22000</text:p>
              </table:table-cell>
              <table:table-cell office:value-type="float" office:value="3.7619">
                <text:p>3.7619</text:p>
              </table:table-cell>
              <table:table-cell office:value-type="float" office:value="22000">
                <text:p>22000</text:p>
              </table:table-cell>
              <table:table-cell office:value-type="float" office:value="4.40909">
                <text:p>4.40909</text:p>
              </table:table-cell>
              <table:table-cell office:value-type="float" office:value="22000">
                <text:p>22000</text:p>
              </table:table-cell>
              <table:table-cell office:value-type="float" office:value="5.09091">
                <text:p>5.09091</text:p>
              </table:table-cell>
              <table:table-cell office:value-type="float" office:value="22000">
                <text:p>22000</text:p>
              </table:table-cell>
              <table:table-cell office:value-type="float" office:value="3.72727">
                <text:p>3.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">
                <text:p>23000</text:p>
              </table:table-cell>
              <table:table-cell office:value-type="float" office:value="4.52174">
                <text:p>4.52174</text:p>
              </table:table-cell>
              <table:table-cell office:value-type="float" office:value="NaN">
                <text:p>NaN</text:p>
              </table:table-cell>
              <table:table-cell office:value-type="float" office:value="23000">
                <text:p>23000</text:p>
              </table:table-cell>
              <table:table-cell office:value-type="float" office:value="2.91304">
                <text:p>2.91304</text:p>
              </table:table-cell>
              <table:table-cell office:value-type="float" office:value="23000">
                <text:p>23000</text:p>
              </table:table-cell>
              <table:table-cell office:value-type="float" office:value="3.81818">
                <text:p>3.81818</text:p>
              </table:table-cell>
              <table:table-cell office:value-type="float" office:value="23000">
                <text:p>23000</text:p>
              </table:table-cell>
              <table:table-cell office:value-type="float" office:value="3.77273">
                <text:p>3.77273</text:p>
              </table:table-cell>
              <table:table-cell office:value-type="float" office:value="23000">
                <text:p>23000</text:p>
              </table:table-cell>
              <table:table-cell office:value-type="float" office:value="4.34783">
                <text:p>4.34783</text:p>
              </table:table-cell>
              <table:table-cell office:value-type="float" office:value="23000">
                <text:p>23000</text:p>
              </table:table-cell>
              <table:table-cell office:value-type="float" office:value="5.13043">
                <text:p>5.13043</text:p>
              </table:table-cell>
              <table:table-cell office:value-type="float" office:value="23000">
                <text:p>23000</text:p>
              </table:table-cell>
              <table:table-cell office:value-type="float" office:value="3.78261">
                <text:p>3.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">
                <text:p>24000</text:p>
              </table:table-cell>
              <table:table-cell office:value-type="float" office:value="4.58333">
                <text:p>4.58333</text:p>
              </table:table-cell>
              <table:table-cell office:value-type="float" office:value="NaN">
                <text:p>NaN</text:p>
              </table:table-cell>
              <table:table-cell office:value-type="float" office:value="24000">
                <text:p>24000</text:p>
              </table:table-cell>
              <table:table-cell office:value-type="float" office:value="2.91667">
                <text:p>2.91667</text:p>
              </table:table-cell>
              <table:table-cell office:value-type="float" office:value="24000">
                <text:p>24000</text:p>
              </table:table-cell>
              <table:table-cell office:value-type="float" office:value="3.82609">
                <text:p>3.82609</text:p>
              </table:table-cell>
              <table:table-cell office:value-type="float" office:value="24000">
                <text:p>24000</text:p>
              </table:table-cell>
              <table:table-cell office:value-type="float" office:value="3.82609">
                <text:p>3.82609</text:p>
              </table:table-cell>
              <table:table-cell office:value-type="float" office:value="24000">
                <text:p>24000</text:p>
              </table:table-cell>
              <table:table-cell office:value-type="float" office:value="4.29167">
                <text:p>4.29167</text:p>
              </table:table-cell>
              <table:table-cell office:value-type="float" office:value="24000">
                <text:p>24000</text:p>
              </table:table-cell>
              <table:table-cell office:value-type="float" office:value="5.04167">
                <text:p>5.04167</text:p>
              </table:table-cell>
              <table:table-cell office:value-type="float" office:value="24000">
                <text:p>24000</text:p>
              </table:table-cell>
              <table:table-cell office:value-type="float" office:value="3.79167">
                <text:p>3.79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">
                <text:p>25000</text:p>
              </table:table-cell>
              <table:table-cell office:value-type="float" office:value="4.52">
                <text:p>4.52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3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3.83333">
                <text:p>3.83333</text:p>
              </table:table-cell>
              <table:table-cell office:value-type="float" office:value="25000">
                <text:p>25000</text:p>
              </table:table-cell>
              <table:table-cell office:value-type="float" office:value="3.875">
                <text:p>3.875</text:p>
              </table:table-cell>
              <table:table-cell office:value-type="float" office:value="25000">
                <text:p>25000</text:p>
              </table:table-cell>
              <table:table-cell office:value-type="float" office:value="4.32">
                <text:p>4.32</text:p>
              </table:table-cell>
              <table:table-cell office:value-type="float" office:value="25000">
                <text:p>25000</text:p>
              </table:table-cell>
              <table:table-cell office:value-type="float" office:value="5.04">
                <text:p>5.04</text:p>
              </table:table-cell>
              <table:table-cell office:value-type="float" office:value="25000">
                <text:p>25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">
                <text:p>26000</text:p>
              </table:table-cell>
              <table:table-cell office:value-type="float" office:value="4.61538">
                <text:p>4.61538</text:p>
              </table:table-cell>
              <table:table-cell office:value-type="float" office:value="NaN">
                <text:p>NaN</text:p>
              </table:table-cell>
              <table:table-cell office:value-type="float" office:value="26000">
                <text:p>26000</text:p>
              </table:table-cell>
              <table:table-cell office:value-type="float" office:value="2.92308">
                <text:p>2.92308</text:p>
              </table:table-cell>
              <table:table-cell office:value-type="float" office:value="26000">
                <text:p>26000</text:p>
              </table:table-cell>
              <table:table-cell office:value-type="float" office:value="3.8">
                <text:p>3.8</text:p>
              </table:table-cell>
              <table:table-cell office:value-type="float" office:value="26000">
                <text:p>26000</text:p>
              </table:table-cell>
              <table:table-cell office:value-type="float" office:value="3.88">
                <text:p>3.88</text:p>
              </table:table-cell>
              <table:table-cell office:value-type="float" office:value="26000">
                <text:p>26000</text:p>
              </table:table-cell>
              <table:table-cell office:value-type="float" office:value="4.34615">
                <text:p>4.34615</text:p>
              </table:table-cell>
              <table:table-cell office:value-type="float" office:value="26000">
                <text:p>26000</text:p>
              </table:table-cell>
              <table:table-cell office:value-type="float" office:value="5.07692">
                <text:p>5.07692</text:p>
              </table:table-cell>
              <table:table-cell office:value-type="float" office:value="26000">
                <text:p>26000</text:p>
              </table:table-cell>
              <table:table-cell office:value-type="float" office:value="3.88462">
                <text:p>3.8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">
                <text:p>27000</text:p>
              </table:table-cell>
              <table:table-cell office:value-type="float" office:value="4.62963">
                <text:p>4.62963</text:p>
              </table:table-cell>
              <table:table-cell office:value-type="float" office:value="NaN">
                <text:p>NaN</text:p>
              </table:table-cell>
              <table:table-cell office:value-type="float" office:value="27000">
                <text:p>27000</text:p>
              </table:table-cell>
              <table:table-cell office:value-type="float" office:value="3">
                <text:p>3</text:p>
              </table:table-cell>
              <table:table-cell office:value-type="float" office:value="27000">
                <text:p>27000</text:p>
              </table:table-cell>
              <table:table-cell office:value-type="float" office:value="3.92308">
                <text:p>3.92308</text:p>
              </table:table-cell>
              <table:table-cell office:value-type="float" office:value="27000">
                <text:p>27000</text:p>
              </table:table-cell>
              <table:table-cell office:value-type="float" office:value="4">
                <text:p>4</text:p>
              </table:table-cell>
              <table:table-cell office:value-type="float" office:value="27000">
                <text:p>27000</text:p>
              </table:table-cell>
              <table:table-cell office:value-type="float" office:value="4.33333">
                <text:p>4.33333</text:p>
              </table:table-cell>
              <table:table-cell office:value-type="float" office:value="27000">
                <text:p>27000</text:p>
              </table:table-cell>
              <table:table-cell office:value-type="float" office:value="5">
                <text:p>5</text:p>
              </table:table-cell>
              <table:table-cell office:value-type="float" office:value="27000">
                <text:p>27000</text:p>
              </table:table-cell>
              <table:table-cell office:value-type="float" office:value="4.03704">
                <text:p>4.03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">
                <text:p>28000</text:p>
              </table:table-cell>
              <table:table-cell office:value-type="float" office:value="4.60714">
                <text:p>4.60714</text:p>
              </table:table-cell>
              <table:table-cell office:value-type="float" office:value="NaN">
                <text:p>NaN</text:p>
              </table:table-cell>
              <table:table-cell office:value-type="float" office:value="28000">
                <text:p>28000</text:p>
              </table:table-cell>
              <table:table-cell office:value-type="float" office:value="3">
                <text:p>3</text:p>
              </table:table-cell>
              <table:table-cell office:value-type="float" office:value="28000">
                <text:p>28000</text:p>
              </table:table-cell>
              <table:table-cell office:value-type="float" office:value="3.81481">
                <text:p>3.81481</text:p>
              </table:table-cell>
              <table:table-cell office:value-type="float" office:value="28000">
                <text:p>28000</text:p>
              </table:table-cell>
              <table:table-cell office:value-type="float" office:value="4.03704">
                <text:p>4.03704</text:p>
              </table:table-cell>
              <table:table-cell office:value-type="float" office:value="28000">
                <text:p>28000</text:p>
              </table:table-cell>
              <table:table-cell office:value-type="float" office:value="4.42857">
                <text:p>4.42857</text:p>
              </table:table-cell>
              <table:table-cell office:value-type="float" office:value="28000">
                <text:p>28000</text:p>
              </table:table-cell>
              <table:table-cell office:value-type="float" office:value="5">
                <text:p>5</text:p>
              </table:table-cell>
              <table:table-cell office:value-type="float" office:value="28000">
                <text:p>28000</text:p>
              </table:table-cell>
              <table:table-cell office:value-type="float" office:value="3.96429">
                <text:p>3.96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4.68966">
                <text:p>4.68966</text:p>
              </table:table-cell>
              <table:table-cell office:value-type="float" office:value="NaN">
                <text:p>NaN</text:p>
              </table:table-cell>
              <table:table-cell office:value-type="float" office:value="29000">
                <text:p>29000</text:p>
              </table:table-cell>
              <table:table-cell office:value-type="float" office:value="3">
                <text:p>3</text:p>
              </table:table-cell>
              <table:table-cell office:value-type="float" office:value="29000">
                <text:p>29000</text:p>
              </table:table-cell>
              <table:table-cell office:value-type="float" office:value="3.85714">
                <text:p>3.85714</text:p>
              </table:table-cell>
              <table:table-cell office:value-type="float" office:value="29000">
                <text:p>29000</text:p>
              </table:table-cell>
              <table:table-cell office:value-type="float" office:value="4.07143">
                <text:p>4.07143</text:p>
              </table:table-cell>
              <table:table-cell office:value-type="float" office:value="29000">
                <text:p>29000</text:p>
              </table:table-cell>
              <table:table-cell office:value-type="float" office:value="4.44828">
                <text:p>4.44828</text:p>
              </table:table-cell>
              <table:table-cell office:value-type="float" office:value="29000">
                <text:p>29000</text:p>
              </table:table-cell>
              <table:table-cell office:value-type="float" office:value="4.89655">
                <text:p>4.89655</text:p>
              </table:table-cell>
              <table:table-cell office:value-type="float" office:value="29000">
                <text:p>29000</text:p>
              </table:table-cell>
              <table:table-cell office:value-type="float" office:value="4.06897">
                <text:p>4.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">
                <text:p>30000</text:p>
              </table:table-cell>
              <table:table-cell office:value-type="float" office:value="4.66667">
                <text:p>4.66667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.86207">
                <text:p>3.86207</text:p>
              </table:table-cell>
              <table:table-cell office:value-type="float" office:value="30000">
                <text:p>30000</text:p>
              </table:table-cell>
              <table:table-cell office:value-type="float" office:value="4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4.46667">
                <text:p>4.46667</text:p>
              </table:table-cell>
              <table:table-cell office:value-type="float" office:value="30000">
                <text:p>30000</text:p>
              </table:table-cell>
              <table:table-cell office:value-type="float" office:value="4.86667">
                <text:p>4.86667</text:p>
              </table:table-cell>
              <table:table-cell office:value-type="float" office:value="30000">
                <text:p>30000</text:p>
              </table:table-cell>
              <table:table-cell office:value-type="float" office:value="4.13333">
                <text:p>4.1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">
                <text:p>31000</text:p>
              </table:table-cell>
              <table:table-cell office:value-type="float" office:value="4.64516">
                <text:p>4.64516</text:p>
              </table:table-cell>
              <table:table-cell office:value-type="float" office:value="NaN">
                <text:p>NaN</text:p>
              </table:table-cell>
              <table:table-cell office:value-type="float" office:value="31000">
                <text:p>31000</text:p>
              </table:table-cell>
              <table:table-cell office:value-type="float" office:value="3.03226">
                <text:p>3.03226</text:p>
              </table:table-cell>
              <table:table-cell office:value-type="float" office:value="31000">
                <text:p>31000</text:p>
              </table:table-cell>
              <table:table-cell office:value-type="float" office:value="3.76667">
                <text:p>3.76667</text:p>
              </table:table-cell>
              <table:table-cell office:value-type="float" office:value="31000">
                <text:p>31000</text:p>
              </table:table-cell>
              <table:table-cell office:value-type="float" office:value="4.03333">
                <text:p>4.03333</text:p>
              </table:table-cell>
              <table:table-cell office:value-type="float" office:value="31000">
                <text:p>31000</text:p>
              </table:table-cell>
              <table:table-cell office:value-type="float" office:value="4.41935">
                <text:p>4.41935</text:p>
              </table:table-cell>
              <table:table-cell office:value-type="float" office:value="31000">
                <text:p>31000</text:p>
              </table:table-cell>
              <table:table-cell office:value-type="float" office:value="4.83871">
                <text:p>4.83871</text:p>
              </table:table-cell>
              <table:table-cell office:value-type="float" office:value="31000">
                <text:p>31000</text:p>
              </table:table-cell>
              <table:table-cell office:value-type="float" office:value="4.12903">
                <text:p>4.1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">
                <text:p>32000</text:p>
              </table:table-cell>
              <table:table-cell office:value-type="float" office:value="4.59375">
                <text:p>4.59375</text:p>
              </table:table-cell>
              <table:table-cell office:value-type="float" office:value="NaN">
                <text:p>NaN</text:p>
              </table:table-cell>
              <table:table-cell office:value-type="float" office:value="32000">
                <text:p>32000</text:p>
              </table:table-cell>
              <table:table-cell office:value-type="float" office:value="3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3.80645">
                <text:p>3.80645</text:p>
              </table:table-cell>
              <table:table-cell office:value-type="float" office:value="32000">
                <text:p>32000</text:p>
              </table:table-cell>
              <table:table-cell office:value-type="float" office:value="4.03226">
                <text:p>4.03226</text:p>
              </table:table-cell>
              <table:table-cell office:value-type="float" office:value="32000">
                <text:p>32000</text:p>
              </table:table-cell>
              <table:table-cell office:value-type="float" office:value="4.4375">
                <text:p>4.4375</text:p>
              </table:table-cell>
              <table:table-cell office:value-type="float" office:value="32000">
                <text:p>32000</text:p>
              </table:table-cell>
              <table:table-cell office:value-type="float" office:value="4.75">
                <text:p>4.75</text:p>
              </table:table-cell>
              <table:table-cell office:value-type="float" office:value="32000">
                <text:p>320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">
                <text:p>33000</text:p>
              </table:table-cell>
              <table:table-cell office:value-type="float" office:value="4.57576">
                <text:p>4.57576</text:p>
              </table:table-cell>
              <table:table-cell office:value-type="float" office:value="NaN">
                <text:p>NaN</text:p>
              </table:table-cell>
              <table:table-cell office:value-type="float" office:value="33000">
                <text:p>33000</text:p>
              </table:table-cell>
              <table:table-cell office:value-type="float" office:value="3">
                <text:p>3</text:p>
              </table:table-cell>
              <table:table-cell office:value-type="float" office:value="33000">
                <text:p>33000</text:p>
              </table:table-cell>
              <table:table-cell office:value-type="float" office:value="3.8125">
                <text:p>3.8125</text:p>
              </table:table-cell>
              <table:table-cell office:value-type="float" office:value="33000">
                <text:p>33000</text:p>
              </table:table-cell>
              <table:table-cell office:value-type="float" office:value="4.09375">
                <text:p>4.09375</text:p>
              </table:table-cell>
              <table:table-cell office:value-type="float" office:value="33000">
                <text:p>33000</text:p>
              </table:table-cell>
              <table:table-cell office:value-type="float" office:value="4.48485">
                <text:p>4.48485</text:p>
              </table:table-cell>
              <table:table-cell office:value-type="float" office:value="33000">
                <text:p>33000</text:p>
              </table:table-cell>
              <table:table-cell office:value-type="float" office:value="4.87879">
                <text:p>4.87879</text:p>
              </table:table-cell>
              <table:table-cell office:value-type="float" office:value="33000">
                <text:p>33000</text:p>
              </table:table-cell>
              <table:table-cell office:value-type="float" office:value="4.18182">
                <text:p>4.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">
                <text:p>34000</text:p>
              </table:table-cell>
              <table:table-cell office:value-type="float" office:value="4.58824">
                <text:p>4.58824</text:p>
              </table:table-cell>
              <table:table-cell office:value-type="float" office:value="NaN">
                <text:p>NaN</text:p>
              </table:table-cell>
              <table:table-cell office:value-type="float" office:value="34000">
                <text:p>34000</text:p>
              </table:table-cell>
              <table:table-cell office:value-type="float" office:value="3.02941">
                <text:p>3.02941</text:p>
              </table:table-cell>
              <table:table-cell office:value-type="float" office:value="34000">
                <text:p>34000</text:p>
              </table:table-cell>
              <table:table-cell office:value-type="float" office:value="3.72727">
                <text:p>3.72727</text:p>
              </table:table-cell>
              <table:table-cell office:value-type="float" office:value="34000">
                <text:p>34000</text:p>
              </table:table-cell>
              <table:table-cell office:value-type="float" office:value="4.0303">
                <text:p>4.0303</text:p>
              </table:table-cell>
              <table:table-cell office:value-type="float" office:value="34000">
                <text:p>34000</text:p>
              </table:table-cell>
              <table:table-cell office:value-type="float" office:value="4.44118">
                <text:p>4.44118</text:p>
              </table:table-cell>
              <table:table-cell office:value-type="float" office:value="34000">
                <text:p>34000</text:p>
              </table:table-cell>
              <table:table-cell office:value-type="float" office:value="4.85294">
                <text:p>4.85294</text:p>
              </table:table-cell>
              <table:table-cell office:value-type="float" office:value="34000">
                <text:p>34000</text:p>
              </table:table-cell>
              <table:table-cell office:value-type="float" office:value="4.20588">
                <text:p>4.2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">
                <text:p>35000</text:p>
              </table:table-cell>
              <table:table-cell office:value-type="float" office:value="4.57143">
                <text:p>4.57143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2.97143">
                <text:p>2.97143</text:p>
              </table:table-cell>
              <table:table-cell office:value-type="float" office:value="35000">
                <text:p>35000</text:p>
              </table:table-cell>
              <table:table-cell office:value-type="float" office:value="3.79412">
                <text:p>3.79412</text:p>
              </table:table-cell>
              <table:table-cell office:value-type="float" office:value="35000">
                <text:p>35000</text:p>
              </table:table-cell>
              <table:table-cell office:value-type="float" office:value="4">
                <text:p>4</text:p>
              </table:table-cell>
              <table:table-cell office:value-type="float" office:value="35000">
                <text:p>35000</text:p>
              </table:table-cell>
              <table:table-cell office:value-type="float" office:value="4.45714">
                <text:p>4.45714</text:p>
              </table:table-cell>
              <table:table-cell office:value-type="float" office:value="35000">
                <text:p>35000</text:p>
              </table:table-cell>
              <table:table-cell office:value-type="float" office:value="4.85714">
                <text:p>4.85714</text:p>
              </table:table-cell>
              <table:table-cell office:value-type="float" office:value="35000">
                <text:p>35000</text:p>
              </table:table-cell>
              <table:table-cell office:value-type="float" office:value="4.22857">
                <text:p>4.2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">
                <text:p>36000</text:p>
              </table:table-cell>
              <table:table-cell office:value-type="float" office:value="4.55556">
                <text:p>4.55556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2.97222">
                <text:p>2.97222</text:p>
              </table:table-cell>
              <table:table-cell office:value-type="float" office:value="36000">
                <text:p>36000</text:p>
              </table:table-cell>
              <table:table-cell office:value-type="float" office:value="3.77143">
                <text:p>3.77143</text:p>
              </table:table-cell>
              <table:table-cell office:value-type="float" office:value="36000">
                <text:p>36000</text:p>
              </table:table-cell>
              <table:table-cell office:value-type="float" office:value="4.11429">
                <text:p>4.11429</text:p>
              </table:table-cell>
              <table:table-cell office:value-type="float" office:value="36000">
                <text:p>36000</text:p>
              </table:table-cell>
              <table:table-cell office:value-type="float" office:value="4.44444">
                <text:p>4.44444</text:p>
              </table:table-cell>
              <table:table-cell office:value-type="float" office:value="36000">
                <text:p>36000</text:p>
              </table:table-cell>
              <table:table-cell office:value-type="float" office:value="4.91667">
                <text:p>4.91667</text:p>
              </table:table-cell>
              <table:table-cell office:value-type="float" office:value="36000">
                <text:p>36000</text:p>
              </table:table-cell>
              <table:table-cell office:value-type="float" office:value="4.22222">
                <text:p>4.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">
                <text:p>37000</text:p>
              </table:table-cell>
              <table:table-cell office:value-type="float" office:value="4.64865">
                <text:p>4.64865</text:p>
              </table:table-cell>
              <table:table-cell office:value-type="float" office:value="NaN">
                <text:p>NaN</text:p>
              </table:table-cell>
              <table:table-cell office:value-type="float" office:value="37000">
                <text:p>37000</text:p>
              </table:table-cell>
              <table:table-cell office:value-type="float" office:value="3">
                <text:p>3</text:p>
              </table:table-cell>
              <table:table-cell office:value-type="float" office:value="37000">
                <text:p>37000</text:p>
              </table:table-cell>
              <table:table-cell office:value-type="float" office:value="3.75">
                <text:p>3.75</text:p>
              </table:table-cell>
              <table:table-cell office:value-type="float" office:value="37000">
                <text:p>37000</text:p>
              </table:table-cell>
              <table:table-cell office:value-type="float" office:value="4.05556">
                <text:p>4.05556</text:p>
              </table:table-cell>
              <table:table-cell office:value-type="float" office:value="37000">
                <text:p>37000</text:p>
              </table:table-cell>
              <table:table-cell office:value-type="float" office:value="4.40541">
                <text:p>4.40541</text:p>
              </table:table-cell>
              <table:table-cell office:value-type="float" office:value="37000">
                <text:p>37000</text:p>
              </table:table-cell>
              <table:table-cell office:value-type="float" office:value="4.83784">
                <text:p>4.83784</text:p>
              </table:table-cell>
              <table:table-cell office:value-type="float" office:value="37000">
                <text:p>37000</text:p>
              </table:table-cell>
              <table:table-cell office:value-type="float" office:value="4.24324">
                <text:p>4.24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">
                <text:p>38000</text:p>
              </table:table-cell>
              <table:table-cell office:value-type="float" office:value="4.63158">
                <text:p>4.63158</text:p>
              </table:table-cell>
              <table:table-cell office:value-type="float" office:value="NaN">
                <text:p>NaN</text:p>
              </table:table-cell>
              <table:table-cell office:value-type="float" office:value="38000">
                <text:p>38000</text:p>
              </table:table-cell>
              <table:table-cell office:value-type="float" office:value="2.97368">
                <text:p>2.97368</text:p>
              </table:table-cell>
              <table:table-cell office:value-type="float" office:value="38000">
                <text:p>38000</text:p>
              </table:table-cell>
              <table:table-cell office:value-type="float" office:value="3.78378">
                <text:p>3.78378</text:p>
              </table:table-cell>
              <table:table-cell office:value-type="float" office:value="38000">
                <text:p>38000</text:p>
              </table:table-cell>
              <table:table-cell office:value-type="float" office:value="4.02703">
                <text:p>4.02703</text:p>
              </table:table-cell>
              <table:table-cell office:value-type="float" office:value="38000">
                <text:p>38000</text:p>
              </table:table-cell>
              <table:table-cell office:value-type="float" office:value="4.39474">
                <text:p>4.39474</text:p>
              </table:table-cell>
              <table:table-cell office:value-type="float" office:value="38000">
                <text:p>38000</text:p>
              </table:table-cell>
              <table:table-cell office:value-type="float" office:value="4.84211">
                <text:p>4.84211</text:p>
              </table:table-cell>
              <table:table-cell office:value-type="float" office:value="38000">
                <text:p>38000</text:p>
              </table:table-cell>
              <table:table-cell office:value-type="float" office:value="4.26316">
                <text:p>4.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">
                <text:p>39000</text:p>
              </table:table-cell>
              <table:table-cell office:value-type="float" office:value="4.58974">
                <text:p>4.58974</text:p>
              </table:table-cell>
              <table:table-cell office:value-type="float" office:value="NaN">
                <text:p>NaN</text:p>
              </table:table-cell>
              <table:table-cell office:value-type="float" office:value="39000">
                <text:p>39000</text:p>
              </table:table-cell>
              <table:table-cell office:value-type="float" office:value="2.97436">
                <text:p>2.97436</text:p>
              </table:table-cell>
              <table:table-cell office:value-type="float" office:value="39000">
                <text:p>39000</text:p>
              </table:table-cell>
              <table:table-cell office:value-type="float" office:value="3.76316">
                <text:p>3.76316</text:p>
              </table:table-cell>
              <table:table-cell office:value-type="float" office:value="39000">
                <text:p>39000</text:p>
              </table:table-cell>
              <table:table-cell office:value-type="float" office:value="4.02632">
                <text:p>4.02632</text:p>
              </table:table-cell>
              <table:table-cell office:value-type="float" office:value="39000">
                <text:p>39000</text:p>
              </table:table-cell>
              <table:table-cell office:value-type="float" office:value="4.38462">
                <text:p>4.38462</text:p>
              </table:table-cell>
              <table:table-cell office:value-type="float" office:value="39000">
                <text:p>39000</text:p>
              </table:table-cell>
              <table:table-cell office:value-type="float" office:value="4.82051">
                <text:p>4.82051</text:p>
              </table:table-cell>
              <table:table-cell office:value-type="float" office:value="39000">
                <text:p>39000</text:p>
              </table:table-cell>
              <table:table-cell office:value-type="float" office:value="4.28205">
                <text:p>4.28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">
                <text:p>40000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3">
                <text:p>3</text:p>
              </table:table-cell>
              <table:table-cell office:value-type="float" office:value="40000">
                <text:p>40000</text:p>
              </table:table-cell>
              <table:table-cell office:value-type="float" office:value="3.82051">
                <text:p>3.82051</text:p>
              </table:table-cell>
              <table:table-cell office:value-type="float" office:value="40000">
                <text:p>40000</text:p>
              </table:table-cell>
              <table:table-cell office:value-type="float" office:value="4.10256">
                <text:p>4.10256</text:p>
              </table:table-cell>
              <table:table-cell office:value-type="float" office:value="40000">
                <text:p>40000</text:p>
              </table:table-cell>
              <table:table-cell office:value-type="float" office:value="4.4">
                <text:p>4.4</text:p>
              </table:table-cell>
              <table:table-cell office:value-type="float" office:value="40000">
                <text:p>40000</text:p>
              </table:table-cell>
              <table:table-cell office:value-type="float" office:value="4.775">
                <text:p>4.775</text:p>
              </table:table-cell>
              <table:table-cell office:value-type="float" office:value="40000">
                <text:p>40000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">
                <text:p>41000</text:p>
              </table:table-cell>
              <table:table-cell office:value-type="float" office:value="4.56098">
                <text:p>4.56098</text:p>
              </table:table-cell>
              <table:table-cell office:value-type="float" office:value="NaN">
                <text:p>NaN</text:p>
              </table:table-cell>
              <table:table-cell office:value-type="float" office:value="41000">
                <text:p>41000</text:p>
              </table:table-cell>
              <table:table-cell office:value-type="float" office:value="3">
                <text:p>3</text:p>
              </table:table-cell>
              <table:table-cell office:value-type="float" office:value="41000">
                <text:p>41000</text:p>
              </table:table-cell>
              <table:table-cell office:value-type="float" office:value="3.825">
                <text:p>3.825</text:p>
              </table:table-cell>
              <table:table-cell office:value-type="float" office:value="41000">
                <text:p>41000</text:p>
              </table:table-cell>
              <table:table-cell office:value-type="float" office:value="4.05">
                <text:p>4.05</text:p>
              </table:table-cell>
              <table:table-cell office:value-type="float" office:value="41000">
                <text:p>41000</text:p>
              </table:table-cell>
              <table:table-cell office:value-type="float" office:value="4.43902">
                <text:p>4.43902</text:p>
              </table:table-cell>
              <table:table-cell office:value-type="float" office:value="41000">
                <text:p>41000</text:p>
              </table:table-cell>
              <table:table-cell office:value-type="float" office:value="4.73171">
                <text:p>4.73171</text:p>
              </table:table-cell>
              <table:table-cell office:value-type="float" office:value="41000">
                <text:p>41000</text:p>
              </table:table-cell>
              <table:table-cell office:value-type="float" office:value="4.29268">
                <text:p>4.29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4.57143">
                <text:p>4.57143</text:p>
              </table:table-cell>
              <table:table-cell office:value-type="float" office:value="NaN">
                <text:p>NaN</text:p>
              </table:table-cell>
              <table:table-cell office:value-type="float" office:value="42000">
                <text:p>42000</text:p>
              </table:table-cell>
              <table:table-cell office:value-type="float" office:value="3.02381">
                <text:p>3.02381</text:p>
              </table:table-cell>
              <table:table-cell office:value-type="float" office:value="42000">
                <text:p>42000</text:p>
              </table:table-cell>
              <table:table-cell office:value-type="float" office:value="3.78049">
                <text:p>3.78049</text:p>
              </table:table-cell>
              <table:table-cell office:value-type="float" office:value="42000">
                <text:p>42000</text:p>
              </table:table-cell>
              <table:table-cell office:value-type="float" office:value="4">
                <text:p>4</text:p>
              </table:table-cell>
              <table:table-cell office:value-type="float" office:value="42000">
                <text:p>42000</text:p>
              </table:table-cell>
              <table:table-cell office:value-type="float" office:value="4.45238">
                <text:p>4.45238</text:p>
              </table:table-cell>
              <table:table-cell office:value-type="float" office:value="42000">
                <text:p>42000</text:p>
              </table:table-cell>
              <table:table-cell office:value-type="float" office:value="4.66667">
                <text:p>4.66667</text:p>
              </table:table-cell>
              <table:table-cell office:value-type="float" office:value="42000">
                <text:p>42000</text:p>
              </table:table-cell>
              <table:table-cell office:value-type="float" office:value="4.21429">
                <text:p>4.2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">
                <text:p>43000</text:p>
              </table:table-cell>
              <table:table-cell office:value-type="float" office:value="4.53488">
                <text:p>4.53488</text:p>
              </table:table-cell>
              <table:table-cell office:value-type="float" office:value="NaN">
                <text:p>NaN</text:p>
              </table:table-cell>
              <table:table-cell office:value-type="float" office:value="43000">
                <text:p>43000</text:p>
              </table:table-cell>
              <table:table-cell office:value-type="float" office:value="3">
                <text:p>3</text:p>
              </table:table-cell>
              <table:table-cell office:value-type="float" office:value="43000">
                <text:p>43000</text:p>
              </table:table-cell>
              <table:table-cell office:value-type="float" office:value="3.80952">
                <text:p>3.80952</text:p>
              </table:table-cell>
              <table:table-cell office:value-type="float" office:value="43000">
                <text:p>43000</text:p>
              </table:table-cell>
              <table:table-cell office:value-type="float" office:value="4.02381">
                <text:p>4.02381</text:p>
              </table:table-cell>
              <table:table-cell office:value-type="float" office:value="43000">
                <text:p>43000</text:p>
              </table:table-cell>
              <table:table-cell office:value-type="float" office:value="4.48837">
                <text:p>4.48837</text:p>
              </table:table-cell>
              <table:table-cell office:value-type="float" office:value="43000">
                <text:p>43000</text:p>
              </table:table-cell>
              <table:table-cell office:value-type="float" office:value="4.62791">
                <text:p>4.62791</text:p>
              </table:table-cell>
              <table:table-cell office:value-type="float" office:value="43000">
                <text:p>43000</text:p>
              </table:table-cell>
              <table:table-cell office:value-type="float" office:value="4.27907">
                <text:p>4.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">
                <text:p>44000</text:p>
              </table:table-cell>
              <table:table-cell office:value-type="float" office:value="4.59091">
                <text:p>4.59091</text:p>
              </table:table-cell>
              <table:table-cell office:value-type="float" office:value="NaN">
                <text:p>NaN</text:p>
              </table:table-cell>
              <table:table-cell office:value-type="float" office:value="44000">
                <text:p>44000</text:p>
              </table:table-cell>
              <table:table-cell office:value-type="float" office:value="3">
                <text:p>3</text:p>
              </table:table-cell>
              <table:table-cell office:value-type="float" office:value="44000">
                <text:p>44000</text:p>
              </table:table-cell>
              <table:table-cell office:value-type="float" office:value="3.83721">
                <text:p>3.83721</text:p>
              </table:table-cell>
              <table:table-cell office:value-type="float" office:value="44000">
                <text:p>44000</text:p>
              </table:table-cell>
              <table:table-cell office:value-type="float" office:value="4">
                <text:p>4</text:p>
              </table:table-cell>
              <table:table-cell office:value-type="float" office:value="44000">
                <text:p>44000</text:p>
              </table:table-cell>
              <table:table-cell office:value-type="float" office:value="4.52273">
                <text:p>4.52273</text:p>
              </table:table-cell>
              <table:table-cell office:value-type="float" office:value="44000">
                <text:p>44000</text:p>
              </table:table-cell>
              <table:table-cell office:value-type="float" office:value="4.61364">
                <text:p>4.61364</text:p>
              </table:table-cell>
              <table:table-cell office:value-type="float" office:value="44000">
                <text:p>44000</text:p>
              </table:table-cell>
              <table:table-cell office:value-type="float" office:value="4.34091">
                <text:p>4.34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">
                <text:p>45000</text:p>
              </table:table-cell>
              <table:table-cell office:value-type="float" office:value="4.55556">
                <text:p>4.55556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3.08889">
                <text:p>3.08889</text:p>
              </table:table-cell>
              <table:table-cell office:value-type="float" office:value="45000">
                <text:p>45000</text:p>
              </table:table-cell>
              <table:table-cell office:value-type="float" office:value="3.79545">
                <text:p>3.79545</text:p>
              </table:table-cell>
              <table:table-cell office:value-type="float" office:value="45000">
                <text:p>45000</text:p>
              </table:table-cell>
              <table:table-cell office:value-type="float" office:value="4.02273">
                <text:p>4.02273</text:p>
              </table:table-cell>
              <table:table-cell office:value-type="float" office:value="45000">
                <text:p>45000</text:p>
              </table:table-cell>
              <table:table-cell office:value-type="float" office:value="4.53333">
                <text:p>4.53333</text:p>
              </table:table-cell>
              <table:table-cell office:value-type="float" office:value="45000">
                <text:p>45000</text:p>
              </table:table-cell>
              <table:table-cell office:value-type="float" office:value="4.68889">
                <text:p>4.68889</text:p>
              </table:table-cell>
              <table:table-cell office:value-type="float" office:value="45000">
                <text:p>45000</text:p>
              </table:table-cell>
              <table:table-cell office:value-type="float" office:value="4.35556">
                <text:p>4.3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">
                <text:p>46000</text:p>
              </table:table-cell>
              <table:table-cell office:value-type="float" office:value="4.58696">
                <text:p>4.58696</text:p>
              </table:table-cell>
              <table:table-cell office:value-type="float" office:value="NaN">
                <text:p>NaN</text:p>
              </table:table-cell>
              <table:table-cell office:value-type="float" office:value="46000">
                <text:p>46000</text:p>
              </table:table-cell>
              <table:table-cell office:value-type="float" office:value="3.1087">
                <text:p>3.1087</text:p>
              </table:table-cell>
              <table:table-cell office:value-type="float" office:value="46000">
                <text:p>46000</text:p>
              </table:table-cell>
              <table:table-cell office:value-type="float" office:value="3.77778">
                <text:p>3.77778</text:p>
              </table:table-cell>
              <table:table-cell office:value-type="float" office:value="46000">
                <text:p>46000</text:p>
              </table:table-cell>
              <table:table-cell office:value-type="float" office:value="4.02222">
                <text:p>4.02222</text:p>
              </table:table-cell>
              <table:table-cell office:value-type="float" office:value="46000">
                <text:p>46000</text:p>
              </table:table-cell>
              <table:table-cell office:value-type="float" office:value="4.54348">
                <text:p>4.54348</text:p>
              </table:table-cell>
              <table:table-cell office:value-type="float" office:value="46000">
                <text:p>46000</text:p>
              </table:table-cell>
              <table:table-cell office:value-type="float" office:value="4.71739">
                <text:p>4.71739</text:p>
              </table:table-cell>
              <table:table-cell office:value-type="float" office:value="46000">
                <text:p>46000</text:p>
              </table:table-cell>
              <table:table-cell office:value-type="float" office:value="4.32609">
                <text:p>4.32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">
                <text:p>47000</text:p>
              </table:table-cell>
              <table:table-cell office:value-type="float" office:value="4.57447">
                <text:p>4.57447</text:p>
              </table:table-cell>
              <table:table-cell office:value-type="float" office:value="NaN">
                <text:p>NaN</text:p>
              </table:table-cell>
              <table:table-cell office:value-type="float" office:value="47000">
                <text:p>47000</text:p>
              </table:table-cell>
              <table:table-cell office:value-type="float" office:value="3.10638">
                <text:p>3.10638</text:p>
              </table:table-cell>
              <table:table-cell office:value-type="float" office:value="47000">
                <text:p>47000</text:p>
              </table:table-cell>
              <table:table-cell office:value-type="float" office:value="3.76087">
                <text:p>3.76087</text:p>
              </table:table-cell>
              <table:table-cell office:value-type="float" office:value="47000">
                <text:p>47000</text:p>
              </table:table-cell>
              <table:table-cell office:value-type="float" office:value="4">
                <text:p>4</text:p>
              </table:table-cell>
              <table:table-cell office:value-type="float" office:value="47000">
                <text:p>47000</text:p>
              </table:table-cell>
              <table:table-cell office:value-type="float" office:value="4.55319">
                <text:p>4.55319</text:p>
              </table:table-cell>
              <table:table-cell office:value-type="float" office:value="47000">
                <text:p>47000</text:p>
              </table:table-cell>
              <table:table-cell office:value-type="float" office:value="4.70213">
                <text:p>4.70213</text:p>
              </table:table-cell>
              <table:table-cell office:value-type="float" office:value="47000">
                <text:p>47000</text:p>
              </table:table-cell>
              <table:table-cell office:value-type="float" office:value="4.34043">
                <text:p>4.34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">
                <text:p>48000</text:p>
              </table:table-cell>
              <table:table-cell office:value-type="float" office:value="4.5625">
                <text:p>4.5625</text:p>
              </table:table-cell>
              <table:table-cell office:value-type="float" office:value="NaN">
                <text:p>NaN</text:p>
              </table:table-cell>
              <table:table-cell office:value-type="float" office:value="48000">
                <text:p>48000</text:p>
              </table:table-cell>
              <table:table-cell office:value-type="float" office:value="3.125">
                <text:p>3.125</text:p>
              </table:table-cell>
              <table:table-cell office:value-type="float" office:value="48000">
                <text:p>48000</text:p>
              </table:table-cell>
              <table:table-cell office:value-type="float" office:value="3.80851">
                <text:p>3.80851</text:p>
              </table:table-cell>
              <table:table-cell office:value-type="float" office:value="48000">
                <text:p>48000</text:p>
              </table:table-cell>
              <table:table-cell office:value-type="float" office:value="4">
                <text:p>4</text:p>
              </table:table-cell>
              <table:table-cell office:value-type="float" office:value="48000">
                <text:p>48000</text:p>
              </table:table-cell>
              <table:table-cell office:value-type="float" office:value="4.54167">
                <text:p>4.54167</text:p>
              </table:table-cell>
              <table:table-cell office:value-type="float" office:value="48000">
                <text:p>48000</text:p>
              </table:table-cell>
              <table:table-cell office:value-type="float" office:value="4.6875">
                <text:p>4.6875</text:p>
              </table:table-cell>
              <table:table-cell office:value-type="float" office:value="48000">
                <text:p>4800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">
                <text:p>49000</text:p>
              </table:table-cell>
              <table:table-cell office:value-type="float" office:value="4.63265">
                <text:p>4.63265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3.18367">
                <text:p>3.18367</text:p>
              </table:table-cell>
              <table:table-cell office:value-type="float" office:value="49000">
                <text:p>49000</text:p>
              </table:table-cell>
              <table:table-cell office:value-type="float" office:value="3.77083">
                <text:p>3.77083</text:p>
              </table:table-cell>
              <table:table-cell office:value-type="float" office:value="49000">
                <text:p>49000</text:p>
              </table:table-cell>
              <table:table-cell office:value-type="float" office:value="4.0625">
                <text:p>4.0625</text:p>
              </table:table-cell>
              <table:table-cell office:value-type="float" office:value="49000">
                <text:p>49000</text:p>
              </table:table-cell>
              <table:table-cell office:value-type="float" office:value="4.53061">
                <text:p>4.53061</text:p>
              </table:table-cell>
              <table:table-cell office:value-type="float" office:value="49000">
                <text:p>49000</text:p>
              </table:table-cell>
              <table:table-cell office:value-type="float" office:value="4.65306">
                <text:p>4.65306</text:p>
              </table:table-cell>
              <table:table-cell office:value-type="float" office:value="49000">
                <text:p>49000</text:p>
              </table:table-cell>
              <table:table-cell office:value-type="float" office:value="4.36735">
                <text:p>4.36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4.62">
                <text:p>4.62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3.2">
                <text:p>3.2</text:p>
              </table:table-cell>
              <table:table-cell office:value-type="float" office:value="50000">
                <text:p>50000</text:p>
              </table:table-cell>
              <table:table-cell office:value-type="float" office:value="3.77551">
                <text:p>3.77551</text:p>
              </table:table-cell>
              <table:table-cell office:value-type="float" office:value="50000">
                <text:p>50000</text:p>
              </table:table-cell>
              <table:table-cell office:value-type="float" office:value="4.02041">
                <text:p>4.02041</text:p>
              </table:table-cell>
              <table:table-cell office:value-type="float" office:value="50000">
                <text:p>50000</text:p>
              </table:table-cell>
              <table:table-cell office:value-type="float" office:value="4.56">
                <text:p>4.56</text:p>
              </table:table-cell>
              <table:table-cell office:value-type="float" office:value="50000">
                <text:p>50000</text:p>
              </table:table-cell>
              <table:table-cell office:value-type="float" office:value="4.72">
                <text:p>4.72</text:p>
              </table:table-cell>
              <table:table-cell office:value-type="float" office:value="50000">
                <text:p>50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">
                <text:p>51000</text:p>
              </table:table-cell>
              <table:table-cell office:value-type="float" office:value="4.64706">
                <text:p>4.64706</text:p>
              </table:table-cell>
              <table:table-cell office:value-type="float" office:value="NaN">
                <text:p>NaN</text:p>
              </table:table-cell>
              <table:table-cell office:value-type="float" office:value="51000">
                <text:p>51000</text:p>
              </table:table-cell>
              <table:table-cell office:value-type="float" office:value="3.21569">
                <text:p>3.21569</text:p>
              </table:table-cell>
              <table:table-cell office:value-type="float" office:value="51000">
                <text:p>51000</text:p>
              </table:table-cell>
              <table:table-cell office:value-type="float" office:value="3.78">
                <text:p>3.78</text:p>
              </table:table-cell>
              <table:table-cell office:value-type="float" office:value="51000">
                <text:p>51000</text:p>
              </table:table-cell>
              <table:table-cell office:value-type="float" office:value="3.98">
                <text:p>3.98</text:p>
              </table:table-cell>
              <table:table-cell office:value-type="float" office:value="51000">
                <text:p>51000</text:p>
              </table:table-cell>
              <table:table-cell office:value-type="float" office:value="4.54902">
                <text:p>4.54902</text:p>
              </table:table-cell>
              <table:table-cell office:value-type="float" office:value="51000">
                <text:p>51000</text:p>
              </table:table-cell>
              <table:table-cell office:value-type="float" office:value="4.68627">
                <text:p>4.68627</text:p>
              </table:table-cell>
              <table:table-cell office:value-type="float" office:value="51000">
                <text:p>51000</text:p>
              </table:table-cell>
              <table:table-cell office:value-type="float" office:value="4.37255">
                <text:p>4.37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">
                <text:p>52000</text:p>
              </table:table-cell>
              <table:table-cell office:value-type="float" office:value="4.65385">
                <text:p>4.65385</text:p>
              </table:table-cell>
              <table:table-cell office:value-type="float" office:value="NaN">
                <text:p>NaN</text:p>
              </table:table-cell>
              <table:table-cell office:value-type="float" office:value="52000">
                <text:p>52000</text:p>
              </table:table-cell>
              <table:table-cell office:value-type="float" office:value="3.23077">
                <text:p>3.23077</text:p>
              </table:table-cell>
              <table:table-cell office:value-type="float" office:value="52000">
                <text:p>52000</text:p>
              </table:table-cell>
              <table:table-cell office:value-type="float" office:value="3.86275">
                <text:p>3.86275</text:p>
              </table:table-cell>
              <table:table-cell office:value-type="float" office:value="52000">
                <text:p>52000</text:p>
              </table:table-cell>
              <table:table-cell office:value-type="float" office:value="4">
                <text:p>4</text:p>
              </table:table-cell>
              <table:table-cell office:value-type="float" office:value="52000">
                <text:p>52000</text:p>
              </table:table-cell>
              <table:table-cell office:value-type="float" office:value="4.55769">
                <text:p>4.55769</text:p>
              </table:table-cell>
              <table:table-cell office:value-type="float" office:value="52000">
                <text:p>52000</text:p>
              </table:table-cell>
              <table:table-cell office:value-type="float" office:value="4.71154">
                <text:p>4.71154</text:p>
              </table:table-cell>
              <table:table-cell office:value-type="float" office:value="52000">
                <text:p>52000</text:p>
              </table:table-cell>
              <table:table-cell office:value-type="float" office:value="4.40385">
                <text:p>4.403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">
                <text:p>53000</text:p>
              </table:table-cell>
              <table:table-cell office:value-type="float" office:value="4.66038">
                <text:p>4.66038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3.22642">
                <text:p>3.22642</text:p>
              </table:table-cell>
              <table:table-cell office:value-type="float" office:value="53000">
                <text:p>53000</text:p>
              </table:table-cell>
              <table:table-cell office:value-type="float" office:value="3.82692">
                <text:p>3.82692</text:p>
              </table:table-cell>
              <table:table-cell office:value-type="float" office:value="53000">
                <text:p>53000</text:p>
              </table:table-cell>
              <table:table-cell office:value-type="float" office:value="4.01923">
                <text:p>4.01923</text:p>
              </table:table-cell>
              <table:table-cell office:value-type="float" office:value="53000">
                <text:p>53000</text:p>
              </table:table-cell>
              <table:table-cell office:value-type="float" office:value="4.5283">
                <text:p>4.5283</text:p>
              </table:table-cell>
              <table:table-cell office:value-type="float" office:value="53000">
                <text:p>53000</text:p>
              </table:table-cell>
              <table:table-cell office:value-type="float" office:value="4.69811">
                <text:p>4.69811</text:p>
              </table:table-cell>
              <table:table-cell office:value-type="float" office:value="53000">
                <text:p>53000</text:p>
              </table:table-cell>
              <table:table-cell office:value-type="float" office:value="4.41509">
                <text:p>4.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">
                <text:p>54000</text:p>
              </table:table-cell>
              <table:table-cell office:value-type="float" office:value="4.68518">
                <text:p>4.68518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3.25926">
                <text:p>3.25926</text:p>
              </table:table-cell>
              <table:table-cell office:value-type="float" office:value="54000">
                <text:p>54000</text:p>
              </table:table-cell>
              <table:table-cell office:value-type="float" office:value="3.79245">
                <text:p>3.79245</text:p>
              </table:table-cell>
              <table:table-cell office:value-type="float" office:value="54000">
                <text:p>54000</text:p>
              </table:table-cell>
              <table:table-cell office:value-type="float" office:value="4">
                <text:p>4</text:p>
              </table:table-cell>
              <table:table-cell office:value-type="float" office:value="54000">
                <text:p>54000</text:p>
              </table:table-cell>
              <table:table-cell office:value-type="float" office:value="4.5">
                <text:p>4.5</text:p>
              </table:table-cell>
              <table:table-cell office:value-type="float" office:value="54000">
                <text:p>54000</text:p>
              </table:table-cell>
              <table:table-cell office:value-type="float" office:value="4.7037">
                <text:p>4.7037</text:p>
              </table:table-cell>
              <table:table-cell office:value-type="float" office:value="54000">
                <text:p>54000</text:p>
              </table:table-cell>
              <table:table-cell office:value-type="float" office:value="4.44444">
                <text:p>4.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">
                <text:p>55000</text:p>
              </table:table-cell>
              <table:table-cell office:value-type="float" office:value="4.69091">
                <text:p>4.69091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3.27273">
                <text:p>3.27273</text:p>
              </table:table-cell>
              <table:table-cell office:value-type="float" office:value="55000">
                <text:p>55000</text:p>
              </table:table-cell>
              <table:table-cell office:value-type="float" office:value="3.83333">
                <text:p>3.83333</text:p>
              </table:table-cell>
              <table:table-cell office:value-type="float" office:value="55000">
                <text:p>55000</text:p>
              </table:table-cell>
              <table:table-cell office:value-type="float" office:value="3.98148">
                <text:p>3.98148</text:p>
              </table:table-cell>
              <table:table-cell office:value-type="float" office:value="55000">
                <text:p>55000</text:p>
              </table:table-cell>
              <table:table-cell office:value-type="float" office:value="4.47273">
                <text:p>4.47273</text:p>
              </table:table-cell>
              <table:table-cell office:value-type="float" office:value="55000">
                <text:p>55000</text:p>
              </table:table-cell>
              <table:table-cell office:value-type="float" office:value="4.70909">
                <text:p>4.70909</text:p>
              </table:table-cell>
              <table:table-cell office:value-type="float" office:value="55000">
                <text:p>55000</text:p>
              </table:table-cell>
              <table:table-cell office:value-type="float" office:value="4.45455">
                <text:p>4.45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">
                <text:p>56000</text:p>
              </table:table-cell>
              <table:table-cell office:value-type="float" office:value="4.67857">
                <text:p>4.67857</text:p>
              </table:table-cell>
              <table:table-cell office:value-type="float" office:value="NaN">
                <text:p>NaN</text:p>
              </table:table-cell>
              <table:table-cell office:value-type="float" office:value="56000">
                <text:p>56000</text:p>
              </table:table-cell>
              <table:table-cell office:value-type="float" office:value="3.30357">
                <text:p>3.30357</text:p>
              </table:table-cell>
              <table:table-cell office:value-type="float" office:value="56000">
                <text:p>56000</text:p>
              </table:table-cell>
              <table:table-cell office:value-type="float" office:value="3.8">
                <text:p>3.8</text:p>
              </table:table-cell>
              <table:table-cell office:value-type="float" office:value="56000">
                <text:p>56000</text:p>
              </table:table-cell>
              <table:table-cell office:value-type="float" office:value="4">
                <text:p>4</text:p>
              </table:table-cell>
              <table:table-cell office:value-type="float" office:value="56000">
                <text:p>56000</text:p>
              </table:table-cell>
              <table:table-cell office:value-type="float" office:value="4.5">
                <text:p>4.5</text:p>
              </table:table-cell>
              <table:table-cell office:value-type="float" office:value="56000">
                <text:p>56000</text:p>
              </table:table-cell>
              <table:table-cell office:value-type="float" office:value="4.73214">
                <text:p>4.73214</text:p>
              </table:table-cell>
              <table:table-cell office:value-type="float" office:value="56000">
                <text:p>56000</text:p>
              </table:table-cell>
              <table:table-cell office:value-type="float" office:value="4.48214">
                <text:p>4.48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">
                <text:p>57000</text:p>
              </table:table-cell>
              <table:table-cell office:value-type="float" office:value="4.64912">
                <text:p>4.64912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3.24561">
                <text:p>3.24561</text:p>
              </table:table-cell>
              <table:table-cell office:value-type="float" office:value="57000">
                <text:p>57000</text:p>
              </table:table-cell>
              <table:table-cell office:value-type="float" office:value="3.76786">
                <text:p>3.76786</text:p>
              </table:table-cell>
              <table:table-cell office:value-type="float" office:value="57000">
                <text:p>57000</text:p>
              </table:table-cell>
              <table:table-cell office:value-type="float" office:value="4.01786">
                <text:p>4.01786</text:p>
              </table:table-cell>
              <table:table-cell office:value-type="float" office:value="57000">
                <text:p>57000</text:p>
              </table:table-cell>
              <table:table-cell office:value-type="float" office:value="4.50877">
                <text:p>4.50877</text:p>
              </table:table-cell>
              <table:table-cell office:value-type="float" office:value="57000">
                <text:p>57000</text:p>
              </table:table-cell>
              <table:table-cell office:value-type="float" office:value="4.73684">
                <text:p>4.73684</text:p>
              </table:table-cell>
              <table:table-cell office:value-type="float" office:value="57000">
                <text:p>57000</text:p>
              </table:table-cell>
              <table:table-cell office:value-type="float" office:value="4.52632">
                <text:p>4.52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">
                <text:p>58000</text:p>
              </table:table-cell>
              <table:table-cell office:value-type="float" office:value="4.68966">
                <text:p>4.68966</text:p>
              </table:table-cell>
              <table:table-cell office:value-type="float" office:value="NaN">
                <text:p>NaN</text:p>
              </table:table-cell>
              <table:table-cell office:value-type="float" office:value="58000">
                <text:p>58000</text:p>
              </table:table-cell>
              <table:table-cell office:value-type="float" office:value="3.27586">
                <text:p>3.27586</text:p>
              </table:table-cell>
              <table:table-cell office:value-type="float" office:value="58000">
                <text:p>58000</text:p>
              </table:table-cell>
              <table:table-cell office:value-type="float" office:value="3.78947">
                <text:p>3.78947</text:p>
              </table:table-cell>
              <table:table-cell office:value-type="float" office:value="58000">
                <text:p>58000</text:p>
              </table:table-cell>
              <table:table-cell office:value-type="float" office:value="4.01754">
                <text:p>4.01754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  <table:table-cell office:value-type="float" office:value="58000">
                <text:p>58000</text:p>
              </table:table-cell>
              <table:table-cell office:value-type="float" office:value="4.74138">
                <text:p>4.74138</text:p>
              </table:table-cell>
              <table:table-cell office:value-type="float" office:value="58000">
                <text:p>58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">
                <text:p>59000</text:p>
              </table:table-cell>
              <table:table-cell office:value-type="float" office:value="4.69492">
                <text:p>4.69492</text:p>
              </table:table-cell>
              <table:table-cell office:value-type="float" office:value="NaN">
                <text:p>NaN</text:p>
              </table:table-cell>
              <table:table-cell office:value-type="float" office:value="59000">
                <text:p>59000</text:p>
              </table:table-cell>
              <table:table-cell office:value-type="float" office:value="3.25424">
                <text:p>3.25424</text:p>
              </table:table-cell>
              <table:table-cell office:value-type="float" office:value="59000">
                <text:p>59000</text:p>
              </table:table-cell>
              <table:table-cell office:value-type="float" office:value="3.75862">
                <text:p>3.75862</text:p>
              </table:table-cell>
              <table:table-cell office:value-type="float" office:value="59000">
                <text:p>59000</text:p>
              </table:table-cell>
              <table:table-cell office:value-type="float" office:value="4">
                <text:p>4</text:p>
              </table:table-cell>
              <table:table-cell office:value-type="float" office:value="59000">
                <text:p>59000</text:p>
              </table:table-cell>
              <table:table-cell office:value-type="float" office:value="4.45763">
                <text:p>4.45763</text:p>
              </table:table-cell>
              <table:table-cell office:value-type="float" office:value="59000">
                <text:p>59000</text:p>
              </table:table-cell>
              <table:table-cell office:value-type="float" office:value="4.74576">
                <text:p>4.74576</text:p>
              </table:table-cell>
              <table:table-cell office:value-type="float" office:value="59000">
                <text:p>59000</text:p>
              </table:table-cell>
              <table:table-cell office:value-type="float" office:value="4.50847">
                <text:p>4.50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">
                <text:p>60000</text:p>
              </table:table-cell>
              <table:table-cell office:value-type="float" office:value="4.71667">
                <text:p>4.71667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3.28333">
                <text:p>3.28333</text:p>
              </table:table-cell>
              <table:table-cell office:value-type="float" office:value="60000">
                <text:p>60000</text:p>
              </table:table-cell>
              <table:table-cell office:value-type="float" office:value="3.76271">
                <text:p>3.76271</text:p>
              </table:table-cell>
              <table:table-cell office:value-type="float" office:value="60000">
                <text:p>60000</text:p>
              </table:table-cell>
              <table:table-cell office:value-type="float" office:value="4">
                <text:p>4</text:p>
              </table:table-cell>
              <table:table-cell office:value-type="float" office:value="60000">
                <text:p>60000</text:p>
              </table:table-cell>
              <table:table-cell office:value-type="float" office:value="4.48333">
                <text:p>4.48333</text:p>
              </table:table-cell>
              <table:table-cell office:value-type="float" office:value="60000">
                <text:p>60000</text:p>
              </table:table-cell>
              <table:table-cell office:value-type="float" office:value="4.7">
                <text:p>4.7</text:p>
              </table:table-cell>
              <table:table-cell office:value-type="float" office:value="60000">
                <text:p>60000</text:p>
              </table:table-cell>
              <table:table-cell office:value-type="float" office:value="4.56667">
                <text:p>4.5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">
                <text:p>61000</text:p>
              </table:table-cell>
              <table:table-cell office:value-type="float" office:value="4.68852">
                <text:p>4.68852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3.29508">
                <text:p>3.29508</text:p>
              </table:table-cell>
              <table:table-cell office:value-type="float" office:value="61000">
                <text:p>61000</text:p>
              </table:table-cell>
              <table:table-cell office:value-type="float" office:value="3.75">
                <text:p>3.75</text:p>
              </table:table-cell>
              <table:table-cell office:value-type="float" office:value="61000">
                <text:p>61000</text:p>
              </table:table-cell>
              <table:table-cell office:value-type="float" office:value="3.98333">
                <text:p>3.98333</text:p>
              </table:table-cell>
              <table:table-cell office:value-type="float" office:value="61000">
                <text:p>61000</text:p>
              </table:table-cell>
              <table:table-cell office:value-type="float" office:value="4.44262">
                <text:p>4.44262</text:p>
              </table:table-cell>
              <table:table-cell office:value-type="float" office:value="61000">
                <text:p>61000</text:p>
              </table:table-cell>
              <table:table-cell office:value-type="float" office:value="4.72131">
                <text:p>4.72131</text:p>
              </table:table-cell>
              <table:table-cell office:value-type="float" office:value="61000">
                <text:p>61000</text:p>
              </table:table-cell>
              <table:table-cell office:value-type="float" office:value="4.55738">
                <text:p>4.5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">
                <text:p>62000</text:p>
              </table:table-cell>
              <table:table-cell office:value-type="float" office:value="4.70968">
                <text:p>4.70968</text:p>
              </table:table-cell>
              <table:table-cell office:value-type="float" office:value="NaN">
                <text:p>NaN</text:p>
              </table:table-cell>
              <table:table-cell office:value-type="float" office:value="62000">
                <text:p>62000</text:p>
              </table:table-cell>
              <table:table-cell office:value-type="float" office:value="3.27419">
                <text:p>3.27419</text:p>
              </table:table-cell>
              <table:table-cell office:value-type="float" office:value="62000">
                <text:p>62000</text:p>
              </table:table-cell>
              <table:table-cell office:value-type="float" office:value="3.7541">
                <text:p>3.7541</text:p>
              </table:table-cell>
              <table:table-cell office:value-type="float" office:value="62000">
                <text:p>62000</text:p>
              </table:table-cell>
              <table:table-cell office:value-type="float" office:value="4.03279">
                <text:p>4.03279</text:p>
              </table:table-cell>
              <table:table-cell office:value-type="float" office:value="62000">
                <text:p>62000</text:p>
              </table:table-cell>
              <table:table-cell office:value-type="float" office:value="4.45161">
                <text:p>4.45161</text:p>
              </table:table-cell>
              <table:table-cell office:value-type="float" office:value="62000">
                <text:p>62000</text:p>
              </table:table-cell>
              <table:table-cell office:value-type="float" office:value="4.74194">
                <text:p>4.74194</text:p>
              </table:table-cell>
              <table:table-cell office:value-type="float" office:value="62000">
                <text:p>62000</text:p>
              </table:table-cell>
              <table:table-cell office:value-type="float" office:value="4.59677">
                <text:p>4.59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">
                <text:p>63000</text:p>
              </table:table-cell>
              <table:table-cell office:value-type="float" office:value="4.69841">
                <text:p>4.69841</text:p>
              </table:table-cell>
              <table:table-cell office:value-type="float" office:value="NaN">
                <text:p>NaN</text:p>
              </table:table-cell>
              <table:table-cell office:value-type="float" office:value="63000">
                <text:p>63000</text:p>
              </table:table-cell>
              <table:table-cell office:value-type="float" office:value="3.33333">
                <text:p>3.33333</text:p>
              </table:table-cell>
              <table:table-cell office:value-type="float" office:value="63000">
                <text:p>63000</text:p>
              </table:table-cell>
              <table:table-cell office:value-type="float" office:value="3.75806">
                <text:p>3.75806</text:p>
              </table:table-cell>
              <table:table-cell office:value-type="float" office:value="63000">
                <text:p>63000</text:p>
              </table:table-cell>
              <table:table-cell office:value-type="float" office:value="4.04839">
                <text:p>4.04839</text:p>
              </table:table-cell>
              <table:table-cell office:value-type="float" office:value="63000">
                <text:p>63000</text:p>
              </table:table-cell>
              <table:table-cell office:value-type="float" office:value="4.46032">
                <text:p>4.46032</text:p>
              </table:table-cell>
              <table:table-cell office:value-type="float" office:value="63000">
                <text:p>63000</text:p>
              </table:table-cell>
              <table:table-cell office:value-type="float" office:value="4.71429">
                <text:p>4.71429</text:p>
              </table:table-cell>
              <table:table-cell office:value-type="float" office:value="63000">
                <text:p>63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">
                <text:p>64000</text:p>
              </table:table-cell>
              <table:table-cell office:value-type="float" office:value="4.71875">
                <text:p>4.71875</text:p>
              </table:table-cell>
              <table:table-cell office:value-type="float" office:value="NaN">
                <text:p>NaN</text:p>
              </table:table-cell>
              <table:table-cell office:value-type="float" office:value="64000">
                <text:p>64000</text:p>
              </table:table-cell>
              <table:table-cell office:value-type="float" office:value="3.29688">
                <text:p>3.29688</text:p>
              </table:table-cell>
              <table:table-cell office:value-type="float" office:value="64000">
                <text:p>64000</text:p>
              </table:table-cell>
              <table:table-cell office:value-type="float" office:value="3.73016">
                <text:p>3.73016</text:p>
              </table:table-cell>
              <table:table-cell office:value-type="float" office:value="64000">
                <text:p>64000</text:p>
              </table:table-cell>
              <table:table-cell office:value-type="float" office:value="4.01587">
                <text:p>4.01587</text:p>
              </table:table-cell>
              <table:table-cell office:value-type="float" office:value="64000">
                <text:p>64000</text:p>
              </table:table-cell>
              <table:table-cell office:value-type="float" office:value="4.46875">
                <text:p>4.46875</text:p>
              </table:table-cell>
              <table:table-cell office:value-type="float" office:value="64000">
                <text:p>64000</text:p>
              </table:table-cell>
              <table:table-cell office:value-type="float" office:value="4.70312">
                <text:p>4.70312</text:p>
              </table:table-cell>
              <table:table-cell office:value-type="float" office:value="64000">
                <text:p>64000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">
                <text:p>65000</text:p>
              </table:table-cell>
              <table:table-cell office:value-type="float" office:value="4.69231">
                <text:p>4.69231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3.30769">
                <text:p>3.30769</text:p>
              </table:table-cell>
              <table:table-cell office:value-type="float" office:value="65000">
                <text:p>65000</text:p>
              </table:table-cell>
              <table:table-cell office:value-type="float" office:value="3.71875">
                <text:p>3.71875</text:p>
              </table:table-cell>
              <table:table-cell office:value-type="float" office:value="65000">
                <text:p>65000</text:p>
              </table:table-cell>
              <table:table-cell office:value-type="float" office:value="4.04688">
                <text:p>4.04688</text:p>
              </table:table-cell>
              <table:table-cell office:value-type="float" office:value="65000">
                <text:p>65000</text:p>
              </table:table-cell>
              <table:table-cell office:value-type="float" office:value="4.44615">
                <text:p>4.44615</text:p>
              </table:table-cell>
              <table:table-cell office:value-type="float" office:value="65000">
                <text:p>65000</text:p>
              </table:table-cell>
              <table:table-cell office:value-type="float" office:value="4.73846">
                <text:p>4.73846</text:p>
              </table:table-cell>
              <table:table-cell office:value-type="float" office:value="65000">
                <text:p>65000</text:p>
              </table:table-cell>
              <table:table-cell office:value-type="float" office:value="4.58462">
                <text:p>4.5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">
                <text:p>66000</text:p>
              </table:table-cell>
              <table:table-cell office:value-type="float" office:value="4.69697">
                <text:p>4.69697</text:p>
              </table:table-cell>
              <table:table-cell office:value-type="float" office:value="NaN">
                <text:p>NaN</text:p>
              </table:table-cell>
              <table:table-cell office:value-type="float" office:value="66000">
                <text:p>66000</text:p>
              </table:table-cell>
              <table:table-cell office:value-type="float" office:value="3.28788">
                <text:p>3.28788</text:p>
              </table:table-cell>
              <table:table-cell office:value-type="float" office:value="66000">
                <text:p>66000</text:p>
              </table:table-cell>
              <table:table-cell office:value-type="float" office:value="3.72308">
                <text:p>3.72308</text:p>
              </table:table-cell>
              <table:table-cell office:value-type="float" office:value="66000">
                <text:p>66000</text:p>
              </table:table-cell>
              <table:table-cell office:value-type="float" office:value="4.06154">
                <text:p>4.06154</text:p>
              </table:table-cell>
              <table:table-cell office:value-type="float" office:value="66000">
                <text:p>66000</text:p>
              </table:table-cell>
              <table:table-cell office:value-type="float" office:value="4.42424">
                <text:p>4.42424</text:p>
              </table:table-cell>
              <table:table-cell office:value-type="float" office:value="66000">
                <text:p>66000</text:p>
              </table:table-cell>
              <table:table-cell office:value-type="float" office:value="4.74242">
                <text:p>4.74242</text:p>
              </table:table-cell>
              <table:table-cell office:value-type="float" office:value="66000">
                <text:p>66000</text:p>
              </table:table-cell>
              <table:table-cell office:value-type="float" office:value="4.57576">
                <text:p>4.57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">
                <text:p>67000</text:p>
              </table:table-cell>
              <table:table-cell office:value-type="float" office:value="4.70149">
                <text:p>4.70149</text:p>
              </table:table-cell>
              <table:table-cell office:value-type="float" office:value="NaN">
                <text:p>NaN</text:p>
              </table:table-cell>
              <table:table-cell office:value-type="float" office:value="67000">
                <text:p>67000</text:p>
              </table:table-cell>
              <table:table-cell office:value-type="float" office:value="3.31343">
                <text:p>3.31343</text:p>
              </table:table-cell>
              <table:table-cell office:value-type="float" office:value="67000">
                <text:p>67000</text:p>
              </table:table-cell>
              <table:table-cell office:value-type="float" office:value="3.72727">
                <text:p>3.72727</text:p>
              </table:table-cell>
              <table:table-cell office:value-type="float" office:value="67000">
                <text:p>67000</text:p>
              </table:table-cell>
              <table:table-cell office:value-type="float" office:value="4.0303">
                <text:p>4.0303</text:p>
              </table:table-cell>
              <table:table-cell office:value-type="float" office:value="67000">
                <text:p>67000</text:p>
              </table:table-cell>
              <table:table-cell office:value-type="float" office:value="4.49254">
                <text:p>4.49254</text:p>
              </table:table-cell>
              <table:table-cell office:value-type="float" office:value="67000">
                <text:p>67000</text:p>
              </table:table-cell>
              <table:table-cell office:value-type="float" office:value="4.73134">
                <text:p>4.73134</text:p>
              </table:table-cell>
              <table:table-cell office:value-type="float" office:value="67000">
                <text:p>67000</text:p>
              </table:table-cell>
              <table:table-cell office:value-type="float" office:value="4.55224">
                <text:p>4.552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">
                <text:p>68000</text:p>
              </table:table-cell>
              <table:table-cell office:value-type="float" office:value="4.66176">
                <text:p>4.66176</text:p>
              </table:table-cell>
              <table:table-cell office:value-type="float" office:value="NaN">
                <text:p>NaN</text:p>
              </table:table-cell>
              <table:table-cell office:value-type="float" office:value="68000">
                <text:p>68000</text:p>
              </table:table-cell>
              <table:table-cell office:value-type="float" office:value="3.30882">
                <text:p>3.30882</text:p>
              </table:table-cell>
              <table:table-cell office:value-type="float" office:value="68000">
                <text:p>68000</text:p>
              </table:table-cell>
              <table:table-cell office:value-type="float" office:value="3.73134">
                <text:p>3.73134</text:p>
              </table:table-cell>
              <table:table-cell office:value-type="float" office:value="68000">
                <text:p>68000</text:p>
              </table:table-cell>
              <table:table-cell office:value-type="float" office:value="4.02985">
                <text:p>4.02985</text:p>
              </table:table-cell>
              <table:table-cell office:value-type="float" office:value="68000">
                <text:p>68000</text:p>
              </table:table-cell>
              <table:table-cell office:value-type="float" office:value="4.48529">
                <text:p>4.48529</text:p>
              </table:table-cell>
              <table:table-cell office:value-type="float" office:value="68000">
                <text:p>68000</text:p>
              </table:table-cell>
              <table:table-cell office:value-type="float" office:value="4.72059">
                <text:p>4.72059</text:p>
              </table:table-cell>
              <table:table-cell office:value-type="float" office:value="68000">
                <text:p>68000</text:p>
              </table:table-cell>
              <table:table-cell office:value-type="float" office:value="4.57353">
                <text:p>4.57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">
                <text:p>69000</text:p>
              </table:table-cell>
              <table:table-cell office:value-type="float" office:value="4.71014">
                <text:p>4.71014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3.31884">
                <text:p>3.31884</text:p>
              </table:table-cell>
              <table:table-cell office:value-type="float" office:value="69000">
                <text:p>69000</text:p>
              </table:table-cell>
              <table:table-cell office:value-type="float" office:value="3.75">
                <text:p>3.75</text:p>
              </table:table-cell>
              <table:table-cell office:value-type="float" office:value="69000">
                <text:p>69000</text:p>
              </table:table-cell>
              <table:table-cell office:value-type="float" office:value="4.04412">
                <text:p>4.04412</text:p>
              </table:table-cell>
              <table:table-cell office:value-type="float" office:value="69000">
                <text:p>69000</text:p>
              </table:table-cell>
              <table:table-cell office:value-type="float" office:value="4.52174">
                <text:p>4.52174</text:p>
              </table:table-cell>
              <table:table-cell office:value-type="float" office:value="69000">
                <text:p>69000</text:p>
              </table:table-cell>
              <table:table-cell office:value-type="float" office:value="4.72464">
                <text:p>4.72464</text:p>
              </table:table-cell>
              <table:table-cell office:value-type="float" office:value="69000">
                <text:p>69000</text:p>
              </table:table-cell>
              <table:table-cell office:value-type="float" office:value="4.56522">
                <text:p>4.56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">
                <text:p>70000</text:p>
              </table:table-cell>
              <table:table-cell office:value-type="float" office:value="4.71429">
                <text:p>4.71429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3.34286">
                <text:p>3.34286</text:p>
              </table:table-cell>
              <table:table-cell office:value-type="float" office:value="70000">
                <text:p>70000</text:p>
              </table:table-cell>
              <table:table-cell office:value-type="float" office:value="3.72464">
                <text:p>3.72464</text:p>
              </table:table-cell>
              <table:table-cell office:value-type="float" office:value="70000">
                <text:p>70000</text:p>
              </table:table-cell>
              <table:table-cell office:value-type="float" office:value="4.02899">
                <text:p>4.02899</text:p>
              </table:table-cell>
              <table:table-cell office:value-type="float" office:value="70000">
                <text:p>70000</text:p>
              </table:table-cell>
              <table:table-cell office:value-type="float" office:value="4.51429">
                <text:p>4.51429</text:p>
              </table:table-cell>
              <table:table-cell office:value-type="float" office:value="70000">
                <text:p>70000</text:p>
              </table:table-cell>
              <table:table-cell office:value-type="float" office:value="4.67143">
                <text:p>4.67143</text:p>
              </table:table-cell>
              <table:table-cell office:value-type="float" office:value="70000">
                <text:p>70000</text:p>
              </table:table-cell>
              <table:table-cell office:value-type="float" office:value="4.57143">
                <text:p>4.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">
                <text:p>71000</text:p>
              </table:table-cell>
              <table:table-cell office:value-type="float" office:value="4.71831">
                <text:p>4.71831</text:p>
              </table:table-cell>
              <table:table-cell office:value-type="float" office:value="NaN">
                <text:p>NaN</text:p>
              </table:table-cell>
              <table:table-cell office:value-type="float" office:value="71000">
                <text:p>71000</text:p>
              </table:table-cell>
              <table:table-cell office:value-type="float" office:value="3.32394">
                <text:p>3.32394</text:p>
              </table:table-cell>
              <table:table-cell office:value-type="float" office:value="71000">
                <text:p>71000</text:p>
              </table:table-cell>
              <table:table-cell office:value-type="float" office:value="3.77143">
                <text:p>3.77143</text:p>
              </table:table-cell>
              <table:table-cell office:value-type="float" office:value="71000">
                <text:p>71000</text:p>
              </table:table-cell>
              <table:table-cell office:value-type="float" office:value="4.01429">
                <text:p>4.01429</text:p>
              </table:table-cell>
              <table:table-cell office:value-type="float" office:value="71000">
                <text:p>71000</text:p>
              </table:table-cell>
              <table:table-cell office:value-type="float" office:value="4.5493">
                <text:p>4.5493</text:p>
              </table:table-cell>
              <table:table-cell office:value-type="float" office:value="71000">
                <text:p>71000</text:p>
              </table:table-cell>
              <table:table-cell office:value-type="float" office:value="4.70423">
                <text:p>4.70423</text:p>
              </table:table-cell>
              <table:table-cell office:value-type="float" office:value="71000">
                <text:p>71000</text:p>
              </table:table-cell>
              <table:table-cell office:value-type="float" office:value="4.50704">
                <text:p>4.50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">
                <text:p>72000</text:p>
              </table:table-cell>
              <table:table-cell office:value-type="float" office:value="4.73611">
                <text:p>4.73611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3.33333">
                <text:p>3.33333</text:p>
              </table:table-cell>
              <table:table-cell office:value-type="float" office:value="72000">
                <text:p>72000</text:p>
              </table:table-cell>
              <table:table-cell office:value-type="float" office:value="3.74648">
                <text:p>3.74648</text:p>
              </table:table-cell>
              <table:table-cell office:value-type="float" office:value="72000">
                <text:p>72000</text:p>
              </table:table-cell>
              <table:table-cell office:value-type="float" office:value="4">
                <text:p>4</text:p>
              </table:table-cell>
              <table:table-cell office:value-type="float" office:value="72000">
                <text:p>72000</text:p>
              </table:table-cell>
              <table:table-cell office:value-type="float" office:value="4.54167">
                <text:p>4.54167</text:p>
              </table:table-cell>
              <table:table-cell office:value-type="float" office:value="72000">
                <text:p>72000</text:p>
              </table:table-cell>
              <table:table-cell office:value-type="float" office:value="4.69444">
                <text:p>4.69444</text:p>
              </table:table-cell>
              <table:table-cell office:value-type="float" office:value="72000">
                <text:p>72000</text:p>
              </table:table-cell>
              <table:table-cell office:value-type="float" office:value="4.55556">
                <text:p>4.55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">
                <text:p>73000</text:p>
              </table:table-cell>
              <table:table-cell office:value-type="float" office:value="4.73973">
                <text:p>4.73973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3.34247">
                <text:p>3.34247</text:p>
              </table:table-cell>
              <table:table-cell office:value-type="float" office:value="73000">
                <text:p>73000</text:p>
              </table:table-cell>
              <table:table-cell office:value-type="float" office:value="3.77778">
                <text:p>3.77778</text:p>
              </table:table-cell>
              <table:table-cell office:value-type="float" office:value="73000">
                <text:p>73000</text:p>
              </table:table-cell>
              <table:table-cell office:value-type="float" office:value="4.02778">
                <text:p>4.02778</text:p>
              </table:table-cell>
              <table:table-cell office:value-type="float" office:value="73000">
                <text:p>73000</text:p>
              </table:table-cell>
              <table:table-cell office:value-type="float" office:value="4.58904">
                <text:p>4.58904</text:p>
              </table:table-cell>
              <table:table-cell office:value-type="float" office:value="73000">
                <text:p>73000</text:p>
              </table:table-cell>
              <table:table-cell office:value-type="float" office:value="4.71233">
                <text:p>4.71233</text:p>
              </table:table-cell>
              <table:table-cell office:value-type="float" office:value="73000">
                <text:p>73000</text:p>
              </table:table-cell>
              <table:table-cell office:value-type="float" office:value="4.52055">
                <text:p>4.52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">
                <text:p>74000</text:p>
              </table:table-cell>
              <table:table-cell office:value-type="float" office:value="4.74324">
                <text:p>4.74324</text:p>
              </table:table-cell>
              <table:table-cell office:value-type="float" office:value="NaN">
                <text:p>NaN</text:p>
              </table:table-cell>
              <table:table-cell office:value-type="float" office:value="74000">
                <text:p>74000</text:p>
              </table:table-cell>
              <table:table-cell office:value-type="float" office:value="3.35135">
                <text:p>3.35135</text:p>
              </table:table-cell>
              <table:table-cell office:value-type="float" office:value="74000">
                <text:p>74000</text:p>
              </table:table-cell>
              <table:table-cell office:value-type="float" office:value="3.76712">
                <text:p>3.76712</text:p>
              </table:table-cell>
              <table:table-cell office:value-type="float" office:value="74000">
                <text:p>74000</text:p>
              </table:table-cell>
              <table:table-cell office:value-type="float" office:value="4.05479">
                <text:p>4.05479</text:p>
              </table:table-cell>
              <table:table-cell office:value-type="float" office:value="74000">
                <text:p>74000</text:p>
              </table:table-cell>
              <table:table-cell office:value-type="float" office:value="4.59459">
                <text:p>4.59459</text:p>
              </table:table-cell>
              <table:table-cell office:value-type="float" office:value="74000">
                <text:p>74000</text:p>
              </table:table-cell>
              <table:table-cell office:value-type="float" office:value="4.7027">
                <text:p>4.7027</text:p>
              </table:table-cell>
              <table:table-cell office:value-type="float" office:value="74000">
                <text:p>74000</text:p>
              </table:table-cell>
              <table:table-cell office:value-type="float" office:value="4.52703">
                <text:p>4.52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">
                <text:p>75000</text:p>
              </table:table-cell>
              <table:table-cell office:value-type="float" office:value="4.78667">
                <text:p>4.78667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3.34667">
                <text:p>3.34667</text:p>
              </table:table-cell>
              <table:table-cell office:value-type="float" office:value="75000">
                <text:p>75000</text:p>
              </table:table-cell>
              <table:table-cell office:value-type="float" office:value="3.77027">
                <text:p>3.77027</text:p>
              </table:table-cell>
              <table:table-cell office:value-type="float" office:value="75000">
                <text:p>75000</text:p>
              </table:table-cell>
              <table:table-cell office:value-type="float" office:value="4.04054">
                <text:p>4.04054</text:p>
              </table:table-cell>
              <table:table-cell office:value-type="float" office:value="75000">
                <text:p>75000</text:p>
              </table:table-cell>
              <table:table-cell office:value-type="float" office:value="4.57333">
                <text:p>4.57333</text:p>
              </table:table-cell>
              <table:table-cell office:value-type="float" office:value="75000">
                <text:p>75000</text:p>
              </table:table-cell>
              <table:table-cell office:value-type="float" office:value="4.70667">
                <text:p>4.70667</text:p>
              </table:table-cell>
              <table:table-cell office:value-type="float" office:value="75000">
                <text:p>750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">
                <text:p>76000</text:p>
              </table:table-cell>
              <table:table-cell office:value-type="float" office:value="4.76316">
                <text:p>4.76316</text:p>
              </table:table-cell>
              <table:table-cell office:value-type="float" office:value="NaN">
                <text:p>NaN</text:p>
              </table:table-cell>
              <table:table-cell office:value-type="float" office:value="76000">
                <text:p>76000</text:p>
              </table:table-cell>
              <table:table-cell office:value-type="float" office:value="3.38158">
                <text:p>3.38158</text:p>
              </table:table-cell>
              <table:table-cell office:value-type="float" office:value="76000">
                <text:p>76000</text:p>
              </table:table-cell>
              <table:table-cell office:value-type="float" office:value="3.76">
                <text:p>3.76</text:p>
              </table:table-cell>
              <table:table-cell office:value-type="float" office:value="76000">
                <text:p>76000</text:p>
              </table:table-cell>
              <table:table-cell office:value-type="float" office:value="4.05333">
                <text:p>4.05333</text:p>
              </table:table-cell>
              <table:table-cell office:value-type="float" office:value="76000">
                <text:p>76000</text:p>
              </table:table-cell>
              <table:table-cell office:value-type="float" office:value="4.55263">
                <text:p>4.55263</text:p>
              </table:table-cell>
              <table:table-cell office:value-type="float" office:value="76000">
                <text:p>76000</text:p>
              </table:table-cell>
              <table:table-cell office:value-type="float" office:value="4.68421">
                <text:p>4.68421</text:p>
              </table:table-cell>
              <table:table-cell office:value-type="float" office:value="76000">
                <text:p>76000</text:p>
              </table:table-cell>
              <table:table-cell office:value-type="float" office:value="4.55263">
                <text:p>4.5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">
                <text:p>77000</text:p>
              </table:table-cell>
              <table:table-cell office:value-type="float" office:value="4.75325">
                <text:p>4.75325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3.36364">
                <text:p>3.36364</text:p>
              </table:table-cell>
              <table:table-cell office:value-type="float" office:value="77000">
                <text:p>77000</text:p>
              </table:table-cell>
              <table:table-cell office:value-type="float" office:value="3.78947">
                <text:p>3.78947</text:p>
              </table:table-cell>
              <table:table-cell office:value-type="float" office:value="77000">
                <text:p>77000</text:p>
              </table:table-cell>
              <table:table-cell office:value-type="float" office:value="4.07895">
                <text:p>4.07895</text:p>
              </table:table-cell>
              <table:table-cell office:value-type="float" office:value="77000">
                <text:p>77000</text:p>
              </table:table-cell>
              <table:table-cell office:value-type="float" office:value="4.57143">
                <text:p>4.57143</text:p>
              </table:table-cell>
              <table:table-cell office:value-type="float" office:value="77000">
                <text:p>77000</text:p>
              </table:table-cell>
              <table:table-cell office:value-type="float" office:value="4.67532">
                <text:p>4.67532</text:p>
              </table:table-cell>
              <table:table-cell office:value-type="float" office:value="77000">
                <text:p>77000</text:p>
              </table:table-cell>
              <table:table-cell office:value-type="float" office:value="4.55844">
                <text:p>4.55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">
                <text:p>78000</text:p>
              </table:table-cell>
              <table:table-cell office:value-type="float" office:value="4.74359">
                <text:p>4.74359</text:p>
              </table:table-cell>
              <table:table-cell office:value-type="float" office:value="NaN">
                <text:p>NaN</text:p>
              </table:table-cell>
              <table:table-cell office:value-type="float" office:value="78000">
                <text:p>78000</text:p>
              </table:table-cell>
              <table:table-cell office:value-type="float" office:value="3.37179">
                <text:p>3.37179</text:p>
              </table:table-cell>
              <table:table-cell office:value-type="float" office:value="78000">
                <text:p>78000</text:p>
              </table:table-cell>
              <table:table-cell office:value-type="float" office:value="3.75325">
                <text:p>3.75325</text:p>
              </table:table-cell>
              <table:table-cell office:value-type="float" office:value="78000">
                <text:p>78000</text:p>
              </table:table-cell>
              <table:table-cell office:value-type="float" office:value="4.05195">
                <text:p>4.05195</text:p>
              </table:table-cell>
              <table:table-cell office:value-type="float" office:value="78000">
                <text:p>78000</text:p>
              </table:table-cell>
              <table:table-cell office:value-type="float" office:value="4.61538">
                <text:p>4.61538</text:p>
              </table:table-cell>
              <table:table-cell office:value-type="float" office:value="78000">
                <text:p>78000</text:p>
              </table:table-cell>
              <table:table-cell office:value-type="float" office:value="4.67949">
                <text:p>4.67949</text:p>
              </table:table-cell>
              <table:table-cell office:value-type="float" office:value="78000">
                <text:p>78000</text:p>
              </table:table-cell>
              <table:table-cell office:value-type="float" office:value="4.5641">
                <text:p>4.5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">
                <text:p>79000</text:p>
              </table:table-cell>
              <table:table-cell office:value-type="float" office:value="4.74684">
                <text:p>4.74684</text:p>
              </table:table-cell>
              <table:table-cell office:value-type="float" office:value="NaN">
                <text:p>NaN</text:p>
              </table:table-cell>
              <table:table-cell office:value-type="float" office:value="79000">
                <text:p>79000</text:p>
              </table:table-cell>
              <table:table-cell office:value-type="float" office:value="3.36709">
                <text:p>3.36709</text:p>
              </table:table-cell>
              <table:table-cell office:value-type="float" office:value="79000">
                <text:p>79000</text:p>
              </table:table-cell>
              <table:table-cell office:value-type="float" office:value="3.78205">
                <text:p>3.78205</text:p>
              </table:table-cell>
              <table:table-cell office:value-type="float" office:value="79000">
                <text:p>79000</text:p>
              </table:table-cell>
              <table:table-cell office:value-type="float" office:value="4.0641">
                <text:p>4.0641</text:p>
              </table:table-cell>
              <table:table-cell office:value-type="float" office:value="79000">
                <text:p>79000</text:p>
              </table:table-cell>
              <table:table-cell office:value-type="float" office:value="4.63291">
                <text:p>4.63291</text:p>
              </table:table-cell>
              <table:table-cell office:value-type="float" office:value="79000">
                <text:p>79000</text:p>
              </table:table-cell>
              <table:table-cell office:value-type="float" office:value="4.67089">
                <text:p>4.67089</text:p>
              </table:table-cell>
              <table:table-cell office:value-type="float" office:value="79000">
                <text:p>79000</text:p>
              </table:table-cell>
              <table:table-cell office:value-type="float" office:value="4.53165">
                <text:p>4.53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">
                <text:p>80000</text:p>
              </table:table-cell>
              <table:table-cell office:value-type="float" office:value="4.7625">
                <text:p>4.7625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3.3875">
                <text:p>3.3875</text:p>
              </table:table-cell>
              <table:table-cell office:value-type="float" office:value="80000">
                <text:p>80000</text:p>
              </table:table-cell>
              <table:table-cell office:value-type="float" office:value="3.75949">
                <text:p>3.75949</text:p>
              </table:table-cell>
              <table:table-cell office:value-type="float" office:value="80000">
                <text:p>80000</text:p>
              </table:table-cell>
              <table:table-cell office:value-type="float" office:value="4.06329">
                <text:p>4.06329</text:p>
              </table:table-cell>
              <table:table-cell office:value-type="float" office:value="80000">
                <text:p>80000</text:p>
              </table:table-cell>
              <table:table-cell office:value-type="float" office:value="4.625">
                <text:p>4.625</text:p>
              </table:table-cell>
              <table:table-cell office:value-type="float" office:value="80000">
                <text:p>80000</text:p>
              </table:table-cell>
              <table:table-cell office:value-type="float" office:value="4.6625">
                <text:p>4.6625</text:p>
              </table:table-cell>
              <table:table-cell office:value-type="float" office:value="80000">
                <text:p>80000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">
                <text:p>81000</text:p>
              </table:table-cell>
              <table:table-cell office:value-type="float" office:value="4.77778">
                <text:p>4.77778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3.37037">
                <text:p>3.37037</text:p>
              </table:table-cell>
              <table:table-cell office:value-type="float" office:value="81000">
                <text:p>81000</text:p>
              </table:table-cell>
              <table:table-cell office:value-type="float" office:value="3.7875">
                <text:p>3.7875</text:p>
              </table:table-cell>
              <table:table-cell office:value-type="float" office:value="81000">
                <text:p>81000</text:p>
              </table:table-cell>
              <table:table-cell office:value-type="float" office:value="4.075">
                <text:p>4.075</text:p>
              </table:table-cell>
              <table:table-cell office:value-type="float" office:value="81000">
                <text:p>81000</text:p>
              </table:table-cell>
              <table:table-cell office:value-type="float" office:value="4.62963">
                <text:p>4.62963</text:p>
              </table:table-cell>
              <table:table-cell office:value-type="float" office:value="81000">
                <text:p>81000</text:p>
              </table:table-cell>
              <table:table-cell office:value-type="float" office:value="4.64198">
                <text:p>4.64198</text:p>
              </table:table-cell>
              <table:table-cell office:value-type="float" office:value="81000">
                <text:p>81000</text:p>
              </table:table-cell>
              <table:table-cell office:value-type="float" office:value="4.50617">
                <text:p>4.50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">
                <text:p>82000</text:p>
              </table:table-cell>
              <table:table-cell office:value-type="float" office:value="4.78049">
                <text:p>4.78049</text:p>
              </table:table-cell>
              <table:table-cell office:value-type="float" office:value="NaN">
                <text:p>NaN</text:p>
              </table:table-cell>
              <table:table-cell office:value-type="float" office:value="82000">
                <text:p>82000</text:p>
              </table:table-cell>
              <table:table-cell office:value-type="float" office:value="3.36585">
                <text:p>3.36585</text:p>
              </table:table-cell>
              <table:table-cell office:value-type="float" office:value="82000">
                <text:p>82000</text:p>
              </table:table-cell>
              <table:table-cell office:value-type="float" office:value="3.79012">
                <text:p>3.79012</text:p>
              </table:table-cell>
              <table:table-cell office:value-type="float" office:value="82000">
                <text:p>82000</text:p>
              </table:table-cell>
              <table:table-cell office:value-type="float" office:value="4.06173">
                <text:p>4.06173</text:p>
              </table:table-cell>
              <table:table-cell office:value-type="float" office:value="82000">
                <text:p>82000</text:p>
              </table:table-cell>
              <table:table-cell office:value-type="float" office:value="4.67073">
                <text:p>4.67073</text:p>
              </table:table-cell>
              <table:table-cell office:value-type="float" office:value="82000">
                <text:p>82000</text:p>
              </table:table-cell>
              <table:table-cell office:value-type="float" office:value="4.62195">
                <text:p>4.62195</text:p>
              </table:table-cell>
              <table:table-cell office:value-type="float" office:value="82000">
                <text:p>82000</text:p>
              </table:table-cell>
              <table:table-cell office:value-type="float" office:value="4.5122">
                <text:p>4.5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">
                <text:p>83000</text:p>
              </table:table-cell>
              <table:table-cell office:value-type="float" office:value="4.79518">
                <text:p>4.79518</text:p>
              </table:table-cell>
              <table:table-cell office:value-type="float" office:value="NaN">
                <text:p>NaN</text:p>
              </table:table-cell>
              <table:table-cell office:value-type="float" office:value="83000">
                <text:p>83000</text:p>
              </table:table-cell>
              <table:table-cell office:value-type="float" office:value="3.37349">
                <text:p>3.37349</text:p>
              </table:table-cell>
              <table:table-cell office:value-type="float" office:value="83000">
                <text:p>83000</text:p>
              </table:table-cell>
              <table:table-cell office:value-type="float" office:value="3.7439">
                <text:p>3.7439</text:p>
              </table:table-cell>
              <table:table-cell office:value-type="float" office:value="83000">
                <text:p>83000</text:p>
              </table:table-cell>
              <table:table-cell office:value-type="float" office:value="4.06098">
                <text:p>4.06098</text:p>
              </table:table-cell>
              <table:table-cell office:value-type="float" office:value="83000">
                <text:p>83000</text:p>
              </table:table-cell>
              <table:table-cell office:value-type="float" office:value="4.66265">
                <text:p>4.66265</text:p>
              </table:table-cell>
              <table:table-cell office:value-type="float" office:value="83000">
                <text:p>83000</text:p>
              </table:table-cell>
              <table:table-cell office:value-type="float" office:value="4.61446">
                <text:p>4.61446</text:p>
              </table:table-cell>
              <table:table-cell office:value-type="float" office:value="83000">
                <text:p>83000</text:p>
              </table:table-cell>
              <table:table-cell office:value-type="float" office:value="4.53012">
                <text:p>4.53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">
                <text:p>84000</text:p>
              </table:table-cell>
              <table:table-cell office:value-type="float" office:value="4.82143">
                <text:p>4.82143</text:p>
              </table:table-cell>
              <table:table-cell office:value-type="float" office:value="NaN">
                <text:p>NaN</text:p>
              </table:table-cell>
              <table:table-cell office:value-type="float" office:value="84000">
                <text:p>84000</text:p>
              </table:table-cell>
              <table:table-cell office:value-type="float" office:value="3.40476">
                <text:p>3.40476</text:p>
              </table:table-cell>
              <table:table-cell office:value-type="float" office:value="84000">
                <text:p>84000</text:p>
              </table:table-cell>
              <table:table-cell office:value-type="float" office:value="3.74699">
                <text:p>3.74699</text:p>
              </table:table-cell>
              <table:table-cell office:value-type="float" office:value="84000">
                <text:p>84000</text:p>
              </table:table-cell>
              <table:table-cell office:value-type="float" office:value="4.06024">
                <text:p>4.06024</text:p>
              </table:table-cell>
              <table:table-cell office:value-type="float" office:value="84000">
                <text:p>84000</text:p>
              </table:table-cell>
              <table:table-cell office:value-type="float" office:value="4.65476">
                <text:p>4.65476</text:p>
              </table:table-cell>
              <table:table-cell office:value-type="float" office:value="84000">
                <text:p>84000</text:p>
              </table:table-cell>
              <table:table-cell office:value-type="float" office:value="4.63095">
                <text:p>4.63095</text:p>
              </table:table-cell>
              <table:table-cell office:value-type="float" office:value="84000">
                <text:p>84000</text:p>
              </table:table-cell>
              <table:table-cell office:value-type="float" office:value="4.5119">
                <text:p>4.5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">
                <text:p>85000</text:p>
              </table:table-cell>
              <table:table-cell office:value-type="float" office:value="4.81176">
                <text:p>4.81176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3.38824">
                <text:p>3.38824</text:p>
              </table:table-cell>
              <table:table-cell office:value-type="float" office:value="85000">
                <text:p>85000</text:p>
              </table:table-cell>
              <table:table-cell office:value-type="float" office:value="3.7381">
                <text:p>3.7381</text:p>
              </table:table-cell>
              <table:table-cell office:value-type="float" office:value="85000">
                <text:p>85000</text:p>
              </table:table-cell>
              <table:table-cell office:value-type="float" office:value="4.04762">
                <text:p>4.04762</text:p>
              </table:table-cell>
              <table:table-cell office:value-type="float" office:value="85000">
                <text:p>85000</text:p>
              </table:table-cell>
              <table:table-cell office:value-type="float" office:value="4.67059">
                <text:p>4.67059</text:p>
              </table:table-cell>
              <table:table-cell office:value-type="float" office:value="85000">
                <text:p>85000</text:p>
              </table:table-cell>
              <table:table-cell office:value-type="float" office:value="4.61176">
                <text:p>4.61176</text:p>
              </table:table-cell>
              <table:table-cell office:value-type="float" office:value="85000">
                <text:p>85000</text:p>
              </table:table-cell>
              <table:table-cell office:value-type="float" office:value="4.49412">
                <text:p>4.49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">
                <text:p>86000</text:p>
              </table:table-cell>
              <table:table-cell office:value-type="float" office:value="4.82558">
                <text:p>4.82558</text:p>
              </table:table-cell>
              <table:table-cell office:value-type="float" office:value="NaN">
                <text:p>NaN</text:p>
              </table:table-cell>
              <table:table-cell office:value-type="float" office:value="86000">
                <text:p>86000</text:p>
              </table:table-cell>
              <table:table-cell office:value-type="float" office:value="3.38372">
                <text:p>3.38372</text:p>
              </table:table-cell>
              <table:table-cell office:value-type="float" office:value="86000">
                <text:p>86000</text:p>
              </table:table-cell>
              <table:table-cell office:value-type="float" office:value="3.74118">
                <text:p>3.74118</text:p>
              </table:table-cell>
              <table:table-cell office:value-type="float" office:value="86000">
                <text:p>86000</text:p>
              </table:table-cell>
              <table:table-cell office:value-type="float" office:value="4.05882">
                <text:p>4.05882</text:p>
              </table:table-cell>
              <table:table-cell office:value-type="float" office:value="86000">
                <text:p>86000</text:p>
              </table:table-cell>
              <table:table-cell office:value-type="float" office:value="4.63953">
                <text:p>4.63953</text:p>
              </table:table-cell>
              <table:table-cell office:value-type="float" office:value="86000">
                <text:p>86000</text:p>
              </table:table-cell>
              <table:table-cell office:value-type="float" office:value="4.60465">
                <text:p>4.60465</text:p>
              </table:table-cell>
              <table:table-cell office:value-type="float" office:value="86000">
                <text:p>86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">
                <text:p>87000</text:p>
              </table:table-cell>
              <table:table-cell office:value-type="float" office:value="4.8046">
                <text:p>4.8046</text:p>
              </table:table-cell>
              <table:table-cell office:value-type="float" office:value="NaN">
                <text:p>NaN</text:p>
              </table:table-cell>
              <table:table-cell office:value-type="float" office:value="87000">
                <text:p>87000</text:p>
              </table:table-cell>
              <table:table-cell office:value-type="float" office:value="3.4023">
                <text:p>3.4023</text:p>
              </table:table-cell>
              <table:table-cell office:value-type="float" office:value="87000">
                <text:p>87000</text:p>
              </table:table-cell>
              <table:table-cell office:value-type="float" office:value="3.73256">
                <text:p>3.73256</text:p>
              </table:table-cell>
              <table:table-cell office:value-type="float" office:value="87000">
                <text:p>87000</text:p>
              </table:table-cell>
              <table:table-cell office:value-type="float" office:value="4.05814">
                <text:p>4.05814</text:p>
              </table:table-cell>
              <table:table-cell office:value-type="float" office:value="87000">
                <text:p>87000</text:p>
              </table:table-cell>
              <table:table-cell office:value-type="float" office:value="4.66667">
                <text:p>4.66667</text:p>
              </table:table-cell>
              <table:table-cell office:value-type="float" office:value="87000">
                <text:p>87000</text:p>
              </table:table-cell>
              <table:table-cell office:value-type="float" office:value="4.5977">
                <text:p>4.5977</text:p>
              </table:table-cell>
              <table:table-cell office:value-type="float" office:value="87000">
                <text:p>87000</text:p>
              </table:table-cell>
              <table:table-cell office:value-type="float" office:value="4.50575">
                <text:p>4.50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">
                <text:p>88000</text:p>
              </table:table-cell>
              <table:table-cell office:value-type="float" office:value="4.76136">
                <text:p>4.76136</text:p>
              </table:table-cell>
              <table:table-cell office:value-type="float" office:value="NaN">
                <text:p>NaN</text:p>
              </table:table-cell>
              <table:table-cell office:value-type="float" office:value="88000">
                <text:p>88000</text:p>
              </table:table-cell>
              <table:table-cell office:value-type="float" office:value="3.40909">
                <text:p>3.40909</text:p>
              </table:table-cell>
              <table:table-cell office:value-type="float" office:value="88000">
                <text:p>88000</text:p>
              </table:table-cell>
              <table:table-cell office:value-type="float" office:value="3.73563">
                <text:p>3.73563</text:p>
              </table:table-cell>
              <table:table-cell office:value-type="float" office:value="88000">
                <text:p>88000</text:p>
              </table:table-cell>
              <table:table-cell office:value-type="float" office:value="4.06897">
                <text:p>4.06897</text:p>
              </table:table-cell>
              <table:table-cell office:value-type="float" office:value="88000">
                <text:p>88000</text:p>
              </table:table-cell>
              <table:table-cell office:value-type="float" office:value="4.63636">
                <text:p>4.63636</text:p>
              </table:table-cell>
              <table:table-cell office:value-type="float" office:value="88000">
                <text:p>88000</text:p>
              </table:table-cell>
              <table:table-cell office:value-type="float" office:value="4.61364">
                <text:p>4.61364</text:p>
              </table:table-cell>
              <table:table-cell office:value-type="float" office:value="88000">
                <text:p>88000</text:p>
              </table:table-cell>
              <table:table-cell office:value-type="float" office:value="4.47727">
                <text:p>4.47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">
                <text:p>89000</text:p>
              </table:table-cell>
              <table:table-cell office:value-type="float" office:value="4.74157">
                <text:p>4.74157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3.38202">
                <text:p>3.38202</text:p>
              </table:table-cell>
              <table:table-cell office:value-type="float" office:value="89000">
                <text:p>89000</text:p>
              </table:table-cell>
              <table:table-cell office:value-type="float" office:value="3.73864">
                <text:p>3.73864</text:p>
              </table:table-cell>
              <table:table-cell office:value-type="float" office:value="89000">
                <text:p>89000</text:p>
              </table:table-cell>
              <table:table-cell office:value-type="float" office:value="4.09091">
                <text:p>4.09091</text:p>
              </table:table-cell>
              <table:table-cell office:value-type="float" office:value="89000">
                <text:p>89000</text:p>
              </table:table-cell>
              <table:table-cell office:value-type="float" office:value="4.65169">
                <text:p>4.65169</text:p>
              </table:table-cell>
              <table:table-cell office:value-type="float" office:value="89000">
                <text:p>89000</text:p>
              </table:table-cell>
              <table:table-cell office:value-type="float" office:value="4.60674">
                <text:p>4.60674</text:p>
              </table:table-cell>
              <table:table-cell office:value-type="float" office:value="89000">
                <text:p>89000</text:p>
              </table:table-cell>
              <table:table-cell office:value-type="float" office:value="4.49438">
                <text:p>4.49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">
                <text:p>90000</text:p>
              </table:table-cell>
              <table:table-cell office:value-type="float" office:value="4.72222">
                <text:p>4.72222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3.4">
                <text:p>3.4</text:p>
              </table:table-cell>
              <table:table-cell office:value-type="float" office:value="90000">
                <text:p>90000</text:p>
              </table:table-cell>
              <table:table-cell office:value-type="float" office:value="3.70787">
                <text:p>3.70787</text:p>
              </table:table-cell>
              <table:table-cell office:value-type="float" office:value="90000">
                <text:p>90000</text:p>
              </table:table-cell>
              <table:table-cell office:value-type="float" office:value="4.07865">
                <text:p>4.07865</text:p>
              </table:table-cell>
              <table:table-cell office:value-type="float" office:value="90000">
                <text:p>90000</text:p>
              </table:table-cell>
              <table:table-cell office:value-type="float" office:value="4.64444">
                <text:p>4.64444</text:p>
              </table:table-cell>
              <table:table-cell office:value-type="float" office:value="90000">
                <text:p>90000</text:p>
              </table:table-cell>
              <table:table-cell office:value-type="float" office:value="4.64444">
                <text:p>4.64444</text:p>
              </table:table-cell>
              <table:table-cell office:value-type="float" office:value="90000">
                <text:p>900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">
                <text:p>91000</text:p>
              </table:table-cell>
              <table:table-cell office:value-type="float" office:value="4.72527">
                <text:p>4.72527</text:p>
              </table:table-cell>
              <table:table-cell office:value-type="float" office:value="NaN">
                <text:p>NaN</text:p>
              </table:table-cell>
              <table:table-cell office:value-type="float" office:value="91000">
                <text:p>91000</text:p>
              </table:table-cell>
              <table:table-cell office:value-type="float" office:value="3.41758">
                <text:p>3.41758</text:p>
              </table:table-cell>
              <table:table-cell office:value-type="float" office:value="91000">
                <text:p>91000</text:p>
              </table:table-cell>
              <table:table-cell office:value-type="float" office:value="3.72222">
                <text:p>3.72222</text:p>
              </table:table-cell>
              <table:table-cell office:value-type="float" office:value="91000">
                <text:p>91000</text:p>
              </table:table-cell>
              <table:table-cell office:value-type="float" office:value="4.07778">
                <text:p>4.07778</text:p>
              </table:table-cell>
              <table:table-cell office:value-type="float" office:value="91000">
                <text:p>91000</text:p>
              </table:table-cell>
              <table:table-cell office:value-type="float" office:value="4.67033">
                <text:p>4.67033</text:p>
              </table:table-cell>
              <table:table-cell office:value-type="float" office:value="91000">
                <text:p>91000</text:p>
              </table:table-cell>
              <table:table-cell office:value-type="float" office:value="4.67033">
                <text:p>4.67033</text:p>
              </table:table-cell>
              <table:table-cell office:value-type="float" office:value="91000">
                <text:p>91000</text:p>
              </table:table-cell>
              <table:table-cell office:value-type="float" office:value="4.49451">
                <text:p>4.49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">
                <text:p>92000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  <table:table-cell office:value-type="float" office:value="92000">
                <text:p>92000</text:p>
              </table:table-cell>
              <table:table-cell office:value-type="float" office:value="3.42391">
                <text:p>3.42391</text:p>
              </table:table-cell>
              <table:table-cell office:value-type="float" office:value="92000">
                <text:p>92000</text:p>
              </table:table-cell>
              <table:table-cell office:value-type="float" office:value="3.71429">
                <text:p>3.71429</text:p>
              </table:table-cell>
              <table:table-cell office:value-type="float" office:value="92000">
                <text:p>92000</text:p>
              </table:table-cell>
              <table:table-cell office:value-type="float" office:value="4.10989">
                <text:p>4.10989</text:p>
              </table:table-cell>
              <table:table-cell office:value-type="float" office:value="92000">
                <text:p>92000</text:p>
              </table:table-cell>
              <table:table-cell office:value-type="float" office:value="4.65217">
                <text:p>4.65217</text:p>
              </table:table-cell>
              <table:table-cell office:value-type="float" office:value="92000">
                <text:p>92000</text:p>
              </table:table-cell>
              <table:table-cell office:value-type="float" office:value="4.69565">
                <text:p>4.69565</text:p>
              </table:table-cell>
              <table:table-cell office:value-type="float" office:value="92000">
                <text:p>92000</text:p>
              </table:table-cell>
              <table:table-cell office:value-type="float" office:value="4.52174">
                <text:p>4.52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">
                <text:p>93000</text:p>
              </table:table-cell>
              <table:table-cell office:value-type="float" office:value="4.74194">
                <text:p>4.74194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3.4086">
                <text:p>3.4086</text:p>
              </table:table-cell>
              <table:table-cell office:value-type="float" office:value="93000">
                <text:p>93000</text:p>
              </table:table-cell>
              <table:table-cell office:value-type="float" office:value="3.71739">
                <text:p>3.71739</text:p>
              </table:table-cell>
              <table:table-cell office:value-type="float" office:value="93000">
                <text:p>93000</text:p>
              </table:table-cell>
              <table:table-cell office:value-type="float" office:value="4.09783">
                <text:p>4.09783</text:p>
              </table:table-cell>
              <table:table-cell office:value-type="float" office:value="93000">
                <text:p>93000</text:p>
              </table:table-cell>
              <table:table-cell office:value-type="float" office:value="4.66667">
                <text:p>4.66667</text:p>
              </table:table-cell>
              <table:table-cell office:value-type="float" office:value="93000">
                <text:p>93000</text:p>
              </table:table-cell>
              <table:table-cell office:value-type="float" office:value="4.68817">
                <text:p>4.68817</text:p>
              </table:table-cell>
              <table:table-cell office:value-type="float" office:value="93000">
                <text:p>93000</text:p>
              </table:table-cell>
              <table:table-cell office:value-type="float" office:value="4.50538">
                <text:p>4.50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">
                <text:p>94000</text:p>
              </table:table-cell>
              <table:table-cell office:value-type="float" office:value="4.75532">
                <text:p>4.75532</text:p>
              </table:table-cell>
              <table:table-cell office:value-type="float" office:value="NaN">
                <text:p>NaN</text:p>
              </table:table-cell>
              <table:table-cell office:value-type="float" office:value="94000">
                <text:p>94000</text:p>
              </table:table-cell>
              <table:table-cell office:value-type="float" office:value="3.41489">
                <text:p>3.41489</text:p>
              </table:table-cell>
              <table:table-cell office:value-type="float" office:value="94000">
                <text:p>94000</text:p>
              </table:table-cell>
              <table:table-cell office:value-type="float" office:value="3.73118">
                <text:p>3.73118</text:p>
              </table:table-cell>
              <table:table-cell office:value-type="float" office:value="94000">
                <text:p>94000</text:p>
              </table:table-cell>
              <table:table-cell office:value-type="float" office:value="4.08602">
                <text:p>4.08602</text:p>
              </table:table-cell>
              <table:table-cell office:value-type="float" office:value="94000">
                <text:p>94000</text:p>
              </table:table-cell>
              <table:table-cell office:value-type="float" office:value="4.69149">
                <text:p>4.69149</text:p>
              </table:table-cell>
              <table:table-cell office:value-type="float" office:value="94000">
                <text:p>94000</text:p>
              </table:table-cell>
              <table:table-cell office:value-type="float" office:value="4.69149">
                <text:p>4.69149</text:p>
              </table:table-cell>
              <table:table-cell office:value-type="float" office:value="94000">
                <text:p>94000</text:p>
              </table:table-cell>
              <table:table-cell office:value-type="float" office:value="4.51064">
                <text:p>4.51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">
                <text:p>95000</text:p>
              </table:table-cell>
              <table:table-cell office:value-type="float" office:value="4.74737">
                <text:p>4.74737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3.42105">
                <text:p>3.42105</text:p>
              </table:table-cell>
              <table:table-cell office:value-type="float" office:value="95000">
                <text:p>95000</text:p>
              </table:table-cell>
              <table:table-cell office:value-type="float" office:value="3.7234">
                <text:p>3.7234</text:p>
              </table:table-cell>
              <table:table-cell office:value-type="float" office:value="95000">
                <text:p>95000</text:p>
              </table:table-cell>
              <table:table-cell office:value-type="float" office:value="4.11702">
                <text:p>4.11702</text:p>
              </table:table-cell>
              <table:table-cell office:value-type="float" office:value="95000">
                <text:p>95000</text:p>
              </table:table-cell>
              <table:table-cell office:value-type="float" office:value="4.70526">
                <text:p>4.70526</text:p>
              </table:table-cell>
              <table:table-cell office:value-type="float" office:value="95000">
                <text:p>95000</text:p>
              </table:table-cell>
              <table:table-cell office:value-type="float" office:value="4.72632">
                <text:p>4.72632</text:p>
              </table:table-cell>
              <table:table-cell office:value-type="float" office:value="95000">
                <text:p>95000</text:p>
              </table:table-cell>
              <table:table-cell office:value-type="float" office:value="4.51579">
                <text:p>4.515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">
                <text:p>96000</text:p>
              </table:table-cell>
              <table:table-cell office:value-type="float" office:value="4.73958">
                <text:p>4.73958</text:p>
              </table:table-cell>
              <table:table-cell office:value-type="float" office:value="NaN">
                <text:p>NaN</text:p>
              </table:table-cell>
              <table:table-cell office:value-type="float" office:value="96000">
                <text:p>96000</text:p>
              </table:table-cell>
              <table:table-cell office:value-type="float" office:value="3.42708">
                <text:p>3.42708</text:p>
              </table:table-cell>
              <table:table-cell office:value-type="float" office:value="96000">
                <text:p>96000</text:p>
              </table:table-cell>
              <table:table-cell office:value-type="float" office:value="3.71579">
                <text:p>3.71579</text:p>
              </table:table-cell>
              <table:table-cell office:value-type="float" office:value="96000">
                <text:p>96000</text:p>
              </table:table-cell>
              <table:table-cell office:value-type="float" office:value="4.09474">
                <text:p>4.09474</text:p>
              </table:table-cell>
              <table:table-cell office:value-type="float" office:value="96000">
                <text:p>96000</text:p>
              </table:table-cell>
              <table:table-cell office:value-type="float" office:value="4.70833">
                <text:p>4.70833</text:p>
              </table:table-cell>
              <table:table-cell office:value-type="float" office:value="96000">
                <text:p>96000</text:p>
              </table:table-cell>
              <table:table-cell office:value-type="float" office:value="4.69792">
                <text:p>4.69792</text:p>
              </table:table-cell>
              <table:table-cell office:value-type="float" office:value="96000">
                <text:p>96000</text:p>
              </table:table-cell>
              <table:table-cell office:value-type="float" office:value="4.53125">
                <text:p>4.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">
                <text:p>97000</text:p>
              </table:table-cell>
              <table:table-cell office:value-type="float" office:value="4.75258">
                <text:p>4.75258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3.42268">
                <text:p>3.42268</text:p>
              </table:table-cell>
              <table:table-cell office:value-type="float" office:value="97000">
                <text:p>97000</text:p>
              </table:table-cell>
              <table:table-cell office:value-type="float" office:value="3.70833">
                <text:p>3.70833</text:p>
              </table:table-cell>
              <table:table-cell office:value-type="float" office:value="97000">
                <text:p>97000</text:p>
              </table:table-cell>
              <table:table-cell office:value-type="float" office:value="4.08333">
                <text:p>4.08333</text:p>
              </table:table-cell>
              <table:table-cell office:value-type="float" office:value="97000">
                <text:p>97000</text:p>
              </table:table-cell>
              <table:table-cell office:value-type="float" office:value="4.70103">
                <text:p>4.70103</text:p>
              </table:table-cell>
              <table:table-cell office:value-type="float" office:value="97000">
                <text:p>97000</text:p>
              </table:table-cell>
              <table:table-cell office:value-type="float" office:value="4.71134">
                <text:p>4.71134</text:p>
              </table:table-cell>
              <table:table-cell office:value-type="float" office:value="97000">
                <text:p>97000</text:p>
              </table:table-cell>
              <table:table-cell office:value-type="float" office:value="4.52577">
                <text:p>4.525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">
                <text:p>98000</text:p>
              </table:table-cell>
              <table:table-cell office:value-type="float" office:value="4.7449">
                <text:p>4.7449</text:p>
              </table:table-cell>
              <table:table-cell office:value-type="float" office:value="NaN">
                <text:p>NaN</text:p>
              </table:table-cell>
              <table:table-cell office:value-type="float" office:value="98000">
                <text:p>98000</text:p>
              </table:table-cell>
              <table:table-cell office:value-type="float" office:value="3.40816">
                <text:p>3.40816</text:p>
              </table:table-cell>
              <table:table-cell office:value-type="float" office:value="98000">
                <text:p>98000</text:p>
              </table:table-cell>
              <table:table-cell office:value-type="float" office:value="3.70103">
                <text:p>3.70103</text:p>
              </table:table-cell>
              <table:table-cell office:value-type="float" office:value="98000">
                <text:p>98000</text:p>
              </table:table-cell>
              <table:table-cell office:value-type="float" office:value="4.1134">
                <text:p>4.1134</text:p>
              </table:table-cell>
              <table:table-cell office:value-type="float" office:value="98000">
                <text:p>98000</text:p>
              </table:table-cell>
              <table:table-cell office:value-type="float" office:value="4.70408">
                <text:p>4.70408</text:p>
              </table:table-cell>
              <table:table-cell office:value-type="float" office:value="98000">
                <text:p>98000</text:p>
              </table:table-cell>
              <table:table-cell office:value-type="float" office:value="4.72449">
                <text:p>4.72449</text:p>
              </table:table-cell>
              <table:table-cell office:value-type="float" office:value="98000">
                <text:p>98000</text:p>
              </table:table-cell>
              <table:table-cell office:value-type="float" office:value="4.54082">
                <text:p>4.54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">
                <text:p>99000</text:p>
              </table:table-cell>
              <table:table-cell office:value-type="float" office:value="4.74747">
                <text:p>4.74747</text:p>
              </table:table-cell>
              <table:table-cell office:value-type="float" office:value="NaN">
                <text:p>NaN</text:p>
              </table:table-cell>
              <table:table-cell office:value-type="float" office:value="99000">
                <text:p>99000</text:p>
              </table:table-cell>
              <table:table-cell office:value-type="float" office:value="3.41414">
                <text:p>3.41414</text:p>
              </table:table-cell>
              <table:table-cell office:value-type="float" office:value="99000">
                <text:p>99000</text:p>
              </table:table-cell>
              <table:table-cell office:value-type="float" office:value="3.70408">
                <text:p>3.70408</text:p>
              </table:table-cell>
              <table:table-cell office:value-type="float" office:value="99000">
                <text:p>99000</text:p>
              </table:table-cell>
              <table:table-cell office:value-type="float" office:value="4.09184">
                <text:p>4.09184</text:p>
              </table:table-cell>
              <table:table-cell office:value-type="float" office:value="99000">
                <text:p>99000</text:p>
              </table:table-cell>
              <table:table-cell office:value-type="float" office:value="4.72727">
                <text:p>4.72727</text:p>
              </table:table-cell>
              <table:table-cell office:value-type="float" office:value="99000">
                <text:p>99000</text:p>
              </table:table-cell>
              <table:table-cell office:value-type="float" office:value="4.70707">
                <text:p>4.70707</text:p>
              </table:table-cell>
              <table:table-cell office:value-type="float" office:value="99000">
                <text:p>99000</text:p>
              </table:table-cell>
              <table:table-cell office:value-type="float" office:value="4.52525">
                <text:p>4.52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">
                <text:p>100000</text:p>
              </table:table-cell>
              <table:table-cell office:value-type="float" office:value="4.74">
                <text:p>4.74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3.41">
                <text:p>3.41</text:p>
              </table:table-cell>
              <table:table-cell office:value-type="float" office:value="100000">
                <text:p>100000</text:p>
              </table:table-cell>
              <table:table-cell office:value-type="float" office:value="3.71717">
                <text:p>3.71717</text:p>
              </table:table-cell>
              <table:table-cell office:value-type="float" office:value="100000">
                <text:p>100000</text:p>
              </table:table-cell>
              <table:table-cell office:value-type="float" office:value="4.10101">
                <text:p>4.10101</text:p>
              </table:table-cell>
              <table:table-cell office:value-type="float" office:value="100000">
                <text:p>100000</text:p>
              </table:table-cell>
              <table:table-cell office:value-type="float" office:value="4.72">
                <text:p>4.72</text:p>
              </table:table-cell>
              <table:table-cell office:value-type="float" office:value="100000">
                <text:p>100000</text:p>
              </table:table-cell>
              <table:table-cell office:value-type="float" office:value="4.74">
                <text:p>4.74</text:p>
              </table:table-cell>
              <table:table-cell office:value-type="float" office:value="100000">
                <text:p>10000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